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49D0000015E34831C08.jpg" manifest:media-type=""/>
  <manifest:file-entry manifest:full-path="Pictures/10000201000000580000001FED1EC38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ゴシック2" svg:font-family="IPAゴシック" style:font-family-generic="swiss"/>
    <style:font-face style:name="MS UI Gothic" svg:font-family="'MS UI Gothic'" style:font-family-generic="swiss"/>
    <style:font-face style:name="ＭＳ....." svg:font-family="ＭＳ....., ＭＳt..." style:font-family-generic="swiss"/>
    <style:font-face style:name="Courier New" svg:font-family="'Courier New'" style:font-family-generic="modern" style:font-pitch="fixed"/>
    <style:font-face style:name="HG-MinchoL-Sun" svg:font-family="HG-MinchoL-Sun"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entury" svg:font-family="Century"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261cm"/>
    </style:style>
    <style:style style:name="表2.C" style:family="table-column">
      <style:table-column-properties style:column-width="12.499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0" style:family="table">
      <style:table-properties style:width="16.923cm" fo:margin-left="0.037cm" table:align="left"/>
    </style:style>
    <style:style style:name="表10.A" style:family="table-column">
      <style:table-column-properties style:column-width="0.873cm"/>
    </style:style>
    <style:style style:name="表10.B" style:family="table-column">
      <style:table-column-properties style:column-width="6.853cm"/>
    </style:style>
    <style:style style:name="表10.C" style:family="table-column">
      <style:table-column-properties style:column-width="9.197cm"/>
    </style:style>
    <style:style style:name="表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0.C1" style:family="table-cell">
      <style:table-cell-properties fo:background-color="#c0c0c0" fo:padding="0.097cm" fo:border="0.05pt solid #000000">
        <style:background-image/>
      </style:table-cell-properties>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none" fo:border-top="none" fo:border-bottom="0.05pt solid #000000"/>
    </style:style>
    <style:style style:name="表10.C2" style:family="table-cell">
      <style:table-cell-properties fo:padding="0.097cm" fo:border-left="0.05pt solid #000000" fo:border-right="0.05pt solid #000000" fo:border-top="none" fo:border-bottom="0.05pt solid #000000"/>
    </style:style>
    <style:style style:name="表10.A3" style:family="table-cell">
      <style:table-cell-properties fo:padding="0.097cm" fo:border-left="0.05pt solid #000000" fo:border-right="none" fo:border-top="none" fo:border-bottom="0.05pt solid #000000"/>
    </style:style>
    <style:style style:name="表10.B3" style:family="table-cell">
      <style:table-cell-properties fo:padding="0.097cm" fo:border-left="0.05pt solid #000000" fo:border-right="none" fo:border-top="none" fo:border-bottom="0.05pt solid #000000"/>
    </style:style>
    <style:style style:name="表10.C3" style:family="table-cell">
      <style:table-cell-properties fo:padding="0.097cm" fo:border-left="0.05pt solid #000000" fo:border-right="0.05pt solid #000000" fo:border-top="none" fo:border-bottom="0.05pt solid #000000"/>
    </style:style>
    <style:style style:name="表10.A4" style:family="table-cell">
      <style:table-cell-properties fo:padding="0.097cm" fo:border-left="0.05pt solid #000000" fo:border-right="none" fo:border-top="none" fo:border-bottom="0.05pt solid #000000"/>
    </style:style>
    <style:style style:name="表10.B4" style:family="table-cell">
      <style:table-cell-properties fo:padding="0.097cm" fo:border-left="0.05pt solid #000000" fo:border-right="none" fo:border-top="none" fo:border-bottom="0.05pt solid #000000"/>
    </style:style>
    <style:style style:name="表10.C4" style:family="table-cell">
      <style:table-cell-properties fo:padding="0.097cm" fo:border-left="0.05pt solid #000000" fo:border-right="0.05pt solid #000000" fo:border-top="none" fo:border-bottom="0.05pt solid #000000"/>
    </style:style>
    <style:style style:name="表10.A5" style:family="table-cell">
      <style:table-cell-properties fo:padding="0.097cm" fo:border-left="0.05pt solid #000000" fo:border-right="none" fo:border-top="none" fo:border-bottom="0.05pt solid #000000"/>
    </style:style>
    <style:style style:name="表10.B5" style:family="table-cell">
      <style:table-cell-properties fo:padding="0.097cm" fo:border-left="0.05pt solid #000000" fo:border-right="none" fo:border-top="none" fo:border-bottom="0.05pt solid #000000"/>
    </style:style>
    <style:style style:name="表10.C5" style:family="table-cell">
      <style:table-cell-properties fo:padding="0.097cm" fo:border-left="0.05pt solid #000000" fo:border-right="0.05pt solid #000000" fo:border-top="none" fo:border-bottom="0.05pt solid #000000"/>
    </style:style>
    <style:style style:name="表10.A6" style:family="table-cell" style:data-style-name="N0">
      <style:table-cell-properties fo:padding="0.097cm" fo:border-left="0.05pt solid #000000" fo:border-right="none" fo:border-top="none" fo:border-bottom="0.05pt solid #000000"/>
    </style:style>
    <style:style style:name="表10.B6" style:family="table-cell">
      <style:table-cell-properties fo:padding="0.097cm" fo:border-left="0.05pt solid #000000" fo:border-right="none" fo:border-top="none" fo:border-bottom="0.05pt solid #000000"/>
    </style:style>
    <style:style style:name="表10.C6" style:family="table-cell">
      <style:table-cell-properties fo:padding="0.097cm" fo:border-left="0.05pt solid #000000" fo:border-right="0.05pt solid #000000" fo:border-top="none" fo:border-bottom="0.05pt solid #000000"/>
    </style:style>
    <style:style style:name="表5" style:family="table">
      <style:table-properties style:width="16.923cm" fo:margin-left="0.037cm" table:align="left"/>
    </style:style>
    <style:style style:name="表5.A" style:family="table-column">
      <style:table-column-properties style:column-width="0.873cm"/>
    </style:style>
    <style:style style:name="表5.B" style:family="table-column">
      <style:table-column-properties style:column-width="6.853cm"/>
    </style:style>
    <style:style style:name="表5.C" style:family="table-column">
      <style:table-column-properties style:column-width="9.197cm"/>
    </style:style>
    <style:style style:name="表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C1" style:family="table-cell">
      <style:table-cell-properties fo:background-color="#c0c0c0"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none" fo:border-top="none" fo:border-bottom="0.05pt solid #000000"/>
    </style:style>
    <style:style style:name="表5.C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0.05pt solid #000000" fo:border-top="none" fo:border-bottom="0.05pt solid #000000"/>
    </style:style>
    <style:style style:name="表5.A4" style:family="table-cell" style:data-style-name="N0">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data-style-name="N0">
      <style:table-cell-properties fo:padding="0.097cm" fo:border-left="0.05pt solid #000000" fo:border-right="0.05pt solid #000000" fo:border-top="none" fo:border-bottom="0.05pt solid #000000"/>
    </style:style>
    <style:style style:name="表6" style:family="table">
      <style:table-properties style:width="16.933cm" fo:margin-left="0.037cm" fo:break-before="auto" fo:break-after="auto" table:align="left" fo:background-color="transparent" fo:keep-with-next="auto" style:may-break-between-rows="true" style:writing-mode="page">
        <style:background-image/>
      </style:table-properties>
    </style:style>
    <style:style style:name="表6.A" style:family="table-column">
      <style:table-column-properties style:column-width="0.589cm"/>
    </style:style>
    <style:style style:name="表6.B" style:family="table-column">
      <style:table-column-properties style:column-width="4.053cm"/>
    </style:style>
    <style:style style:name="表6.C" style:family="table-column">
      <style:table-column-properties style:column-width="2.958cm"/>
    </style:style>
    <style:style style:name="表6.D" style:family="table-column">
      <style:table-column-properties style:column-width="2.069cm"/>
    </style:style>
    <style:style style:name="表6.E" style:family="table-column">
      <style:table-column-properties style:column-width="2.91cm"/>
    </style:style>
    <style:style style:name="表6.F" style:family="table-column">
      <style:table-column-properties style:column-width="4.353cm"/>
    </style:style>
    <style:style style:name="表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F1" style:family="table-cell">
      <style:table-cell-properties fo:background-color="#c0c0c0" fo:padding="0.097cm" fo:border="0.05pt solid #000000">
        <style:background-image/>
      </style:table-cell-properties>
    </style:style>
    <style:style style:name="表6.A2" style:family="table-cell" style:data-style-name="N0">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none" fo:border-top="none" fo:border-bottom="0.05pt solid #000000"/>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none" fo:border-top="none" fo:border-bottom="0.05pt solid #000000"/>
    </style:style>
    <style:style style:name="表6.E2" style:family="table-cell">
      <style:table-cell-properties fo:padding="0.097cm" fo:border-left="0.05pt solid #000000" fo:border-right="none" fo:border-top="none" fo:border-bottom="0.05pt solid #000000"/>
    </style:style>
    <style:style style:name="表6.F2" style:family="table-cell">
      <style:table-cell-properties fo:padding="0.097cm" fo:border-left="0.05pt solid #000000" fo:border-right="0.05pt solid #000000" fo:border-top="none" fo:border-bottom="0.05pt solid #000000"/>
    </style:style>
    <style:style style:name="表6.3" style:family="table-row">
      <style:table-row-properties fo:background-color="transparent" fo:keep-together="auto">
        <style:background-image/>
      </style:table-row-properties>
    </style:style>
    <style:style style:name="表6.A3" style:family="table-cell" style:data-style-name="N0">
      <style:table-cell-properties fo:padding="0.097cm" fo:border-left="0.05pt solid #000000" fo:border-right="none" fo:border-top="none" fo:border-bottom="0.05pt solid #000000"/>
    </style:style>
    <style:style style:name="表6.B3" style:family="table-cell">
      <style:table-cell-properties fo:padding="0.097cm" fo:border-left="0.05pt solid #000000" fo:border-right="none" fo:border-top="none" fo:border-bottom="0.05pt solid #000000"/>
    </style:style>
    <style:style style:name="表6.C3" style:family="table-cell" style:data-style-name="N0">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none" fo:border-top="none" fo:border-bottom="0.05pt solid #000000"/>
    </style:style>
    <style:style style:name="表6.E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6.F3" style:family="table-cell">
      <style:table-cell-properties fo:padding="0.097cm" fo:border-left="0.05pt solid #000000" fo:border-right="0.05pt solid #000000" fo:border-top="none" fo:border-bottom="0.05pt solid #000000"/>
    </style:style>
    <style:style style:name="表6.A4" style:family="table-cell" style:data-style-name="N0">
      <style:table-cell-properties fo:padding="0.097cm" fo:border-left="0.05pt solid #000000" fo:border-right="none" fo:border-top="none" fo:border-bottom="0.05pt solid #000000"/>
    </style:style>
    <style:style style:name="表6.B4" style:family="table-cell">
      <style:table-cell-properties fo:padding="0.097cm" fo:border-left="0.05pt solid #000000" fo:border-right="none"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none" fo:border-top="none" fo:border-bottom="0.05pt solid #000000"/>
    </style:style>
    <style:style style:name="表6.E4" style:family="table-cell">
      <style:table-cell-properties fo:padding="0.097cm" fo:border-left="0.05pt solid #000000" fo:border-right="none" fo:border-top="none" fo:border-bottom="0.05pt solid #000000"/>
    </style:style>
    <style:style style:name="表6.F4" style:family="table-cell">
      <style:table-cell-properties fo:padding="0.097cm" fo:border-left="0.05pt solid #000000" fo:border-right="0.05pt solid #000000" fo:border-top="none" fo:border-bottom="0.05pt solid #000000"/>
    </style:style>
    <style:style style:name="表1" style:family="table">
      <style:table-properties style:width="12.659cm" fo:break-before="auto" fo:break-after="auto" table:align="center" fo:background-color="transparent" fo:keep-with-next="auto" style:may-break-between-rows="true" style:writing-mode="page">
        <style:background-image/>
      </style:table-properties>
    </style:style>
    <style:style style:name="表1.A" style:family="table-column">
      <style:table-column-properties style:column-width="3.157cm"/>
    </style:style>
    <style:style style:name="表1.B" style:family="table-column">
      <style:table-column-properties style:column-width="5.304cm"/>
    </style:style>
    <style:style style:name="表1.C" style:family="table-column">
      <style:table-column-properties style:column-width="4.198cm"/>
    </style:style>
    <style:style style:name="表1.1" style:family="table-row">
      <style:table-row-properties fo:background-color="transparent" fo:keep-together="auto">
        <style:background-image/>
      </style:table-row-properties>
    </style:style>
    <style:style style:name="表1.A1" style:family="table-cell">
      <style:table-cell-properties style:vertical-align="" fo:background-color="#c0c0c0" fo:padding="0.097cm" fo:border-left="0.05pt solid #000000" fo:border-right="none" fo:border-top="0.05pt solid #000000" fo:border-bottom="0.05pt solid #000000" style:writing-mode="page">
        <style:background-image/>
      </style:table-cell-properties>
    </style:style>
    <style:style style:name="表1.C1" style:family="table-cell">
      <style:table-cell-properties style:vertical-align="" fo:background-color="#c0c0c0" fo:padding="0.097cm" fo:border="0.05pt solid #000000" style:writing-mode="page">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data-style-name="N0">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none" fo:border-top="none" fo:border-bottom="0.05pt solid #000000"/>
    </style:style>
    <style:style style:name="表1.C15" style:family="table-cell">
      <style:table-cell-properties fo:padding="0.097cm" fo:border-left="0.05pt solid #000000" fo:border-right="0.05pt solid #000000" fo:border-top="none" fo:border-bottom="0.05pt solid #000000"/>
    </style:style>
    <style:style style:name="表7" style:family="table">
      <style:table-properties style:width="11.617cm" fo:margin-left="2.45cm" fo:margin-right="2.933cm" fo:break-before="auto" fo:break-after="auto" table:align="margins" fo:background-color="transparent" fo:keep-with-next="auto" style:may-break-between-rows="true" style:writing-mode="page">
        <style:background-image/>
      </style:table-properties>
    </style:style>
    <style:style style:name="表7.A" style:family="table-column">
      <style:table-column-properties style:column-width="0.721cm" style:rel-column-width="4069*"/>
    </style:style>
    <style:style style:name="表7.B" style:family="table-column">
      <style:table-column-properties style:column-width="2.069cm" style:rel-column-width="11672*"/>
    </style:style>
    <style:style style:name="表7.C" style:family="table-column">
      <style:table-column-properties style:column-width="2.454cm" style:rel-column-width="13841*"/>
    </style:style>
    <style:style style:name="表7.D" style:family="table-column">
      <style:table-column-properties style:column-width="6.373cm" style:rel-column-width="35953*"/>
    </style:style>
    <style:style style:name="表7.1" style:family="table-row">
      <style:table-row-properties fo:background-color="transparent" fo:keep-together="auto">
        <style:background-image/>
      </style:table-row-properties>
    </style:style>
    <style:style style:name="表7.A1" style:family="table-cell">
      <style:table-cell-properties style:vertical-align="" fo:background-color="#c0c0c0" fo:padding="0.097cm" fo:border-left="0.05pt solid #000000" fo:border-right="none" fo:border-top="0.05pt solid #000000" fo:border-bottom="0.05pt solid #000000" style:writing-mode="page">
        <style:background-image/>
      </style:table-cell-properties>
    </style:style>
    <style:style style:name="表7.D1" style:family="table-cell">
      <style:table-cell-properties style:vertical-align="" fo:background-color="#c0c0c0" fo:padding="0.097cm" fo:border="0.05pt solid #000000" style:writing-mode="page">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none" fo:border-top="none" fo:border-bottom="0.05pt solid #000000"/>
    </style:style>
    <style:style style:name="表7.D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none" fo:border-top="none" fo:border-bottom="0.05pt solid #000000"/>
    </style:style>
    <style:style style:name="表7.D3" style:family="table-cell">
      <style:table-cell-properties fo:padding="0.097cm" fo:border-left="0.05pt solid #000000" fo:border-right="0.05pt solid #000000" fo:border-top="none" fo:border-bottom="0.05pt solid #000000"/>
    </style:style>
    <style:style style:name="表8" style:family="table">
      <style:table-properties style:width="8.789cm" fo:break-before="auto" fo:break-after="auto" table:align="center" fo:background-color="transparent" fo:keep-with-next="auto" style:may-break-between-rows="true" style:writing-mode="page">
        <style:background-image/>
      </style:table-properties>
    </style:style>
    <style:style style:name="表8.A" style:family="table-column">
      <style:table-column-properties style:column-width="0.564cm"/>
    </style:style>
    <style:style style:name="表8.B" style:family="table-column">
      <style:table-column-properties style:column-width="2.041cm"/>
    </style:style>
    <style:style style:name="表8.C" style:family="table-column">
      <style:table-column-properties style:column-width="1.464cm"/>
    </style:style>
    <style:style style:name="表8.D" style:family="table-column">
      <style:table-column-properties style:column-width="4.72cm"/>
    </style:style>
    <style:style style:name="表8.1" style:family="table-row">
      <style:table-row-properties fo:background-color="transparent" fo:keep-together="auto">
        <style:background-image/>
      </style:table-row-properties>
    </style:style>
    <style:style style:name="表8.A1" style:family="table-cell">
      <style:table-cell-properties style:vertical-align="" fo:background-color="#c0c0c0" fo:padding="0.097cm" fo:border-left="0.05pt solid #000000" fo:border-right="none" fo:border-top="0.05pt solid #000000" fo:border-bottom="0.05pt solid #000000" style:writing-mode="page">
        <style:background-image/>
      </style:table-cell-properties>
    </style:style>
    <style:style style:name="表8.D1" style:family="table-cell">
      <style:table-cell-properties style:vertical-align="" fo:background-color="#c0c0c0" fo:padding="0.097cm" fo:border="0.05pt solid #000000" style:writing-mode="page">
        <style:background-image/>
      </style:table-cell-properties>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none" fo:border-top="none" fo:border-bottom="0.05pt solid #000000"/>
    </style:style>
    <style:style style:name="表8.C2" style:family="table-cell">
      <style:table-cell-properties fo:padding="0.097cm" fo:border-left="0.05pt solid #000000" fo:border-right="none" fo:border-top="none" fo:border-bottom="0.05pt solid #000000"/>
    </style:style>
    <style:style style:name="表8.D2" style:family="table-cell">
      <style:table-cell-properties fo:padding="0.097cm" fo:border-left="0.05pt solid #000000" fo:border-right="0.05pt solid #000000" fo:border-top="none" fo:border-bottom="0.05pt solid #000000"/>
    </style:style>
    <style:style style:name="表11" style:family="table">
      <style:table-properties style:width="13.541cm" fo:margin-left="1.536cm" fo:margin-right="1.923cm" table:align="margins"/>
    </style:style>
    <style:style style:name="表11.A" style:family="table-column">
      <style:table-column-properties style:column-width="13.541cm" style:rel-column-width="65535*"/>
    </style:style>
    <style:style style:name="表1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background-color="#c0c0c0" fo:padding="0.097cm" fo:border="0.05pt solid #000000">
        <style:background-image/>
      </style:table-cell-properties>
    </style:style>
    <style:style style:name="表12.A2" style:family="table-cell">
      <style:table-cell-properties fo:padding="0.097cm" fo:border-left="0.05pt solid #000000" fo:border-right="0.05pt solid #000000" fo:border-top="none" fo:border-bottom="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background-color="#c0c0c0" fo:padding="0.097cm" fo:border="0.05pt solid #000000">
        <style:background-image/>
      </style:table-cell-properties>
    </style:style>
    <style:style style:name="表13.A2" style:family="table-cell">
      <style:table-cell-properties fo:padding="0.097cm" fo:border-left="0.05pt solid #000000" fo:border-right="0.05pt solid #000000" fo:border-top="none" fo:border-bottom="0.05pt solid #000000"/>
    </style:style>
    <style:style style:name="表24" style:family="table">
      <style:table-properties style:width="5.532cm" fo:margin-left="4.782cm" fo:margin-right="6.687cm" table:align="margins"/>
    </style:style>
    <style:style style:name="表24.A" style:family="table-column">
      <style:table-column-properties style:column-width="5.532cm" style:rel-column-width="65535*"/>
    </style:style>
    <style:style style:name="表24.A1" style:family="table-cell">
      <style:table-cell-properties fo:padding="0.097cm" fo:border="0.05pt solid #000000"/>
    </style:style>
    <style:style style:name="表19" style:family="table">
      <style:table-properties style:width="12.797cm" fo:margin-left="2.618cm" fo:margin-right="1.586cm" table:align="margins"/>
    </style:style>
    <style:style style:name="表19.A" style:family="table-column">
      <style:table-column-properties style:column-width="1.547cm" style:rel-column-width="7922*"/>
    </style:style>
    <style:style style:name="表19.B" style:family="table-column">
      <style:table-column-properties style:column-width="1.99cm" style:rel-column-width="10189*"/>
    </style:style>
    <style:style style:name="表19.C" style:family="table-column">
      <style:table-column-properties style:column-width="6.854cm" style:rel-column-width="35102*"/>
    </style:style>
    <style:style style:name="表19.D" style:family="table-column">
      <style:table-column-properties style:column-width="2.406cm" style:rel-column-width="12322*"/>
    </style:style>
    <style:style style:name="表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9.D1" style:family="table-cell">
      <style:table-cell-properties fo:background-color="#c0c0c0"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C2" style:family="table-cell">
      <style:table-cell-properties fo:padding="0.097cm" fo:border-left="0.05pt solid #000000" fo:border-right="none" fo:border-top="none" fo:border-bottom="0.05pt solid #000000"/>
    </style:style>
    <style:style style:name="表19.D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none" fo:border-top="none" fo:border-bottom="0.05pt solid #000000"/>
    </style:style>
    <style:style style:name="表19.C3" style:family="table-cell">
      <style:table-cell-properties fo:padding="0.097cm" fo:border-left="0.05pt solid #000000" fo:border-right="none" fo:border-top="none" fo:border-bottom="0.05pt solid #000000"/>
    </style:style>
    <style:style style:name="表19.D3" style:family="table-cell">
      <style:table-cell-properties fo:padding="0.097cm" fo:border-left="0.05pt solid #000000" fo:border-right="0.05pt solid #000000" fo:border-top="none" fo:border-bottom="0.05pt solid #000000"/>
    </style:style>
    <style:style style:name="表19.A4" style:family="table-cell">
      <style:table-cell-properties fo:padding="0.097cm" fo:border-left="0.05pt solid #000000" fo:border-right="none" fo:border-top="none" fo:border-bottom="0.05pt solid #000000"/>
    </style:style>
    <style:style style:name="表19.B4" style:family="table-cell">
      <style:table-cell-properties fo:padding="0.097cm" fo:border-left="0.05pt solid #000000" fo:border-right="none" fo:border-top="none" fo:border-bottom="0.05pt solid #000000"/>
    </style:style>
    <style:style style:name="表19.C4" style:family="table-cell">
      <style:table-cell-properties fo:padding="0.097cm" fo:border-left="0.05pt solid #000000" fo:border-right="none" fo:border-top="none" fo:border-bottom="0.05pt solid #000000"/>
    </style:style>
    <style:style style:name="表19.D4" style:family="table-cell">
      <style:table-cell-properties fo:padding="0.097cm" fo:border-left="0.05pt solid #000000" fo:border-right="0.05pt solid #000000" fo:border-top="none" fo:border-bottom="0.05pt solid #000000"/>
    </style:style>
    <style:style style:name="表19.A5" style:family="table-cell">
      <style:table-cell-properties fo:padding="0.097cm" fo:border-left="0.05pt solid #000000" fo:border-right="none" fo:border-top="none" fo:border-bottom="0.05pt solid #000000"/>
    </style:style>
    <style:style style:name="表19.B5" style:family="table-cell">
      <style:table-cell-properties fo:padding="0.097cm" fo:border-left="0.05pt solid #000000" fo:border-right="none" fo:border-top="none" fo:border-bottom="0.05pt solid #000000"/>
    </style:style>
    <style:style style:name="表19.C5" style:family="table-cell">
      <style:table-cell-properties fo:padding="0.097cm" fo:border-left="0.05pt solid #000000" fo:border-right="none" fo:border-top="none" fo:border-bottom="0.05pt solid #000000"/>
    </style:style>
    <style:style style:name="表19.D5" style:family="table-cell">
      <style:table-cell-properties fo:padding="0.097cm" fo:border-left="0.05pt solid #000000" fo:border-right="0.05pt solid #000000" fo:border-top="none" fo:border-bottom="0.05pt solid #000000"/>
    </style:style>
    <style:style style:name="表20" style:family="table">
      <style:table-properties style:width="13.182cm" fo:margin-left="2.618cm" fo:margin-right="1.201cm" table:align="margins"/>
    </style:style>
    <style:style style:name="表20.A" style:family="table-column">
      <style:table-column-properties style:column-width="1.547cm" style:rel-column-width="7690*"/>
    </style:style>
    <style:style style:name="表20.B" style:family="table-column">
      <style:table-column-properties style:column-width="2.182cm" style:rel-column-width="10847*"/>
    </style:style>
    <style:style style:name="表20.C" style:family="table-column">
      <style:table-column-properties style:column-width="3.531cm" style:rel-column-width="17556*"/>
    </style:style>
    <style:style style:name="表20.D" style:family="table-column">
      <style:table-column-properties style:column-width="5.921cm" style:rel-column-width="29442*"/>
    </style:style>
    <style:style style:name="表20.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20.D1" style:family="table-cell">
      <style:table-cell-properties fo:background-color="#c0c0c0"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C2" style:family="table-cell">
      <style:table-cell-properties fo:padding="0.097cm" fo:border-left="0.05pt solid #000000" fo:border-right="none" fo:border-top="none" fo:border-bottom="0.05pt solid #000000"/>
    </style:style>
    <style:style style:name="表20.D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none" fo:border-top="none" fo:border-bottom="0.05pt solid #000000"/>
    </style:style>
    <style:style style:name="表20.C3" style:family="table-cell">
      <style:table-cell-properties fo:padding="0.097cm" fo:border-left="0.05pt solid #000000" fo:border-right="none" fo:border-top="none" fo:border-bottom="0.05pt solid #000000"/>
    </style:style>
    <style:style style:name="表20.D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none" fo:border-top="none" fo:border-bottom="0.05pt solid #000000"/>
    </style:style>
    <style:style style:name="表20.C4" style:family="table-cell">
      <style:table-cell-properties fo:padding="0.097cm" fo:border-left="0.05pt solid #000000" fo:border-right="none" fo:border-top="none" fo:border-bottom="0.05pt solid #000000"/>
    </style:style>
    <style:style style:name="表20.D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none" fo:border-top="none" fo:border-bottom="0.05pt solid #000000"/>
    </style:style>
    <style:style style:name="表20.C5" style:family="table-cell">
      <style:table-cell-properties fo:padding="0.097cm" fo:border-left="0.05pt solid #000000" fo:border-right="none" fo:border-top="none" fo:border-bottom="0.05pt solid #000000"/>
    </style:style>
    <style:style style:name="表20.D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17cm" style:rel-column-width="65535*"/>
    </style:style>
    <style:style style:name="表21.A1" style:family="table-cell">
      <style:table-cell-properties fo:background-color="#c0c0c0" fo:padding="0.097cm" fo:border="0.05pt solid #000000">
        <style:background-image/>
      </style:table-cell-properties>
    </style:style>
    <style:style style:name="表21.A2"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17cm" style:rel-column-width="65535*"/>
    </style:style>
    <style:style style:name="表22.A1" style:family="table-cell">
      <style:table-cell-properties fo:background-color="#c0c0c0" fo:padding="0.097cm" fo:border="0.05pt solid #000000">
        <style:background-image/>
      </style:table-cell-properties>
    </style:style>
    <style:style style:name="表22.A2" style:family="table-cell">
      <style:table-cell-properties fo:padding="0.097cm" fo:border-left="0.05pt solid #000000" fo:border-right="0.05pt solid #000000" fo:border-top="none" fo:border-bottom="0.05pt solid #000000"/>
    </style:style>
    <style:style style:name="表23" style:family="table">
      <style:table-properties style:width="6.904cm" fo:margin-left="4.831cm" fo:margin-right="5.265cm" table:align="margins"/>
    </style:style>
    <style:style style:name="表23.A" style:family="table-column">
      <style:table-column-properties style:column-width="6.904cm" style:rel-column-width="65535*"/>
    </style:style>
    <style:style style:name="表2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background-color="#c0c0c0" fo:padding="0.097cm" fo:border="0.05pt solid #000000">
        <style:background-image/>
      </style:table-cell-properties>
    </style:style>
    <style:style style:name="表14.A2" style:family="table-cell">
      <style:table-cell-properties fo:padding="0.097cm" fo:border-left="0.05pt solid #000000" fo:border-right="0.05pt solid #000000" fo:border-top="none" fo:border-bottom="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background-color="#c0c0c0" fo:padding="0.097cm" fo:border="0.05pt solid #000000">
        <style:background-image/>
      </style:table-cell-properties>
    </style:style>
    <style:style style:name="表15.A2" style:family="table-cell">
      <style:table-cell-properties fo:padding="0.097cm" fo:border-left="0.05pt solid #000000" fo:border-right="0.05pt solid #000000" fo:border-top="none" fo:border-bottom="0.05pt solid #000000"/>
    </style:style>
    <style:style style:name="表25" style:family="table">
      <style:table-properties style:width="17cm" table:align="margins"/>
    </style:style>
    <style:style style:name="表25.A" style:family="table-column">
      <style:table-column-properties style:column-width="17cm" style:rel-column-width="65535*"/>
    </style:style>
    <style:style style:name="表25.A1" style:family="table-cell">
      <style:table-cell-properties fo:padding="0.097cm" fo:border="0.05pt solid #000000"/>
    </style:style>
    <style:style style:name="表18" style:family="table">
      <style:table-properties style:width="17cm" table:align="margins"/>
    </style:style>
    <style:style style:name="表18.A" style:family="table-column">
      <style:table-column-properties style:column-width="17cm" style:rel-column-width="65535*"/>
    </style:style>
    <style:style style:name="表18.A1" style:family="table-cell">
      <style:table-cell-properties fo:background-color="#c0c0c0" fo:padding="0.097cm" fo:border="0.05pt solid #000000">
        <style:background-image/>
      </style:table-cell-properties>
    </style:style>
    <style:style style:name="表18.A2" style:family="table-cell">
      <style:table-cell-properties fo:padding="0.097cm" fo:border-left="0.05pt solid #000000" fo:border-right="0.05pt solid #000000" fo:border-top="none" fo:border-bottom="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background-color="#c0c0c0" fo:padding="0.097cm" fo:border="0.05pt solid #000000">
        <style:background-image/>
      </style:table-cell-properties>
    </style:style>
    <style:style style:name="表16.A2" style:family="table-cell">
      <style:table-cell-properties fo:padding="0.097cm" fo:border-left="0.05pt solid #000000" fo:border-right="0.05pt solid #000000" fo:border-top="none" fo:border-bottom="0.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A1" style:family="table-cell">
      <style:table-cell-properties fo:background-color="#c0c0c0" fo:padding="0.097cm" fo:border="0.05pt solid #000000">
        <style:background-image/>
      </style:table-cell-properties>
    </style:style>
    <style:style style:name="表17.A2" style:family="table-cell">
      <style:table-cell-properties fo:padding="0.097cm" fo:border-left="0.05pt solid #000000" fo:border-right="0.05pt solid #000000" fo:border-top="none" fo:border-bottom="0.05pt solid #000000"/>
    </style:style>
    <style:style style:name="表9" style:family="table">
      <style:table-properties style:width="9.453cm" fo:margin-left="4.366cm" fo:margin-right="3.182cm" table:align="margins"/>
    </style:style>
    <style:style style:name="表9.A" style:family="table-column">
      <style:table-column-properties style:column-width="4.216cm" style:rel-column-width="29227*"/>
    </style:style>
    <style:style style:name="表9.B" style:family="table-column">
      <style:table-column-properties style:column-width="1.773cm" style:rel-column-width="12290*"/>
    </style:style>
    <style:style style:name="表9.C" style:family="table-column">
      <style:table-column-properties style:column-width="1.492cm" style:rel-column-width="10345*"/>
    </style:style>
    <style:style style:name="表9.D" style:family="table-column">
      <style:table-column-properties style:column-width="1.972cm" style:rel-column-width="13673*"/>
    </style:style>
    <style:style style:name="表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9.D1" style:family="table-cell">
      <style:table-cell-properties fo:background-color="#c0c0c0" fo:padding="0.097cm" fo:border="0.05pt solid #000000">
        <style:background-image/>
      </style:table-cell-properties>
    </style:style>
    <style:style style:name="表9.A2" style:family="table-cell">
      <style:table-cell-properties fo:padding="0.097cm" fo:border-left="0.05pt solid #000000" fo:border-right="none" fo:border-top="none" fo:border-bottom="0.05pt solid #000000"/>
    </style:style>
    <style:style style:name="表9.B2" style:family="table-cell" style:data-style-name="N0">
      <style:table-cell-properties fo:padding="0.097cm" fo:border-left="0.05pt solid #000000" fo:border-right="none" fo:border-top="none" fo:border-bottom="0.05pt solid #000000"/>
    </style:style>
    <style:style style:name="表9.C2" style:family="table-cell">
      <style:table-cell-properties fo:padding="0.097cm" fo:border-left="0.05pt solid #000000" fo:border-right="none" fo:border-top="none" fo:border-bottom="0.05pt solid #000000"/>
    </style:style>
    <style:style style:name="表9.D2" style:family="table-cell">
      <style:table-cell-properties fo:padding="0.097cm" fo:border-left="0.05pt solid #000000" fo:border-right="0.05pt solid #000000" fo:border-top="none" fo:border-bottom="0.05pt solid #000000"/>
    </style:style>
    <style:style style:name="表9.A3" style:family="table-cell">
      <style:table-cell-properties fo:padding="0.097cm" fo:border-left="0.05pt solid #000000" fo:border-right="none" fo:border-top="none" fo:border-bottom="0.05pt solid #000000"/>
    </style:style>
    <style:style style:name="表9.B3" style:family="table-cell">
      <style:table-cell-properties fo:padding="0.097cm" fo:border-left="0.05pt solid #000000" fo:border-right="none" fo:border-top="none" fo:border-bottom="0.05pt solid #000000"/>
    </style:style>
    <style:style style:name="表9.C3" style:family="table-cell">
      <style:table-cell-properties fo:padding="0.097cm" fo:border-left="0.05pt solid #000000" fo:border-right="none" fo:border-top="none" fo:border-bottom="0.05pt solid #000000"/>
    </style:style>
    <style:style style:name="表9.D3" style:family="table-cell">
      <style:table-cell-properties fo:padding="0.097cm" fo:border-left="0.05pt solid #000000" fo:border-right="0.05pt solid #000000" fo:border-top="none" fo:border-bottom="0.05pt solid #000000"/>
    </style:style>
    <style:style style:name="表9.A4" style:family="table-cell">
      <style:table-cell-properties fo:padding="0.097cm" fo:border-left="0.05pt solid #000000" fo:border-right="none" fo:border-top="none" fo:border-bottom="0.05pt solid #000000"/>
    </style:style>
    <style:style style:name="表9.B4" style:family="table-cell">
      <style:table-cell-properties fo:padding="0.097cm" fo:border-left="0.05pt solid #000000" fo:border-right="none" fo:border-top="none" fo:border-bottom="0.05pt solid #000000"/>
    </style:style>
    <style:style style:name="表9.C4" style:family="table-cell">
      <style:table-cell-properties fo:padding="0.097cm" fo:border-left="0.05pt solid #000000" fo:border-right="none" fo:border-top="none" fo:border-bottom="0.05pt solid #000000"/>
    </style:style>
    <style:style style:name="表9.D4"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background-color="#c0c0c0" fo:padding="0.097cm" fo:border="0.05pt solid #000000">
        <style:background-image/>
      </style:table-cell-properties>
    </style:style>
    <style:style style:name="表26.A2" style:family="table-cell">
      <style:table-cell-properties fo:padding="0.097cm" fo:border-left="0.05pt solid #000000" fo:border-right="0.05pt solid #000000" fo:border-top="none" fo:border-bottom="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background-color="#c0c0c0" fo:padding="0.097cm" fo:border="0.05pt solid #000000">
        <style:background-image/>
      </style:table-cell-properties>
    </style:style>
    <style:style style:name="表27.A2" style:family="table-cell">
      <style:table-cell-properties fo:padding="0.097cm" fo:border-left="0.05pt solid #000000" fo:border-right="0.05pt solid #000000" fo:border-top="none" fo:border-bottom="0.05pt solid #000000"/>
    </style:style>
    <style:style style:name="表3" style:family="table">
      <style:table-properties style:width="13.3cm" table:align="center"/>
    </style:style>
    <style:style style:name="表3.A" style:family="table-column">
      <style:table-column-properties style:column-width="0.783cm"/>
    </style:style>
    <style:style style:name="表3.B" style:family="table-column">
      <style:table-column-properties style:column-width="12.517cm"/>
    </style:style>
    <style:style style:name="表3.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3.B1" style:family="table-cell">
      <style:table-cell-properties fo:background-color="#c0c0c0" fo:padding="0.097cm" fo:border="0.05pt solid #000000">
        <style:background-image/>
      </style:table-cell-properties>
    </style:style>
    <style:style style:name="表3.A2" style:family="table-cell" style:data-style-name="N0">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data-style-name="N0">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3.A6" style:family="table-cell">
      <style:table-cell-properties fo:padding="0.097cm" fo:border-left="0.05pt solid #000000" fo:border-right="none" fo:border-top="none" fo:border-bottom="0.05pt solid #000000"/>
    </style:style>
    <style:style style:name="表3.B6" style:family="table-cell">
      <style:table-cell-properties fo:padding="0.097cm" fo:border-left="0.05pt solid #000000" fo:border-right="0.05pt solid #000000" fo:border-top="none" fo:border-bottom="0.05pt solid #000000"/>
    </style:style>
    <style:style style:name="表3.A7" style:family="table-cell">
      <style:table-cell-properties fo:padding="0.097cm" fo:border-left="0.05pt solid #000000" fo:border-right="none" fo:border-top="none" fo:border-bottom="0.05pt solid #000000"/>
    </style:style>
    <style:style style:name="表3.B7" style:family="table-cell">
      <style:table-cell-properties fo:padding="0.097cm" fo:border-left="0.05pt solid #000000" fo:border-right="0.05pt solid #000000" fo:border-top="none" fo:border-bottom="0.05pt solid #000000"/>
    </style:style>
    <style:style style:name="表3.A8" style:family="table-cell">
      <style:table-cell-properties fo:padding="0.097cm" fo:border-left="0.05pt solid #000000" fo:border-right="none" fo:border-top="none" fo:border-bottom="0.05pt solid #000000"/>
    </style:style>
    <style:style style:name="表3.B8" style:family="table-cell">
      <style:table-cell-properties fo:padding="0.097cm" fo:border-left="0.05pt solid #000000" fo:border-right="0.05pt solid #000000" fo:border-top="none" fo:border-bottom="0.05pt solid #000000"/>
    </style:style>
    <style:style style:name="表3.A9" style:family="table-cell">
      <style:table-cell-properties fo:padding="0.097cm" fo:border-left="0.05pt solid #000000" fo:border-right="none" fo:border-top="none" fo:border-bottom="0.05pt solid #000000"/>
    </style:style>
    <style:style style:name="表3.B9" style:family="table-cell">
      <style:table-cell-properties fo:padding="0.097cm" fo:border-left="0.05pt solid #000000" fo:border-right="0.05pt solid #000000" fo:border-top="none" fo:border-bottom="0.05pt solid #000000"/>
    </style:style>
    <style:style style:name="表3.A10" style:family="table-cell">
      <style:table-cell-properties fo:padding="0.097cm" fo:border-left="0.05pt solid #000000" fo:border-right="none" fo:border-top="none" fo:border-bottom="0.05pt solid #000000"/>
    </style:style>
    <style:style style:name="表3.B10" style:family="table-cell">
      <style:table-cell-properties fo:padding="0.097cm" fo:border-left="0.05pt solid #000000" fo:border-right="0.05pt solid #000000" fo:border-top="none" fo:border-bottom="0.05pt solid #000000"/>
    </style:style>
    <style:style style:name="表4" style:family="table">
      <style:table-properties style:width="12.435cm" fo:margin-left="2.81cm" fo:margin-right="1.755cm" table:align="margins"/>
    </style:style>
    <style:style style:name="表4.A" style:family="table-column">
      <style:table-column-properties style:column-width="2.621cm" style:rel-column-width="13813*"/>
    </style:style>
    <style:style style:name="表4.B" style:family="table-column">
      <style:table-column-properties style:column-width="7.385cm" style:rel-column-width="38921*"/>
    </style:style>
    <style:style style:name="表4.C" style:family="table-column">
      <style:table-column-properties style:column-width="2.429cm" style:rel-column-width="12801*"/>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C1" style:family="table-cell">
      <style:table-cell-properties style:vertical-align=""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29" style:family="table">
      <style:table-properties style:width="17cm" table:align="margins" fo:keep-with-next="always"/>
    </style:style>
    <style:style style:name="表29.A" style:family="table-column">
      <style:table-column-properties style:column-width="4.249cm" style:rel-column-width="16383*"/>
    </style:style>
    <style:style style:name="表29.D" style:family="table-column">
      <style:table-column-properties style:column-width="4.251cm" style:rel-column-width="16386*"/>
    </style:style>
    <style:style style:name="表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29.D1" style:family="table-cell">
      <style:table-cell-properties fo:background-color="#c0c0c0"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none" fo:border-top="none" fo:border-bottom="0.05pt solid #000000"/>
    </style:style>
    <style:style style:name="表29.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2" fo:font-size="9pt" style:font-name-asian="ＭＳ ゴシック2" style:font-size-asian="9pt" style:language-asian="ja" style:country-asian="JP" style:font-size-complex="9pt"/>
    </style:style>
    <style:style style:name="P3" style:family="paragraph" style:parent-style-name="Standard">
      <style:text-properties style:language-asian="ja" style:country-asian="JP"/>
    </style:style>
    <style:style style:name="P4" style:family="paragraph" style:parent-style-name="_39_93.見出し大_28_その他_29_">
      <style:paragraph-properties fo:break-before="page"/>
    </style:style>
    <style:style style:name="P5" style:family="paragraph" style:parent-style-name="_39_93.見出し大_28_その他_29_">
      <style:paragraph-properties fo:break-before="page"/>
      <style:text-properties style:language-asian="ja" style:country-asian="JP"/>
    </style:style>
    <style:style style:name="P6" style:family="paragraph" style:parent-style-name="_31_.本文_28_大見出し_29_">
      <style:paragraph-properties fo:break-before="page"/>
      <style:text-properties style:language-asian="ja" style:country-asian="JP"/>
    </style:style>
    <style:style style:name="P7" style:family="paragraph" style:parent-style-name="_32_.本文_ff08_中見出し_ff09_">
      <style:paragraph-properties fo:break-before="page"/>
      <style:text-properties style:language-asian="ja" style:country-asian="JP"/>
    </style:style>
    <style:style style:name="P8" style:family="paragraph" style:parent-style-name="_32_.本文_ff08_中見出し_ff09_">
      <style:paragraph-properties fo:break-before="page"/>
      <style:text-properties style:font-name="IPA Pゴシック" fo:font-size="9pt" style:font-name-asian="IPA Pゴシック" style:font-size-asian="9pt" style:language-asian="ja" style:country-asian="JP"/>
    </style:style>
    <style:style style:name="P9" style:family="paragraph" style:parent-style-name="_33_.本文_28_小見出し_29_">
      <style:paragraph-properties fo:break-before="page"/>
      <style:text-properties style:language-asian="ja" style:country-asian="JP"/>
    </style:style>
    <style:style style:name="P10" style:family="paragraph" style:parent-style-name="Standard">
      <style:paragraph-properties fo:break-before="page"/>
      <style:text-properties style:language-asian="ja" style:country-asian="JP"/>
    </style:style>
    <style:style style:name="P11" style:family="paragraph" style:parent-style-name="_39_94.見出し中_28_その他_29_">
      <style:paragraph-properties fo:break-before="page"/>
      <style:text-properties style:language-asian="ja" style:country-asian="JP"/>
    </style:style>
    <style:style style:name="P12" style:family="paragraph" style:parent-style-name="Table">
      <style:paragraph-properties fo:text-align="start" style:justify-single-word="false" fo:break-before="page"/>
      <style:text-properties style:language-asian="ja" style:country-asian="JP"/>
    </style:style>
    <style:style style:name="P13" style:family="paragraph" style:parent-style-name="Contents_20_Heading">
      <style:paragraph-properties fo:break-before="page"/>
    </style:style>
    <style:style style:name="P14" style:family="paragraph" style:parent-style-name="_32_.本文_ff08_中見出し_ff09_">
      <style:paragraph-properties fo:margin-left="1.334cm" fo:margin-right="0cm" fo:text-indent="0cm" style:auto-text-indent="false"/>
    </style:style>
    <style:style style:name="P15" style:family="paragraph" style:parent-style-name="_32_.本文_ff08_中見出し_ff09_">
      <style:paragraph-properties fo:margin-left="1.334cm" fo:margin-right="0cm" fo:text-indent="0cm" style:auto-text-indent="false"/>
      <style:text-properties style:language-asian="ja" style:country-asian="JP"/>
    </style:style>
    <style:style style:name="P16" style:family="paragraph" style:parent-style-name="_31_.本文_28_大見出し_29_">
      <style:paragraph-properties fo:margin-left="0.667cm" fo:margin-right="0cm" fo:text-indent="0cm" style:auto-text-indent="false"/>
      <style:text-properties style:language-asian="ja" style:country-asian="JP"/>
    </style:style>
    <style:style style:name="P17" style:family="paragraph" style:parent-style-name="_39_4.表内">
      <style:paragraph-properties style:snap-to-layout-grid="false"/>
    </style:style>
    <style:style style:name="P18" style:family="paragraph" style:parent-style-name="_39_4.表内">
      <style:paragraph-properties style:snap-to-layout-grid="false"/>
      <style:text-properties style:language-asian="ja" style:country-asian="JP"/>
    </style:style>
    <style:style style:name="P19" style:family="paragraph" style:parent-style-name="_39_93.見出し大_28_その他_29_">
      <style:text-properties style:language-asian="ja" style:country-asian="JP"/>
    </style:style>
    <style:style style:name="P20" style:family="paragraph" style:parent-style-name="_31_.本文_28_大見出し_29_">
      <style:paragraph-properties fo:margin-left="0cm" fo:margin-right="0cm" fo:text-indent="0cm" style:auto-text-indent="false"/>
    </style:style>
    <style:style style:name="P21" style:family="paragraph" style:parent-style-name="_31_.本文_28_大見出し_29_">
      <style:paragraph-properties fo:margin-left="0cm" fo:margin-right="0cm" fo:text-indent="0cm" style:auto-text-indent="false"/>
      <style:text-properties style:language-asian="ja" style:country-asian="JP"/>
    </style:style>
    <style:style style:name="P22" style:family="paragraph" style:parent-style-name="_31_.本文_28_大見出し_29_">
      <style:paragraph-properties fo:margin-left="0cm" fo:margin-right="0cm" fo:text-indent="0cm" style:auto-text-indent="false"/>
      <style:text-properties style:font-name="IPA Pゴシック" fo:font-size="9pt" style:font-name-asian="IPA Pゴシック" style:font-size-asian="9pt" style:language-asian="ja" style:country-asian="JP"/>
    </style:style>
    <style:style style:name="P23" style:family="paragraph" style:parent-style-name="_32_.本文_ff08_中見出し_ff09_">
      <style:paragraph-properties fo:margin-left="0cm" fo:margin-right="0cm" fo:text-align="center" style:justify-single-word="false" fo:text-indent="0cm" style:auto-text-indent="false" fo:keep-with-next="always"/>
      <style:text-properties fo:font-size="9pt" style:font-size-asian="9pt" style:language-asian="ja" style:country-asian="JP" style:font-size-complex="9pt"/>
    </style:style>
    <style:style style:name="P24" style:family="paragraph" style:parent-style-name="Heading_20_1">
      <style:paragraph-properties fo:margin-left="0cm" fo:margin-right="0cm" fo:text-indent="0cm" style:auto-text-indent="false"/>
    </style:style>
    <style:style style:name="P25" style:family="paragraph" style:parent-style-name="_33_.本文_28_小見出し_29_">
      <style:paragraph-properties fo:margin-left="0cm" fo:margin-right="0cm" fo:text-indent="0cm" style:auto-text-indent="false"/>
      <style:text-properties style:language-asian="ja" style:country-asian="JP"/>
    </style:style>
    <style:style style:name="P26" style:family="paragraph" style:parent-style-name="_32_.本文_ff08_中見出し_ff09_">
      <style:paragraph-properties fo:margin-left="0cm" fo:margin-right="0cm" fo:text-indent="0cm" style:auto-text-indent="false"/>
      <style:text-properties style:language-asian="ja" style:country-asian="JP"/>
    </style:style>
    <style:style style:name="P27" style:family="paragraph" style:parent-style-name="_32_.本文_ff08_中見出し_ff09_">
      <style:paragraph-properties fo:margin-left="0cm" fo:margin-right="0cm" fo:text-indent="0cm" style:auto-text-indent="false" fo:break-before="page"/>
      <style:text-properties style:language-asian="ja" style:country-asian="JP"/>
    </style:style>
    <style:style style:name="P28" style:family="paragraph" style:parent-style-name="Table">
      <style:paragraph-properties fo:margin-left="0cm" fo:margin-right="0cm" fo:text-indent="0cm" style:auto-text-indent="false"/>
      <style:text-properties style:font-name="IPA Pゴシック" fo:font-size="9pt" style:font-name-asian="IPA Pゴシック" style:font-size-asian="9pt" style:language-asian="ja" style:country-asian="JP"/>
    </style:style>
    <style:style style:name="P29" style:family="paragraph" style:parent-style-name="_31_.本文_28_大見出し_29_">
      <style:text-properties style:language-asian="ja" style:country-asian="JP"/>
    </style:style>
    <style:style style:name="P30" style:family="paragraph" style:parent-style-name="_31_.本文_28_大見出し_29_">
      <style:paragraph-properties fo:text-align="center" style:justify-single-word="false"/>
    </style:style>
    <style:style style:name="P31" style:family="paragraph" style:parent-style-name="_31_.本文_28_大見出し_29_">
      <style:text-properties style:font-name="IPA Pゴシック" fo:font-size="9pt" style:font-name-asian="IPA Pゴシック" style:font-size-asian="9pt" style:language-asian="ja" style:country-asian="JP"/>
    </style:style>
    <style:style style:name="P32" style:family="paragraph" style:parent-style-name="_39_92.サブタイトル">
      <style:text-properties style:font-name="ＭＳ ゴシック2" style:font-name-asian="ＭＳ ゴシック2"/>
    </style:style>
    <style:style style:name="P33" style:family="paragraph" style:parent-style-name="_39_92.サブタイトル">
      <style:text-properties style:font-name="ＭＳ ゴシック2" style:font-name-asian="ＭＳ ゴシック2" style:language-asian="ja" style:country-asian="JP"/>
    </style:style>
    <style:style style:name="P34" style:family="paragraph" style:parent-style-name="Table">
      <style:paragraph-properties fo:keep-with-next="always"/>
    </style:style>
    <style:style style:name="P35" style:family="paragraph" style:parent-style-name="Table">
      <style:paragraph-properties fo:text-align="center" style:justify-single-word="false" fo:keep-with-next="always"/>
    </style:style>
    <style:style style:name="P36" style:family="paragraph" style:parent-style-name="Table">
      <style:paragraph-properties fo:text-align="start" style:justify-single-word="false" fo:keep-with-next="always"/>
      <style:text-properties fo:font-size="9pt" style:font-size-asian="9pt" style:language-asian="ja" style:country-asian="JP" style:font-size-complex="9pt"/>
    </style:style>
    <style:style style:name="P37" style:family="paragraph" style:parent-style-name="Table">
      <style:paragraph-properties fo:text-align="start" style:justify-single-word="false" fo:keep-with-next="always"/>
      <style:text-properties style:language-asian="ja" style:country-asian="JP"/>
    </style:style>
    <style:style style:name="P38" style:family="paragraph" style:parent-style-name="_32_.本文_ff08_中見出し_ff09_">
      <style:text-properties style:language-asian="ja" style:country-asian="JP"/>
    </style:style>
    <style:style style:name="P39" style:family="paragraph" style:parent-style-name="_32_.本文_ff08_中見出し_ff09_">
      <style:text-properties style:font-name="IPA Pゴシック" fo:font-size="9pt" style:font-name-asian="IPA Pゴシック" style:font-size-asian="9pt" style:language-asian="ja" style:country-asian="JP"/>
    </style:style>
    <style:style style:name="P40" style:family="paragraph" style:parent-style-name="Table_20_Contents">
      <style:text-properties style:language-asian="ja" style:country-asian="JP"/>
    </style:style>
    <style:style style:name="P41" style:family="paragraph" style:parent-style-name="Table_20_Contents">
      <style:paragraph-properties fo:text-align="start" style:justify-single-word="false"/>
      <style:text-properties style:language-asian="ja" style:country-asian="JP"/>
    </style:style>
    <style:style style:name="P42" style:family="paragraph" style:parent-style-name="Table_20_Contents">
      <style:paragraph-properties fo:text-align="center" style:justify-single-word="false"/>
      <style:text-properties style:language-asian="ja" style:country-asian="JP"/>
    </style:style>
    <style:style style:name="P43" style:family="paragraph" style:parent-style-name="Table_20_Contents">
      <style:paragraph-properties fo:text-align="end" style:justify-single-word="false"/>
      <style:text-properties style:language-asian="ja" style:country-asian="JP"/>
    </style:style>
    <style:style style:name="P44" style:family="paragraph" style:parent-style-name="Table_20_Contents">
      <style:paragraph-properties fo:text-align="start" style:justify-single-word="false"/>
      <style:text-properties style:language-asian="ja" style:country-asian="JP" style:font-name-complex="ＭＳ 明朝"/>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fo:font-size="9pt" style:font-size-asian="9pt" style:language-asian="ja" style:country-asian="JP" style:font-size-complex="9pt"/>
    </style:style>
    <style:style style:name="P47" style:family="paragraph" style:parent-style-name="Table_20_Contents">
      <style:text-properties fo:font-size="8pt" style:font-size-asian="8pt" style:language-asian="ja" style:country-asian="JP" style:font-size-complex="8pt"/>
    </style:style>
    <style:style style:name="P48" style:family="paragraph" style:parent-style-name="Table_20_Contents">
      <style:text-properties fo:font-size="8pt" style:font-size-asian="8pt" style:language-asian="ja" style:country-asian="JP"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text-properties fo:font-size="8pt" style:font-size-asian="8pt" style:font-size-complex="8pt"/>
    </style:style>
    <style:style style:name="P50" style:family="paragraph" style:parent-style-name="Table_20_Contents">
      <style:text-properties style:font-name="MS UI Gothic" fo:font-size="9pt" style:font-name-asian="MS UI Gothic" style:font-size-asian="9pt" style:language-asian="ja" style:country-asian="JP" style:font-name-complex="MS UI Gothic" style:font-size-complex="9pt"/>
    </style:style>
    <style:style style:name="P51"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style:font-name="IPA Pゴシック" style:font-name-asian="IPA Pゴシック" style:language-asian="ja" style:country-asian="JP" style:font-size-complex="8pt"/>
    </style:style>
    <style:style style:name="P54" style:family="paragraph" style:parent-style-name="Table_20_Contents">
      <style:text-properties style:font-name="IPA Pゴシック" style:font-name-asian="IPA Pゴシック"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style:font-name="IPA Pゴシック" fo:font-weight="bold" style:font-name-asian="IPA Pゴシック" style:language-asian="ja" style:country-asian="JP" style:font-weight-asian="bold" style:font-weight-complex="bold"/>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style:font-name-complex="ＭＳ 明朝"/>
    </style:style>
    <style:style style:name="P58" style:family="paragraph" style:parent-style-name="Table_20_Contents">
      <style:paragraph-properties fo:text-align="center" style:justify-single-word="false"/>
      <style:text-properties fo:font-weight="bold" style:language-asian="ja" style:country-asian="JP" style:font-weight-asian="bold" style:font-weight-complex="bold"/>
    </style:style>
    <style:style style:name="P59" style:family="paragraph" style:parent-style-name="Table_20_Contents">
      <style:paragraph-properties fo:text-align="start" style:justify-single-word="false"/>
      <style:text-properties fo:font-weight="bold" style:language-asian="ja" style:country-asian="JP"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start" style:justify-single-word="false"/>
      <style:text-properties fo:font-weight="normal" style:language-asian="ja" style:country-asian="JP" style:font-weight-asian="normal" style:font-weight-complex="normal"/>
    </style:style>
    <style:style style:name="P62" style:family="paragraph" style:parent-style-name="Table_20_Contents">
      <style:text-properties fo:font-variant="normal" fo:text-transform="none" fo:color="#000000" style:font-name="IPA Pゴシック" fo:letter-spacing="normal" fo:font-style="normal" fo:font-weight="normal" style:font-name-asian="IPA Pゴシック"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Heading">
      <style:text-properties style:language-asian="ja" style:country-asian="JP"/>
    </style:style>
    <style:style style:name="P64" style:family="paragraph" style:parent-style-name="Table_20_Heading">
      <style:paragraph-properties fo:text-align="center" style:justify-single-word="false"/>
      <style:text-properties style:language-asian="ja" style:country-asian="JP"/>
    </style:style>
    <style:style style:name="P65" style:family="paragraph" style:parent-style-name="Table_20_Heading">
      <style:text-properties style:font-name="IPA Pゴシック" style:font-name-asian="IPA Pゴシック" style:language-asian="ja" style:country-asian="JP"/>
    </style:style>
    <style:style style:name="P66" style:family="paragraph" style:parent-style-name="Illustration">
      <style:text-properties style:language-asian="ja" style:country-asian="JP"/>
    </style:style>
    <style:style style:name="P67" style:family="paragraph" style:parent-style-name="Table">
      <style:paragraph-properties fo:text-align="center" style:justify-single-word="false"/>
    </style:style>
    <style:style style:name="P68" style:family="paragraph" style:parent-style-name="_39_94.見出し中_28_その他_29_">
      <style:text-properties style:language-asian="ja" style:country-asian="JP"/>
    </style:style>
    <style:style style:name="P69" style:family="paragraph" style:parent-style-name="_33_.本文_28_小見出し_29_">
      <style:text-properties style:language-asian="ja" style:country-asian="JP"/>
    </style:style>
    <style:style style:name="P70" style:family="paragraph" style:parent-style-name="Table_20_Heading">
      <style:paragraph-properties fo:background-color="#c0c0c0">
        <style:background-image/>
      </style:paragraph-properties>
      <style:text-properties style:font-name="IPA Pゴシック" style:font-name-asian="IPA Pゴシック" style:language-asian="ja" style:country-asian="JP" style:font-name-complex="ＭＳ 明朝"/>
    </style:style>
    <style:style style:name="P71" style:family="paragraph" style:parent-style-name="Table_20_Heading">
      <style:paragraph-properties fo:text-align="center" style:justify-single-word="false" fo:background-color="#c0c0c0">
        <style:background-image/>
      </style:paragraph-properties>
      <style:text-properties style:font-name="IPA Pゴシック" style:font-name-asian="IPA Pゴシック" style:language-asian="ja" style:country-asian="JP" style:font-name-complex="ＭＳ 明朝"/>
    </style:style>
    <style:style style:name="P72" style:family="paragraph" style:parent-style-name="_39_5.フォルダ構成">
      <style:text-properties style:language-asian="ja" style:country-asian="JP"/>
    </style:style>
    <style:style style:name="P73" style:family="paragraph" style:parent-style-name="_39_5.フォルダ構成">
      <style:paragraph-properties fo:text-align="start" style:justify-single-word="false"/>
      <style:text-properties style:language-asian="ja" style:country-asian="JP"/>
    </style:style>
    <style:style style:name="P74" style:family="paragraph" style:parent-style-name="_39_5.フォルダ構成">
      <style:text-properties fo:font-weight="bold" style:language-asian="ja" style:country-asian="JP" style:font-weight-asian="bold" style:font-weight-complex="bold"/>
    </style:style>
    <style:style style:name="P75" style:family="paragraph" style:parent-style-name="_39_5.フォルダ構成">
      <style:paragraph-properties fo:text-align="start" style:justify-single-word="false"/>
      <style:text-properties fo:font-weight="bold" style:language-asian="ja" style:country-asian="JP" style:font-weight-asian="bold" style:font-name-complex="ＭＳ 明朝" style:font-weight-complex="bold"/>
    </style:style>
    <style:style style:name="P76" style:family="paragraph" style:parent-style-name="_33_.本文_28_小見出し_29_">
      <style:paragraph-properties fo:margin-left="2cm" fo:margin-right="0cm" fo:text-indent="0cm" style:auto-text-indent="false"/>
      <style:text-properties style:language-asian="ja" style:country-asian="JP"/>
    </style:style>
    <style:style style:name="P77" style:family="paragraph" style:parent-style-name="_39_91.メインタイトル">
      <style:text-properties style:font-name-asian="IPAゴシック2" style:language-asian="ja" style:country-asian="JP"/>
    </style:style>
    <style:style style:name="P78" style:family="paragraph" style:parent-style-name="Contents_20_2">
      <style:paragraph-properties>
        <style:tab-stops>
          <style:tab-stop style:position="16.683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_39_93.見出し大_28_その他_29_" style:master-page-name="First_20_Page">
      <style:paragraph-properties style:page-number="auto"/>
    </style:style>
    <style:style style:name="P81" style:family="paragraph" style:parent-style-name="_32_.本文_ff08_中見出し_ff09_" style:list-style-name="L2">
      <style:text-properties style:language-asian="ja" style:country-asian="JP"/>
    </style:style>
    <style:style style:name="P82" style:family="paragraph" style:parent-style-name="_32_.本文_ff08_中見出し_ff09_" style:list-style-name="L3">
      <style:text-properties style:language-asian="ja" style:country-asian="JP"/>
    </style:style>
    <style:style style:name="P83" style:family="paragraph" style:parent-style-name="_32_.本文_ff08_中見出し_ff09_" style:list-style-name="L7">
      <style:text-properties style:language-asian="ja" style:country-asian="JP"/>
    </style:style>
    <style:style style:name="P84" style:family="paragraph" style:parent-style-name="_32_.本文_ff08_中見出し_ff09_" style:list-style-name="L2">
      <style:text-properties style:font-name="IPA Pゴシック" fo:font-size="9pt" style:font-name-asian="IPA Pゴシック" style:font-size-asian="9pt" style:language-asian="ja" style:country-asian="JP"/>
    </style:style>
    <style:style style:name="P85" style:family="paragraph" style:parent-style-name="_32_.本文_ff08_中見出し_ff09_" style:list-style-name="L3">
      <style:text-properties style:font-name="IPA Pゴシック" fo:font-size="9pt" style:font-name-asian="IPA Pゴシック" style:font-size-asian="9pt" style:language-asian="ja" style:country-asian="JP"/>
    </style:style>
    <style:style style:name="P86" style:family="paragraph" style:parent-style-name="_32_.本文_ff08_中見出し_ff09_" style:list-style-name="L7">
      <style:text-properties style:font-name="IPA Pゴシック" fo:font-size="9pt" style:font-name-asian="IPA Pゴシック" style:font-size-asian="9pt" style:language-asian="ja" style:country-asian="JP"/>
    </style:style>
    <style:style style:name="P87" style:family="paragraph" style:parent-style-name="_32_.本文_ff08_中見出し_ff09_" style:list-style-name="L3">
      <style:paragraph-properties fo:break-before="page"/>
      <style:text-properties style:language-asian="ja" style:country-asian="JP"/>
    </style:style>
    <style:style style:name="P88" style:family="paragraph" style:parent-style-name="_31_.大見出し">
      <style:text-properties style:language-asian="ja" style:country-asian="JP"/>
    </style:style>
    <style:style style:name="P89" style:family="paragraph" style:parent-style-name="_31_.大見出し">
      <style:paragraph-properties fo:break-before="page"/>
      <style:text-properties style:language-asian="ja" style:country-asian="JP"/>
    </style:style>
    <style:style style:name="P90" style:family="paragraph" style:parent-style-name="_31_.大見出し">
      <style:paragraph-properties fo:margin-left="0cm" fo:margin-right="0cm" fo:text-indent="0cm" style:auto-text-indent="false"/>
      <style:text-properties style:language-asian="ja" style:country-asian="JP"/>
    </style:style>
    <style:style style:name="P91" style:family="paragraph" style:parent-style-name="_31_.本文_28_大見出し_29_" style:list-style-name="L1"/>
    <style:style style:name="P92" style:family="paragraph" style:parent-style-name="_31_.本文_28_大見出し_29_" style:list-style-name="L1">
      <style:text-properties style:language-asian="ja" style:country-asian="JP"/>
    </style:style>
    <style:style style:name="P93" style:family="paragraph" style:parent-style-name="_31_.本文_28_大見出し_29_" style:list-style-name="L4">
      <style:text-properties style:language-asian="ja" style:country-asian="JP"/>
    </style:style>
    <style:style style:name="P94" style:family="paragraph" style:parent-style-name="_31_.本文_28_大見出し_29_" style:list-style-name="L8">
      <style:text-properties style:language-asian="ja" style:country-asian="JP"/>
    </style:style>
    <style:style style:name="P95" style:family="paragraph" style:parent-style-name="_31_.本文_28_大見出し_29_" style:list-style-name="L9">
      <style:text-properties style:language-asian="ja" style:country-asian="JP"/>
    </style:style>
    <style:style style:name="P96" style:family="paragraph" style:parent-style-name="_31_.本文_28_大見出し_29_" style:list-style-name="L10">
      <style:text-properties style:language-asian="ja" style:country-asian="JP"/>
    </style:style>
    <style:style style:name="P97" style:family="paragraph" style:parent-style-name="_31_.本文_28_大見出し_29_" style:list-style-name="L1">
      <style:text-properties style:font-name="IPA Pゴシック" fo:font-size="9pt" style:font-name-asian="IPA Pゴシック" style:font-size-asian="9pt" style:language-asian="ja" style:country-asian="JP"/>
    </style:style>
    <style:style style:name="P98" style:family="paragraph" style:parent-style-name="_31_.本文_28_大見出し_29_" style:list-style-name="L10">
      <style:text-properties style:font-name="IPA Pゴシック" fo:font-size="9pt" style:font-name-asian="IPA Pゴシック" style:font-size-asian="9pt" style:language-asian="ja" style:country-asian="JP"/>
    </style:style>
    <style:style style:name="P99" style:family="paragraph" style:parent-style-name="_31_.本文_28_大見出し_29_" style:list-style-name="L1">
      <style:text-properties style:font-name="IPA Pゴシック" fo:font-size="9pt" style:font-name-asian="IPA Pゴシック" style:font-size-asian="9pt"/>
    </style:style>
    <style:style style:name="P100" style:family="paragraph" style:parent-style-name="_32_.中見出し">
      <style:text-properties style:language-asian="ja" style:country-asian="JP"/>
    </style:style>
    <style:style style:name="P101" style:family="paragraph" style:parent-style-name="_32_.中見出し">
      <style:paragraph-properties fo:break-before="page"/>
      <style:text-properties style:language-asian="ja" style:country-asian="JP"/>
    </style:style>
    <style:style style:name="P102" style:family="paragraph" style:parent-style-name="_33_.小見出し">
      <style:text-properties style:language-asian="ja" style:country-asian="JP"/>
    </style:style>
    <style:style style:name="P103" style:family="paragraph" style:parent-style-name="_33_.小見出し">
      <style:text-properties style:font-name="IPA Pゴシック" style:font-name-asian="IPA Pゴシック" style:language-asian="ja" style:country-asian="JP"/>
    </style:style>
    <style:style style:name="P104" style:family="paragraph" style:parent-style-name="_33_.本文_28_小見出し_29_" style:list-style-name="L5">
      <style:text-properties style:language-asian="ja" style:country-asian="JP"/>
    </style:style>
    <style:style style:name="P105" style:family="paragraph" style:parent-style-name="_33_.本文_28_小見出し_29_" style:list-style-name="L6">
      <style:text-properties style:language-asian="ja" style:country-asian="JP"/>
    </style:style>
    <style:style style:name="P106" style:family="paragraph" style:parent-style-name="_33_.本文_28_小見出し_29_" style:list-style-name="L6"/>
    <style:style style:name="P107" style:family="paragraph" style:parent-style-name="_33_.本文_28_小見出し_29_" style:list-style-name="L5">
      <style:paragraph-properties fo:break-before="page"/>
      <style:text-properties style:language-asian="ja" style:country-asian="JP"/>
    </style:style>
    <style:style style:name="P108" style:family="paragraph" style:parent-style-name="_33_.本文_28_小見出し_29_" style:list-style-name="L6">
      <style:paragraph-properties fo:margin-left="0cm" fo:margin-right="0cm" fo:text-align="start" style:justify-single-word="false" fo:text-indent="0cm" style:auto-text-indent="false"/>
      <style:text-properties style:language-asian="ja" style:country-asian="JP"/>
    </style:style>
    <style:style style:name="P109" style:family="paragraph">
      <style:paragraph-properties fo:text-align="end"/>
    </style:style>
    <style:style style:name="P110" style:family="paragraph">
      <style:text-properties style:font-name="ＭＳ ゴシック2" fo:font-size="6pt" style:font-size-asian="6pt" style:font-size-complex="6pt"/>
    </style:style>
    <style:style style:name="P111" style:family="paragraph">
      <style:paragraph-properties fo:text-align="center"/>
    </style:style>
    <style:style style:name="P112" style:family="paragraph">
      <style:text-properties style:font-name="Century"/>
    </style:style>
    <style:style style:name="P113" style:family="paragraph">
      <style:paragraph-properties fo:text-align="center"/>
      <style:text-properties style:font-name="Century" fo:font-size="10pt" style:font-size-asian="10pt" style:font-size-complex="10pt"/>
    </style:style>
    <style:style style:name="P114" style:family="paragraph">
      <style:paragraph-properties fo:text-align="center"/>
      <style:text-properties style:font-name="Century" fo:font-size="10.5pt" style:font-size-asian="10.5pt" style:font-size-complex="10.5pt"/>
    </style:style>
    <style:style style:name="P115" style:family="paragraph">
      <style:paragraph-properties fo:text-align="start"/>
      <style:text-properties fo:font-size="10pt" style:font-size-asian="10pt" style:font-size-complex="10pt"/>
    </style:style>
    <style:style style:name="T1" style:family="text">
      <style:text-properties style:language-asian="ja" style:country-asian="JP"/>
    </style:style>
    <style:style style:name="T2" style:family="text">
      <style:text-properties fo:font-size="9pt" style:font-size-asian="9pt" style:font-size-complex="9pt"/>
    </style:style>
    <style:style style:name="T3" style:family="text">
      <style:text-properties fo:font-size="9pt" style:font-size-asian="9pt" style:language-asian="ja" style:country-asian="JP" style:font-size-complex="9pt"/>
    </style:style>
    <style:style style:name="T4" style:family="text">
      <style:text-properties fo:font-weight="bold" style:font-weight-asian="bold" style:font-weight-complex="bold"/>
    </style:style>
    <style:style style:name="T5" style:family="text">
      <style:text-properties fo:font-weight="bold" style:language-asian="ja" style:country-asian="JP" style:font-weight-asian="bold" style:font-weight-complex="bold"/>
    </style:style>
    <style:style style:name="T6" style:family="text">
      <style:text-properties fo:font-style="italic" fo:font-weight="bold" style:language-asian="ja" style:country-asian="JP" style:font-style-asian="italic" style:font-weight-asian="bold" style:font-style-complex="italic"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weight="normal" style:font-weight-asian="normal" style:font-weight-complex="normal"/>
    </style:style>
    <style:style style:name="T9" style:family="text">
      <style:text-properties style:font-name="IPA Pゴシック" fo:font-size="9pt" style:font-name-asian="IPA Pゴシック" style:font-size-asian="9pt" style:language-asian="ja" style:country-asian="JP"/>
    </style:style>
    <style:style style:name="T10" style:family="text">
      <style:text-properties fo:color="#000000" style:font-name="IPA Pゴシック" fo:font-style="normal" style:text-underline-style="none" style:font-name-asian="IPA Pゴシック" style:language-asian="ja" style:country-asian="JP" style:font-style-asian="normal" style:font-size-complex="8pt" style:font-style-complex="normal"/>
    </style:style>
    <style:style style:name="T11" style:family="text"/>
    <style:style style:name="T12" style:family="text">
      <style:text-properties style:font-name="IPAゴシック" fo:font-size="6pt" style:font-size-asian="6pt" style:font-size-complex="6pt"/>
    </style:style>
    <style:style style:name="T13" style:family="text">
      <style:text-properties style:font-name="ＭＳ ゴシック2" fo:font-size="6pt" style:font-size-asian="6pt" style:font-size-complex="6pt"/>
    </style:style>
    <style:style style:name="T14" style:family="text">
      <style:text-properties style:font-name="Century"/>
    </style:style>
    <style:style style:name="T15" style:family="text">
      <style:text-properties style:font-name="Century" fo:font-size="10pt" style:font-size-asian="10pt" style:font-size-complex="10pt"/>
    </style:style>
    <style:style style:name="T16" style:family="text">
      <style:text-properties style:font-name="Century" fo:font-size="10.5pt" style:font-size-asian="10.5pt" style:font-size-complex="10.5pt"/>
    </style:style>
    <style:style style:name="T17" style:family="text">
      <style:text-properties fo:font-size="10pt" style:font-size-asian="10pt" style:font-size-complex="10pt"/>
    </style:style>
    <style:style style:name="T18" style:family="text">
      <style:text-properties fo:font-size="12pt"/>
    </style:style>
    <style:style style:name="T19" style:family="text">
      <style:text-properties fo:font-size="10pt"/>
    </style:style>
    <style:style style:name="T20" style:family="text">
      <style:text-properties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middle"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solid" draw:fill-color="#cfe7f5" draw:textarea-horizontal-align="center" draw:textarea-vertical-align="middle" style:run-through="foreground"/>
    </style:style>
    <style:style style:name="gr5" style:family="graphic">
      <style:graphic-properties draw:fill="solid" draw:fill-color="#cfe7f5" draw:textarea-horizontal-align="justify" draw:textarea-vertical-align="middle" draw:auto-grow-height="false" style:run-through="foreground"/>
    </style:style>
    <style:style style:name="gr6"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marker-end="線の終点_20_2"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end="線の終点_20_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20"><text:bookmark-start text:name="__RefHeading__802_178903962"/><text:span text:style-name="T1">製作</text:span><text:span text:style-name="T1">者</text:span><text:bookmark-end text:name="__RefHeading__802_178903962"/></text:p>
          <text:p text:style-name="P21"><text:bookmark-start text:name="__RefHeading__804_178903962"/>NTTソフトウェア株式会社<text:bookmark-end text:name="__RefHeading__804_178903962"/></text:p>
        </draw:text-box>
      </draw:frame>
      <draw:frame draw:style-name="fr5" draw:name="グラフィックス7" text:anchor-type="page" text:anchor-page-number="2" svg:x="2.193cm" svg:y="18.009cm" svg:width="2.268cm" style:rel-width="13%" svg:height="0.771cm" style:rel-height="3%" draw:z-index="66">
        <draw:image xlink:href="Pictures/10000201000000580000001FED1EC38A.png" xlink:type="simple" xlink:show="embed" xlink:actuate="onLoad"/>
      </draw:frame>
      <draw:rect text:anchor-type="page" text:anchor-page-number="2" draw:z-index="65" draw:style-name="gr12" draw:text-style-name="P115" svg:width="17.022cm" svg:height="9.203cm" svg:x="2.03cm" svg:y="17.44cm">
        <text:p><text:span text:style-name="T17">ライセンス</text:span></text:p>
        <text:p><text:span text:style-name="T17"/></text:p>
        <text:p><text:span text:style-name="T17"/></text:p>
        <text:p><text:span text:style-name="T17">本作品は</text:span><text:span text:style-name="T17">CC-BY</text:span><text:span text:style-name="T17">ライセンスによって許諾されています。</text:span></text:p>
        <text:p><text:span text:style-name="T17">ライセンスの内容を知りたい方は</text:span><text:span text:style-name="T17">http://creativecommons.org/licenses/by/2.1/jp/</text:span><text:span text:style-name="T17">でご確認ください。</text:span></text:p>
        <text:p><text:span text:style-name="T17">文書の内容、表記に関する誤り、ご要望、感想等につきましては、</text:span><text:span text:style-name="T17">PGECons</text:span><text:span text:style-name="T17">のサイトを通じてお寄せいただきます</text:span></text:p>
        <text:p><text:span text:style-name="T17">ようお願いいたします。</text:span></text:p>
        <text:p><text:span text:style-name="T17">サイト</text:span><text:span text:style-name="T17">URL <text:s/></text:span><text:span text:style-name="T18"><text:a xlink:href="https://www.pgecons.org/contact/" xlink:type="simple">https://www.pgecons.org/contact/</text:a></text:span></text:p>
        <text:p><text:span text:style-name="T19"/></text:p>
        <text:p><text:span text:style-name="T20">Eclipse</text:span><text:span text:style-name="T20">は、</text:span><text:span text:style-name="T20">Eclipse Foundation Inc</text:span><text:span text:style-name="T20">の米国、およびその他の国における商標もしくは登録商標です。</text:span></text:p>
        <text:p><text:span text:style-name="T20">Java</text:span><text:span text:style-name="T20">は、</text:span><text:span text:style-name="T20">Oracle Corporation </text:span><text:span text:style-name="T20">及びその子会社、関連会社の米国及びその他の国における登録商標です。文中の社名、商品名等は各社の商標または登録商標である場合があります。</text:span></text:p>
        <text:p><text:span text:style-name="T20">Microsoft</text:span><text:span text:style-name="T20">、</text:span><text:span text:style-name="T20">Windows Server</text:span><text:span text:style-name="T20">、</text:span><text:span text:style-name="T20">SQL Server</text:span><text:span text:style-name="T20">、米国 </text:span><text:span text:style-name="T20">Microsoft Corporation</text:span><text:span text:style-name="T20">の米国及びその他の国における登録商標または商標です。</text:span></text:p>
        <text:p><text:span text:style-name="T20">MySQL</text:span><text:span text:style-name="T20">は、</text:span><text:span text:style-name="T20">Oracle Corporation </text:span><text:span text:style-name="T20">及びその子会社、関連会社の米国及びその他の国における登録商標です。文中の社名、商品名等は各社の商標または登録商標である場合があります。</text:span></text:p>
        <text:p><text:span text:style-name="T20">Oracle</text:span><text:span text:style-name="T20">は、</text:span><text:span text:style-name="T20">Oracle Corporation </text:span><text:span text:style-name="T20">及びその子会社、関連会社の米国及びその他の国における登録商標です。文中の社名、商品名等は各社の商標または登録商標である場合があります。</text:span></text:p>
        <text:p><text:span text:style-name="T20">PostgreSQL</text:span><text:span text:style-name="T20">は、</text:span><text:span text:style-name="T20">PostgreSQL Community Association of Canada</text:span><text:span text:style-name="T20">のカナダにおける登録商標およびその他の国における商標です。</text:span></text:p>
        <text:p><text:span text:style-name="T20">その他、本資料に記載されている社名及び商品名はそれぞれ各社が商標または登録商標として使用している場合があります 。</text:span></text:p>
      </draw:rect>
      <text:p text:style-name="P80">PostgreSQL<text:span text:style-name="T1">エンタープライズ・コンソーシアム 技術部会 WG#2</text:span></text:p>
      <text:p text:style-name="P19"/>
      <text:p text:style-name="P2"/>
      <text:p text:style-name="P19"/>
      <text:p text:style-name="P2"/>
      <text:p text:style-name="P2"/>
      <text:p text:style-name="P2"/>
      <text:p text:style-name="P2"/>
      <text:p text:style-name="P2"/>
      <text:p text:style-name="P2"/>
      <text:p text:style-name="P2"/>
      <text:p text:style-name="P2"/>
      <text:p text:style-name="P2"/>
      <text:p text:style-name="P77">アプリケーション移行実践編</text:p>
      <text:p text:style-name="P32"/>
      <text:p text:style-name="P33"/>
      <text:p text:style-name="P3"/>
      <text:p text:style-name="_39_92.サブタイトル"/>
      <text:p text:style-name="P4">改訂履歴 </text:p>
      <table:table table:name="表2" table:style-name="表2">
        <table:table-column table:style-name="表2.A"/>
        <table:table-column table:style-name="表2.B"/>
        <table:table-column table:style-name="表2.C"/>
        <table:table-row table:style-name="表2.1">
          <table:table-cell table:style-name="表2.A1" office:value-type="string">
            <text:p text:style-name="P17">版</text:p>
          </table:table-cell>
          <table:table-cell table:style-name="表2.A1" office:value-type="string">
            <text:p text:style-name="P17">改訂日</text:p>
          </table:table-cell>
          <table:table-cell table:style-name="表2.C1" office:value-type="string">
            <text:p text:style-name="P17">変更内容<text:span text:style-name="T1"> </text:span></text:p>
          </table:table-cell>
        </table:table-row>
        <table:table-row table:style-name="表2.1">
          <table:table-cell table:style-name="表2.A5" office:value-type="string">
            <text:p text:style-name="P17">1.0</text:p>
          </table:table-cell>
          <table:table-cell table:style-name="表2.B5" office:value-type="string">
            <text:p text:style-name="P18">2013/04/22</text:p>
          </table:table-cell>
          <table:table-cell table:style-name="表2.C5" office:value-type="string">
            <text:p text:style-name="P18">初版</text:p>
          </table:table-cell>
        </table:table-row>
        <table:table-row table:style-name="表2.1">
          <table:table-cell table:style-name="表2.A5" office:value-type="string">
            <text:p text:style-name="P17"/>
          </table:table-cell>
          <table:table-cell table:style-name="表2.B5" office:value-type="string">
            <text:p text:style-name="P18"/>
          </table:table-cell>
          <table:table-cell table:style-name="表2.C5" office:value-type="string">
            <text:p text:style-name="P17"/>
          </table:table-cell>
        </table:table-row>
        <table:table-row table:style-name="表2.1">
          <table:table-cell table:style-name="表2.A5" office:value-type="string">
            <text:p text:style-name="P17"/>
          </table:table-cell>
          <table:table-cell table:style-name="表2.B5" office:value-type="string">
            <text:p text:style-name="P17"/>
          </table:table-cell>
          <table:table-cell table:style-name="表2.C5" office:value-type="string">
            <text:p text:style-name="P17"/>
          </table:table-cell>
        </table:table-row>
        <table:table-row table:style-name="表2.1">
          <table:table-cell table:style-name="表2.A5" office:value-type="string">
            <text:p text:style-name="P17"/>
          </table:table-cell>
          <table:table-cell table:style-name="表2.B5" office:value-type="string">
            <text:p text:style-name="P17"/>
          </table:table-cell>
          <table:table-cell table:style-name="表2.C5" office:value-type="string">
            <text:p text:style-name="P1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able"/>
      <text:p text:style-name="P4">はじめに<text:span text:style-name="T1"> </text:span></text:p>
      <text:p text:style-name="_39_94.見出し中_28_その他_29_">■本資料の概要と目的</text:p>
      <text:p text:style-name="P15"><text:bookmark-start text:name="__RefHeading__808_178903962"/>　本資料では、異種DBMSで稼動しているアプリケーションをPostgreSQL上に移行し、その移行手順と評価を記載します。<text:bookmark-end text:name="__RefHeading__808_178903962"/></text:p>
      <text:p text:style-name="P15"/>
      <text:p text:style-name="P68">■本資料で扱う用語の定義</text:p>
      <text:p text:style-name="P14"><text:span text:style-name="T1">　本資料</text:span>では、幾つかの曖昧な意味としてとらえることができる用語を用いますが、次のような意味で記載がされています。</text:p>
      <text:p text:style-name="Table"><text:span text:style-name="T2">表 </text:span><text:span text:style-name="T2"><text:sequence text:ref-name="refTable0" text:name="Table" text:formula="ooow:Table+1" style:num-format="1">1</text:sequence></text:span><text:span text:style-name="T2">: </text:span><text:span text:style-name="T3">用語定義</text:span></text:p>
      <table:table table:name="表10" table:style-name="表10">
        <table:table-column table:style-name="表10.A"/>
        <table:table-column table:style-name="表10.B"/>
        <table:table-column table:style-name="表10.C"/>
        <table:table-row>
          <table:table-cell table:style-name="表10.A1" office:value-type="string">
            <text:p text:style-name="P65">№</text:p>
          </table:table-cell>
          <table:table-cell table:style-name="表10.A1" office:value-type="string">
            <text:p text:style-name="P65">用語</text:p>
          </table:table-cell>
          <table:table-cell table:style-name="表10.C1" office:value-type="string">
            <text:p text:style-name="P65">意味</text:p>
          </table:table-cell>
        </table:table-row>
        <table:table-row>
          <table:table-cell table:style-name="表10.A5" office:value-type="string">
            <text:p text:style-name="P45">1</text:p>
          </table:table-cell>
          <table:table-cell table:style-name="表10.B6" office:value-type="string">
            <text:p text:style-name="P41">DBMS</text:p>
          </table:table-cell>
          <table:table-cell table:style-name="表10.C6" office:value-type="string">
            <text:p text:style-name="P40">データベース管理システムを指します。ここでは、PostgreSQLおよび異種DBMSの総称として利用します。</text:p>
          </table:table-cell>
        </table:table-row>
        <table:table-row>
          <table:table-cell table:style-name="表10.A5" office:value-type="string">
            <text:p text:style-name="P45">2</text:p>
          </table:table-cell>
          <table:table-cell table:style-name="表10.B6" office:value-type="string">
            <text:p text:style-name="P41">異種DBMS</text:p>
          </table:table-cell>
          <table:table-cell table:style-name="表10.C6" office:value-type="string">
            <text:p text:style-name="P40">PostgreSQLではない、データベース管理システムを指します。</text:p>
            <text:p text:style-name="P40">本資料では、Oracle Database、MySQL、およびMicrosoft SQL Serverが該当します。</text:p>
          </table:table-cell>
        </table:table-row>
        <table:table-row>
          <table:table-cell table:style-name="表10.A5" office:value-type="string">
            <text:p text:style-name="P45">3</text:p>
          </table:table-cell>
          <table:table-cell table:style-name="表10.B6" office:value-type="string">
            <text:p text:style-name="P41">Oracle</text:p>
          </table:table-cell>
          <table:table-cell table:style-name="表10.C6" office:value-type="string">
            <text:p text:style-name="P40">データベース管理システムのOracle Database を指します。</text:p>
          </table:table-cell>
        </table:table-row>
        <table:table-row>
          <table:table-cell table:style-name="表10.A5" office:value-type="string">
            <text:p text:style-name="P42">4</text:p>
          </table:table-cell>
          <table:table-cell table:style-name="表10.B6" office:value-type="string">
            <text:p text:style-name="P41">MySQL</text:p>
          </table:table-cell>
          <table:table-cell table:style-name="表10.C6" office:value-type="string">
            <text:p text:style-name="P40">データベース管理システムのMySQL を指します。</text:p>
          </table:table-cell>
        </table:table-row>
        <table:table-row>
          <table:table-cell table:style-name="表10.A6" office:value-type="float" office:value="5">
            <text:p text:style-name="P42">5</text:p>
          </table:table-cell>
          <table:table-cell table:style-name="表10.B6" office:value-type="string">
            <text:p text:style-name="P41">SQL Server</text:p>
          </table:table-cell>
          <table:table-cell table:style-name="表10.C6" office:value-type="string">
            <text:p text:style-name="P40">データベース管理システムのMicrosoft SQL Serverを指します。</text:p>
          </table:table-cell>
        </table:table-row>
      </table:table>
      <text:p text:style-name="P24"/>
      <text:p text:style-name="P68"/>
      <text:p text:style-name="P11">■本資料で扱うソフトウェア</text:p>
      <text:p text:style-name="P19"/>
      <text:p text:style-name="_32_.本文_ff08_中見出し_ff09_"><text:span text:style-name="T1">本資料</text:span>で登場する異種DBMS、および<text:span text:style-name="T1">ツールの一覧を記載します。</text:span></text:p>
      <text:p text:style-name="P38"/>
      <text:p text:style-name="P35"><text:span text:style-name="T2">表 </text:span><text:span text:style-name="T2"><text:sequence text:ref-name="refTable1" text:name="Table" text:formula="ooow:Table+1" style:num-format="1">2</text:sequence></text:span><text:span text:style-name="T2">: </text:span><text:span text:style-name="T3">異種DBMS一覧</text:span></text:p>
      <table:table table:name="表5" table:style-name="表5">
        <table:table-column table:style-name="表5.A"/>
        <table:table-column table:style-name="表5.B"/>
        <table:table-column table:style-name="表5.C"/>
        <table:table-row>
          <table:table-cell table:style-name="表5.A1" office:value-type="string">
            <text:p text:style-name="P65">№</text:p>
          </table:table-cell>
          <table:table-cell table:style-name="表5.A1" office:value-type="string">
            <text:p text:style-name="P65">DBMS</text:p>
          </table:table-cell>
          <table:table-cell table:style-name="表5.C1" office:value-type="string">
            <text:p text:style-name="P65">バージョン</text:p>
          </table:table-cell>
        </table:table-row>
        <table:table-row>
          <table:table-cell table:style-name="表5.A3" office:value-type="string">
            <text:p text:style-name="P45">1</text:p>
          </table:table-cell>
          <table:table-cell table:style-name="表5.B4" office:value-type="string">
            <text:p text:style-name="Table_20_Contents">Oracle Database</text:p>
          </table:table-cell>
          <table:table-cell table:style-name="表5.C3" office:value-type="string">
            <text:p text:style-name="Table_20_Contents">11g R2</text:p>
          </table:table-cell>
        </table:table-row>
        <table:table-row>
          <table:table-cell table:style-name="表5.A3" office:value-type="string">
            <text:p text:style-name="P45">2</text:p>
          </table:table-cell>
          <table:table-cell table:style-name="表5.B4" office:value-type="string">
            <text:p text:style-name="P40">Microsoft SQL Server</text:p>
          </table:table-cell>
          <table:table-cell table:style-name="表5.C3" office:value-type="string">
            <text:p text:style-name="Table_20_Contents">2008 R2<text:span text:style-name="T1"> Express</text:span></text:p>
          </table:table-cell>
        </table:table-row>
        <table:table-row>
          <table:table-cell table:style-name="表5.A4" office:value-type="float" office:value="3">
            <text:p text:style-name="P45">3</text:p>
          </table:table-cell>
          <table:table-cell table:style-name="表5.B4" office:value-type="string">
            <text:p text:style-name="P40">MySQL Server</text:p>
          </table:table-cell>
          <table:table-cell table:style-name="表5.C4" office:value-type="float" office:value="5.5">
            <text:p text:style-name="Table_20_Contents">5.5</text:p>
          </table:table-cell>
        </table:table-row>
      </table:table>
      <text:p text:style-name="P36"/>
      <text:p text:style-name="P67"><text:span text:style-name="T2">表 </text:span><text:span text:style-name="T2"><text:sequence text:ref-name="refTable2" text:name="Table" text:formula="ooow:Table+1" style:num-format="1">3</text:sequence></text:span><text:span text:style-name="T2">: </text:span><text:span text:style-name="T2">ツール</text:span><text:span text:style-name="T3">一覧</text:span></text:p>
      <table:table table:name="表6" table:style-name="表6">
        <table:table-column table:style-name="表6.A"/>
        <table:table-column table:style-name="表6.B"/>
        <table:table-column table:style-name="表6.C"/>
        <table:table-column table:style-name="表6.D"/>
        <table:table-column table:style-name="表6.E"/>
        <table:table-column table:style-name="表6.F"/>
        <table:table-row>
          <table:table-cell table:style-name="表6.A1" office:value-type="string">
            <text:p text:style-name="P65">№</text:p>
          </table:table-cell>
          <table:table-cell table:style-name="表6.A1" office:value-type="string">
            <text:p text:style-name="P65">ツール</text:p>
          </table:table-cell>
          <table:table-cell table:style-name="表6.A1" office:value-type="string">
            <text:p text:style-name="P65">バージョン</text:p>
          </table:table-cell>
          <table:table-cell table:style-name="表6.A1" office:value-type="string">
            <text:p text:style-name="P65">ライセンス</text:p>
          </table:table-cell>
          <table:table-cell table:style-name="表6.A1" office:value-type="string">
            <text:p text:style-name="P65">入手元（URI）</text:p>
          </table:table-cell>
          <table:table-cell table:style-name="表6.F1" office:value-type="string">
            <text:p text:style-name="P65">概要</text:p>
          </table:table-cell>
        </table:table-row>
        <table:table-row>
          <table:table-cell table:style-name="表6.A2" office:value-type="float" office:value="1">
            <text:p text:style-name="P46">1</text:p>
          </table:table-cell>
          <table:table-cell table:style-name="表6.B4" office:value-type="string">
            <text:p text:style-name="P50">Eclipse IDE for Java Developers</text:p>
          </table:table-cell>
          <table:table-cell table:style-name="表6.C4" office:value-type="string">
            <text:p text:style-name="P40">4.2.1</text:p>
            <text:p text:style-name="P40"/>
          </table:table-cell>
          <table:table-cell table:style-name="表6.D4" office:value-type="string">
            <text:p text:style-name="P47">Eclipse Public License Version 1.0</text:p>
          </table:table-cell>
          <table:table-cell table:style-name="表6.E4" office:value-type="string">
            <text:p text:style-name="P47">http://www.eclipse.org/downloads/</text:p>
          </table:table-cell>
          <table:table-cell table:style-name="表6.F4" office:value-type="string">
            <text:p text:style-name="P47">統合開発環境。</text:p>
          </table:table-cell>
        </table:table-row>
        <table:table-row table:style-name="表6.3">
          <table:table-cell table:style-name="表6.A3" office:value-type="float" office:value="2">
            <text:p text:style-name="P46">2</text:p>
          </table:table-cell>
          <table:table-cell table:style-name="表6.B4" office:value-type="string">
            <text:p text:style-name="P50">Commander4j</text:p>
          </table:table-cell>
          <table:table-cell table:style-name="表6.C3" office:value-type="float" office:value="3.98">
            <text:p text:style-name="P40">3.98</text:p>
          </table:table-cell>
          <table:table-cell table:style-name="表6.D4" office:value-type="string">
            <text:p text:style-name="P40">GNU Lesser General Public License v2</text:p>
          </table:table-cell>
          <table:table-cell table:style-name="表6.E3" office:value-type="string">
            <text:p text:style-name="Table_20_Contents"><text:a xlink:type="simple" xlink:href="http://www.commander4j.com/"><text:span text:style-name="T10">http://www.commander4j.com/</text:span></text:a></text:p>
            <text:p text:style-name="P53"/>
          </table:table-cell>
          <table:table-cell table:style-name="表6.F4" office:value-type="string">
            <text:p text:style-name="P47">生産記録と業界標準 （EAN 128) GTIN バーコードラベルの作成のための Java ベースのアプリケーション。</text:p>
          </table:table-cell>
        </table:table-row>
        <table:table-row>
          <table:table-cell table:style-name="表6.A4" office:value-type="float" office:value="3">
            <text:p text:style-name="P46">3</text:p>
          </table:table-cell>
          <table:table-cell table:style-name="表6.B4" office:value-type="string">
            <text:p text:style-name="P50">db_syntax_diff</text:p>
          </table:table-cell>
          <table:table-cell table:style-name="表6.C4" office:value-type="string">
            <text:p text:style-name="P40">2.0</text:p>
          </table:table-cell>
          <table:table-cell table:style-name="表6.D4" office:value-type="string">
            <text:p text:style-name="P40">Th PostgreSQL License</text:p>
          </table:table-cell>
          <table:table-cell table:style-name="表6.E4" office:value-type="string">
            <text:p text:style-name="P47">https://github.com/db-syntax-diff</text:p>
          </table:table-cell>
          <table:table-cell table:style-name="表6.F4" office:value-type="string">
            <text:p text:style-name="P47">Oracle上で稼動するアプリケーションをPostgreSQLへ移行する際に修正が必要となる項目の概要を報告する支援ツール。</text:p>
          </table:table-cell>
        </table:table-row>
      </table:table>
      <text:p text:style-name="P23"/>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3">目次</text:p>
          </text:index-title>
          <text:p text:style-name="P79"><text:a xlink:type="simple" xlink:href="#__RefHeading__5041_1118721858" text:style-name="Index_20_Link" text:visited-style-name="Index_20_Link">1.アプリケーション移行トライアル概要<text:tab/>6</text:a></text:p>
          <text:p text:style-name="P78"><text:a xlink:type="simple" xlink:href="#__RefHeading__5043_1118721858" text:style-name="Index_20_Link" text:visited-style-name="Index_20_Link">1.1.目的<text:tab/>6</text:a></text:p>
          <text:p text:style-name="P78"><text:a xlink:type="simple" xlink:href="#__RefHeading__5045_1118721858" text:style-name="Index_20_Link" text:visited-style-name="Index_20_Link">1.2.移行対象アプリケーション<text:tab/>6</text:a></text:p>
          <text:p text:style-name="P78"><text:a xlink:type="simple" xlink:href="#__RefHeading__5047_1118721858" text:style-name="Index_20_Link" text:visited-style-name="Index_20_Link">1.3.対象データベース、JDBCドライバ<text:tab/>6</text:a></text:p>
          <text:p text:style-name="P78"><text:a xlink:type="simple" xlink:href="#__RefHeading__5049_1118721858" text:style-name="Index_20_Link" text:visited-style-name="Index_20_Link">1.4.SQL差分調査ツール<text:tab/>7</text:a></text:p>
          <text:p text:style-name="P79"><text:a xlink:type="simple" xlink:href="#__RefHeading__866_566129406" text:style-name="Index_20_Link" text:visited-style-name="Index_20_Link">2.移行対象アプリケーションについて<text:tab/>8</text:a></text:p>
          <text:p text:style-name="P78"><text:a xlink:type="simple" xlink:href="#__RefHeading__812_178903962" text:style-name="Index_20_Link" text:visited-style-name="Index_20_Link">2.1.Commander4jディレクトリ構成<text:tab/>8</text:a></text:p>
          <text:p text:style-name="P78"><text:a xlink:type="simple" xlink:href="#__RefHeading__5051_1118721858" text:style-name="Index_20_Link" text:visited-style-name="Index_20_Link">2.2.SQL実行イメージ<text:tab/>9</text:a></text:p>
          <text:p text:style-name="P79"><text:a xlink:type="simple" xlink:href="#__RefHeading__5053_1118721858" text:style-name="Index_20_Link" text:visited-style-name="Index_20_Link">3.移行準備<text:tab/>11</text:a></text:p>
          <text:p text:style-name="P78"><text:a xlink:type="simple" xlink:href="#__RefHeading__5055_1118721858" text:style-name="Index_20_Link" text:visited-style-name="Index_20_Link">3.1.PostgreSQLサーバの構築<text:tab/>11</text:a></text:p>
          <text:p text:style-name="P78"><text:a xlink:type="simple" xlink:href="#__RefHeading__5057_1118721858" text:style-name="Index_20_Link" text:visited-style-name="Index_20_Link">3.2.db_syntax_diffの適用<text:tab/>11</text:a></text:p>
          <text:p text:style-name="P79"><text:a xlink:type="simple" xlink:href="#__RefHeading__724_1783628202" text:style-name="Index_20_Link" text:visited-style-name="Index_20_Link">4.移行手順<text:tab/>14</text:a></text:p>
          <text:p text:style-name="P78"><text:a xlink:type="simple" xlink:href="#__RefHeading__726_1783628202" text:style-name="Index_20_Link" text:visited-style-name="Index_20_Link">4.1.移行対象の修正<text:tab/>14</text:a></text:p>
          <text:p text:style-name="P78"><text:a xlink:type="simple" xlink:href="#__RefHeading__5059_1118721858" text:style-name="Index_20_Link" text:visited-style-name="Index_20_Link">4.2.移行修正の動作確認<text:tab/>19</text:a></text:p>
          <text:p text:style-name="P79"><text:a xlink:type="simple" xlink:href="#__RefHeading__5061_1118721858" text:style-name="Index_20_Link" text:visited-style-name="Index_20_Link">5.移行実施結果<text:tab/>20</text:a></text:p>
          <text:p text:style-name="P78"><text:a xlink:type="simple" xlink:href="#__RefHeading__5063_1118721858" text:style-name="Index_20_Link" text:visited-style-name="Index_20_Link">5.1.db_syntax_diff実行結果<text:tab/>20</text:a></text:p>
          <text:p text:style-name="P78"><text:a xlink:type="simple" xlink:href="#__RefHeading__1016_206250237" text:style-name="Index_20_Link" text:visited-style-name="Index_20_Link">5.2.db_syntax_diff未報告の事象<text:tab/>21</text:a></text:p>
          <text:p text:style-name="P78"><text:a xlink:type="simple" xlink:href="#__RefHeading__1014_206250237" text:style-name="Index_20_Link" text:visited-style-name="Index_20_Link">5.3.移行作業の各作業時間割合<text:tab/>22</text:a></text:p>
          <text:p text:style-name="P79"><text:a xlink:type="simple" xlink:href="#__RefHeading__1018_206250237" text:style-name="Index_20_Link" text:visited-style-name="Index_20_Link">6.まとめ<text:tab/>24</text:a></text:p>
          <text:p text:style-name="P79"><text:a xlink:type="simple" xlink:href="#__RefHeading__8335_1678053833" text:style-name="Index_20_Link" text:visited-style-name="Index_20_Link">7.別紙・付録一覧<text:tab/>24</text:a></text:p>
        </text:index-body>
      </text:table-of-content>
      <text:p text:style-name="Standard"/>
      <text:p text:style-name="P30"/>
      <text:h text:style-name="P89" text:outline-level="1"><text:bookmark-start text:name="__RefHeading__5041_1118721858"/>アプリケーション移行トライアル概要<text:bookmark-end text:name="__RefHeading__5041_1118721858"/></text:h>
      <text:h text:style-name="P100" text:outline-level="2"><text:bookmark-start text:name="__RefHeading__5043_1118721858"/>目的<text:bookmark-end text:name="__RefHeading__5043_1118721858"/></text:h>
      <text:p text:style-name="P38">PostgreSQL未対応のアプリケーション「Commander4j」をPostgreSQLでも動作するように修正を行います。</text:p>
      <text:p text:style-name="P38">本作業を通じて、アプリケーション移行に必要な手順の明確化、およびSQL抽出ツール適用結果の評価を行います。</text:p>
      <text:p text:style-name="P38"/>
      <text:h text:style-name="P100" text:outline-level="2"><text:bookmark-start text:name="__RefHeading__5045_1118721858"/>移行対象アプリケーション<text:bookmark-end text:name="__RefHeading__5045_1118721858"/></text:h>
      <text:p text:style-name="P38">Commander4j は生産記録と業界標準 （EAN 128) GTIN バーコードラベルの作成のための Java ベースのアプリケーションです。Commander4j は、SQL ServerやOracle 、MySQL データベースで使用することができます。</text:p>
      <text:p text:style-name="_32_.本文_ff08_中見出し_ff09_"><text:span text:style-name="T1">Commander4j </text:span>の<text:span text:style-name="T1">概要を</text:span>以下に記載します。</text:p>
      <text:p text:style-name="_31_.本文_28_大見出し_29_"/>
      <text:p text:style-name="P34">表 <text:sequence text:ref-name="refTable3" text:name="Table" text:formula="ooow:Table+1" style:num-format="1">1.1</text:sequence>: <text:span text:style-name="T1">移行対象アプリケーション情報</text:span></text:p>
      <table:table table:name="表1" table:style-name="表1">
        <table:table-column table:style-name="表1.A"/>
        <table:table-column table:style-name="表1.B"/>
        <table:table-column table:style-name="表1.C"/>
        <table:table-row table:style-name="表1.1">
          <table:table-cell table:style-name="表1.A1" office:value-type="string">
            <text:p text:style-name="P65">項目</text:p>
          </table:table-cell>
          <table:table-cell table:style-name="表1.A1" office:value-type="string">
            <text:p text:style-name="P65">内容</text:p>
          </table:table-cell>
          <table:table-cell table:style-name="表1.C1" office:value-type="string">
            <text:p text:style-name="P65">備考</text:p>
          </table:table-cell>
        </table:table-row>
        <table:table-row>
          <table:table-cell table:style-name="表1.A15" office:value-type="string">
            <text:p text:style-name="P53">名称</text:p>
          </table:table-cell>
          <table:table-cell table:style-name="表1.B15" office:value-type="string">
            <text:p text:style-name="P53">Commander4j</text:p>
          </table:table-cell>
          <table:table-cell table:style-name="表1.C15" office:value-type="string">
            <text:p text:style-name="P53"/>
          </table:table-cell>
        </table:table-row>
        <table:table-row>
          <table:table-cell table:style-name="表1.A15" office:value-type="string">
            <text:p text:style-name="P53">バージョン</text:p>
          </table:table-cell>
          <table:table-cell table:style-name="表1.B3" office:value-type="float" office:value="3.98">
            <text:p text:style-name="P53">3.98</text:p>
          </table:table-cell>
          <table:table-cell table:style-name="表1.C15" office:value-type="string">
            <text:p text:style-name="P53"/>
          </table:table-cell>
        </table:table-row>
        <table:table-row>
          <table:table-cell table:style-name="表1.A15" office:value-type="string">
            <text:p text:style-name="P53">対象アプリケーション</text:p>
          </table:table-cell>
          <table:table-cell table:style-name="表1.B15" office:value-type="string">
            <text:p text:style-name="P53">デスクトップアプリケーション版</text:p>
          </table:table-cell>
          <table:table-cell table:style-name="表1.C15" office:value-type="string">
            <text:p text:style-name="P53">Webアプリケーション版も存在するが今回の移行作業では対象外とする。</text:p>
          </table:table-cell>
        </table:table-row>
        <table:table-row>
          <table:table-cell table:style-name="表1.A15" office:value-type="string">
            <text:p text:style-name="P53">記述言語</text:p>
          </table:table-cell>
          <table:table-cell table:style-name="表1.B15" office:value-type="string">
            <text:p text:style-name="P53">Java、XML</text:p>
          </table:table-cell>
          <table:table-cell table:style-name="表1.C15" office:value-type="string">
            <text:p text:style-name="P53"/>
          </table:table-cell>
        </table:table-row>
        <table:table-row>
          <table:table-cell table:style-name="表1.A15" office:value-type="string">
            <text:p text:style-name="P53">DBへのインターフェース</text:p>
          </table:table-cell>
          <table:table-cell table:style-name="表1.B15" office:value-type="string">
            <text:p text:style-name="P53">JDBC</text:p>
          </table:table-cell>
          <table:table-cell table:style-name="表1.C15" office:value-type="string">
            <text:p text:style-name="P53"/>
          </table:table-cell>
        </table:table-row>
        <table:table-row>
          <table:table-cell table:style-name="表1.A15" office:value-type="string">
            <text:p text:style-name="P53">対応DB</text:p>
          </table:table-cell>
          <table:table-cell table:style-name="表1.B15" office:value-type="string">
            <text:p text:style-name="P53">Oracle Database 11g R2</text:p>
            <text:p text:style-name="P53">Microsoft SQL Server 2008 R2 Express</text:p>
            <text:p text:style-name="P53">MySQL Server 5.5</text:p>
          </table:table-cell>
          <table:table-cell table:style-name="表1.C15" office:value-type="string">
            <text:p text:style-name="P53"/>
          </table:table-cell>
        </table:table-row>
        <table:table-row>
          <table:table-cell table:style-name="表1.A15" office:value-type="string">
            <text:p text:style-name="P53">Javaファイル数</text:p>
          </table:table-cell>
          <table:table-cell table:style-name="表1.B15" office:value-type="string">
            <text:p text:style-name="P53">272ファイル</text:p>
          </table:table-cell>
          <table:table-cell table:style-name="表1.C15" office:value-type="string">
            <text:p text:style-name="P53"/>
          </table:table-cell>
        </table:table-row>
        <table:table-row>
          <table:table-cell table:style-name="表1.A15" office:value-type="string">
            <text:p text:style-name="P53">ステップ数</text:p>
          </table:table-cell>
          <table:table-cell table:style-name="表1.B15" office:value-type="string">
            <text:p text:style-name="P53">71.242Ks</text:p>
          </table:table-cell>
          <table:table-cell table:style-name="表1.C15" office:value-type="string">
            <text:p text:style-name="P53"/>
          </table:table-cell>
        </table:table-row>
        <table:table-row>
          <table:table-cell table:style-name="表1.A15" office:value-type="string">
            <text:p text:style-name="P53">DBテーブル数</text:p>
          </table:table-cell>
          <table:table-cell table:style-name="表1.B15" office:value-type="string">
            <text:p text:style-name="P53">39テーブル</text:p>
          </table:table-cell>
          <table:table-cell table:style-name="表1.C15" office:value-type="string">
            <text:p text:style-name="P53"/>
          </table:table-cell>
        </table:table-row>
        <table:table-row>
          <table:table-cell table:style-name="表1.A15" office:value-type="string">
            <text:p text:style-name="P53">DBビュー数</text:p>
          </table:table-cell>
          <table:table-cell table:style-name="表1.B15" office:value-type="string">
            <text:p text:style-name="P53">2ビュー</text:p>
          </table:table-cell>
          <table:table-cell table:style-name="表1.C15" office:value-type="string">
            <text:p text:style-name="P53"/>
          </table:table-cell>
        </table:table-row>
        <table:table-row>
          <table:table-cell table:style-name="表1.A15" office:value-type="string">
            <text:p text:style-name="P53">SQL数</text:p>
          </table:table-cell>
          <table:table-cell table:style-name="表1.B15" office:value-type="string">
            <text:p text:style-name="P53">3390</text:p>
          </table:table-cell>
          <table:table-cell table:style-name="表1.C15" office:value-type="string">
            <text:p text:style-name="P53"/>
          </table:table-cell>
        </table:table-row>
        <table:table-row>
          <table:table-cell table:style-name="表1.A15" office:value-type="string">
            <text:p text:style-name="P53">ストアドプロシージャ数</text:p>
          </table:table-cell>
          <table:table-cell table:style-name="表1.B15" office:value-type="string">
            <text:p text:style-name="P53">0</text:p>
          </table:table-cell>
          <table:table-cell table:style-name="表1.C15" office:value-type="string">
            <text:p text:style-name="P53"/>
          </table:table-cell>
        </table:table-row>
        <table:table-row>
          <table:table-cell table:style-name="表1.A15" office:value-type="string">
            <text:p text:style-name="P53">入手元(URL)</text:p>
          </table:table-cell>
          <table:table-cell table:style-name="表1.B15" office:value-type="string">
            <text:p text:style-name="P53">http://www.commander4j.com/</text:p>
          </table:table-cell>
          <table:table-cell table:style-name="表1.C15" office:value-type="string">
            <text:p text:style-name="P53"/>
          </table:table-cell>
        </table:table-row>
        <table:table-row>
          <table:table-cell table:style-name="表1.A15" office:value-type="string">
            <text:p text:style-name="P53">ライセンス</text:p>
          </table:table-cell>
          <table:table-cell table:style-name="表1.B15" office:value-type="string">
            <text:p text:style-name="P53">GNU Lesser General Public License v2</text:p>
          </table:table-cell>
          <table:table-cell table:style-name="表1.C15" office:value-type="string">
            <text:p text:style-name="P53"/>
          </table:table-cell>
        </table:table-row>
      </table:table>
      <text:p text:style-name="P29"/>
      <text:p text:style-name="P38"/>
      <text:h text:style-name="P100" text:outline-level="2"><text:bookmark-start text:name="__RefHeading__5047_1118721858"/>対象データベース、JDBCドライバ<text:bookmark-end text:name="__RefHeading__5047_1118721858"/></text:h>
      <text:p text:style-name="P38">移行先のPostgreSQLのバージョンと使用するJDBCドライバを以下に記載します。</text:p>
      <text:p text:style-name="P38"/>
      <text:p text:style-name="P35"><text:span text:style-name="T2">表 </text:span><text:span text:style-name="T2"><text:sequence text:ref-name="refTable4" text:name="Table" text:formula="ooow:Table+1" style:num-format="1">1.2</text:sequence></text:span><text:span text:style-name="T2">: </text:span><text:span text:style-name="T3">移行先データベース情報</text:span></text:p>
      <table:table table:name="表7" table:style-name="表7">
        <table:table-column table:style-name="表7.A"/>
        <table:table-column table:style-name="表7.B"/>
        <table:table-column table:style-name="表7.C"/>
        <table:table-column table:style-name="表7.D"/>
        <table:table-header-rows>
          <table:table-row table:style-name="表7.1">
            <table:table-cell table:style-name="表7.A1" office:value-type="string">
              <text:p text:style-name="P65">№</text:p>
            </table:table-cell>
            <table:table-cell table:style-name="表7.A1" office:value-type="string">
              <text:p text:style-name="P65">名称</text:p>
            </table:table-cell>
            <table:table-cell table:style-name="表7.A1" office:value-type="string">
              <text:p text:style-name="P65">バージョン</text:p>
            </table:table-cell>
            <table:table-cell table:style-name="表7.D1" office:value-type="string">
              <text:p text:style-name="P65">入手元(URL)</text:p>
            </table:table-cell>
          </table:table-row>
        </table:table-header-rows>
        <table:table-row>
          <table:table-cell table:style-name="表7.A3" office:value-type="string">
            <text:p text:style-name="P51">1</text:p>
          </table:table-cell>
          <table:table-cell table:style-name="表7.B3" office:value-type="string">
            <text:p text:style-name="P52">PostgreSQL</text:p>
          </table:table-cell>
          <table:table-cell table:style-name="表7.C3" office:value-type="string">
            <text:p text:style-name="P52">9.2.2 </text:p>
          </table:table-cell>
          <table:table-cell table:style-name="表7.D3" office:value-type="string">
            <text:p text:style-name="P52">http://www.postgresql.org/ftp/source/v9.2.2/</text:p>
          </table:table-cell>
        </table:table-row>
        <table:table-row>
          <table:table-cell table:style-name="表7.A3" office:value-type="string">
            <text:p text:style-name="P51">2</text:p>
          </table:table-cell>
          <table:table-cell table:style-name="表7.B3" office:value-type="string">
            <text:p text:style-name="P48">JDBCドライバ</text:p>
          </table:table-cell>
          <table:table-cell table:style-name="表7.C3" office:value-type="string">
            <text:p text:style-name="P62">9.2 Build 1002</text:p>
            <text:p text:style-name="P54"><text:span text:style-name="T7">(Type4)</text:span> </text:p>
          </table:table-cell>
          <table:table-cell table:style-name="表7.D3" office:value-type="string">
            <text:p text:style-name="P49">http://jdbc.postgresql.org/download.html</text:p>
          </table:table-cell>
        </table:table-row>
      </table:table>
      <text:p text:style-name="P37"/>
      <text:p text:style-name="P12"/>
      <text:h text:style-name="P100" text:outline-level="2"><text:bookmark-start text:name="__RefHeading__5049_1118721858"/>SQL差分調査ツール<text:bookmark-end text:name="__RefHeading__5049_1118721858"/></text:h>
      <text:p text:style-name="P38">アプリケーション移行に使用するSQL差分調査ツールを以下に記載します。</text:p>
      <text:p text:style-name="P38"/>
      <text:p text:style-name="P35"><text:span text:style-name="T2">表 </text:span><text:span text:style-name="T2"><text:sequence text:ref-name="refTable5" text:name="Table" text:formula="ooow:Table+1" style:num-format="1">1.3</text:sequence></text:span><text:span text:style-name="T2">: </text:span><text:span text:style-name="T3">移行先データベース情報</text:span></text:p>
      <table:table table:name="表8" table:style-name="表8">
        <table:table-column table:style-name="表8.A"/>
        <table:table-column table:style-name="表8.B"/>
        <table:table-column table:style-name="表8.C"/>
        <table:table-column table:style-name="表8.D"/>
        <table:table-header-rows>
          <table:table-row table:style-name="表8.1">
            <table:table-cell table:style-name="表8.A1" office:value-type="string">
              <text:p text:style-name="P65">№</text:p>
            </table:table-cell>
            <table:table-cell table:style-name="表8.A1" office:value-type="string">
              <text:p text:style-name="P65">名称</text:p>
            </table:table-cell>
            <table:table-cell table:style-name="表8.A1" office:value-type="string">
              <text:p text:style-name="P65">バージョン</text:p>
            </table:table-cell>
            <table:table-cell table:style-name="表8.D1" office:value-type="string">
              <text:p text:style-name="P65">入手元(URL)</text:p>
            </table:table-cell>
          </table:table-row>
        </table:table-header-rows>
        <table:table-row>
          <table:table-cell table:style-name="表8.A2" office:value-type="string">
            <text:p text:style-name="P45">1</text:p>
          </table:table-cell>
          <table:table-cell table:style-name="表8.B2" office:value-type="string">
            <text:p text:style-name="P40">db-syntax-diff</text:p>
          </table:table-cell>
          <table:table-cell table:style-name="表8.C2" office:value-type="string">
            <text:p text:style-name="P40">2.0</text:p>
          </table:table-cell>
          <table:table-cell table:style-name="表8.D2" office:value-type="string">
            <text:p text:style-name="P40">https://github.com/db-syntax-diff</text:p>
          </table:table-cell>
        </table:table-row>
      </table:table>
      <text:h text:style-name="P88" text:outline-level="1" text:is-list-header="true"/>
      <text:p text:style-name="P6"/>
      <text:h text:style-name="P88" text:outline-level="1"><text:bookmark-start text:name="__RefHeading__866_566129406"/>移行対象アプリケーションについて<text:bookmark-end text:name="__RefHeading__866_566129406"/></text:h>
      <text:p text:style-name="P29">Commander4jの仕様に関して移行に関連する箇所のみ記載します。</text:p>
      <text:p text:style-name="P29"/>
      <text:h text:style-name="P100" text:outline-level="2"><text:bookmark-start text:name="__RefHeading__812_178903962"/>Commander4jディレクトリ構成<text:bookmark-end text:name="__RefHeading__812_178903962"/></text:h>
      <text:p text:style-name="P38">移行に関連するディレクトリの構成を以下に記載します。</text:p>
      <text:p text:style-name="P38"/>
      <table:table table:name="表11" table:style-name="表11">
        <table:table-column table:style-name="表11.A"/>
        <table:table-row>
          <table:table-cell table:style-name="表11.A1" office:value-type="string">
            <text:p text:style-name="P3">[./]</text:p>
            <text:p text:style-name="P3">|</text:p>
            <text:p text:style-name="P3">+--- lib/</text:p>
            <text:p text:style-name="P3">| <text:s text:c="6"/>|</text:p>
            <text:p text:style-name="P3">| <text:s text:c="6"/>+---- db/</text:p>
            <text:p text:style-name="P3">| <text:s text:c="6"/>+---- …</text:p>
            <text:p text:style-name="P3">|</text:p>
            <text:p text:style-name="P3">+--- src/</text:p>
            <text:p text:style-name="P3">|</text:p>
            <text:p text:style-name="P3">+--- xml/</text:p>
            <text:p text:style-name="P3">| <text:s text:c="6"/>|</text:p>
            <text:p text:style-name="P3">| <text:s text:c="6"/>+--- schema/</text:p>
            <text:p text:style-name="P3">| <text:s text:c="6"/>| <text:s text:c="6"/>|</text:p>
            <text:p text:style-name="P3">| <text:s text:c="6"/>| <text:s text:c="6"/>+--- com.microsoft.sqlserver.jdbc.SQLServerDriver/</text:p>
            <text:p text:style-name="P3">| <text:s text:c="6"/>| <text:s text:c="6"/>+--- com.mysql.jdbc.Driver/</text:p>
            <text:p text:style-name="P3">| <text:s text:c="6"/>| <text:s text:c="6"/>+--- oracle.jdbc.driver.OracleDriver/</text:p>
            <text:p text:style-name="P3">| <text:s text:c="6"/>|</text:p>
            <text:p text:style-name="P3">| <text:s text:c="6"/>+--- sql/</text:p>
            <text:p text:style-name="P3">| <text:s text:c="6"/>| <text:s text:c="6"/>|</text:p>
            <text:p text:style-name="P3">| <text:s text:c="6"/>| <text:s text:c="6"/>+--- sql.com.microsoft.sqlserver.jdbc.SQLServerDriver.xml</text:p>
            <text:p text:style-name="P3">| <text:s text:c="6"/>| <text:s text:c="6"/>+--- sql.com.mysql.jdbc.Driver.xml</text:p>
            <text:p text:style-name="P3">| <text:s text:c="6"/>| <text:s text:c="6"/>+--- sql.oracle.jdbc.driver.OracleDriver.xml</text:p>
            <text:p text:style-name="P3">| <text:s text:c="6"/>|</text:p>
            <text:p text:style-name="P3">| <text:s text:c="6"/>+--- view/</text:p>
            <text:p text:style-name="P3">| <text:s text:c="6"/>| <text:s text:c="6"/>|</text:p>
            <text:p text:style-name="P3">| <text:s text:c="6"/>| <text:s text:c="5"/>+--- view.com.microsoft.sqlserver.jdbc.SQLServerDriver.xml</text:p>
            <text:p text:style-name="P3">| <text:s text:c="6"/>| <text:s text:c="5"/>+--- view.com.mysql.jdbc.Driver.xml</text:p>
            <text:p text:style-name="P3">| <text:s text:c="6"/>| <text:s text:c="5"/>+--- view.oracle.jdbc.driver.OracleDriver.xml</text:p>
            <text:p text:style-name="P3">| <text:s text:c="6"/>|</text:p>
            <text:p text:style-name="P3">| <text:s text:c="6"/>+--- …</text:p>
            <text:p text:style-name="P3">|</text:p>
            <text:p text:style-name="P3">+--- …</text:p>
          </table:table-cell>
        </table:table-row>
      </table:table>
      <text:p text:style-name="P38"/>
      <text:p text:style-name="P38">lib/db・・・・・・・・・・各DBMS用JDBCドライバのjarファイルを格納するディレクトリ</text:p>
      <text:p text:style-name="P38">src・・・・・・・・・・・・ソースファイルのJavaファイルを格納するディレクトリ</text:p>
      <text:p text:style-name="P38">xml/schema・・・・各DBMS毎にJDBCドライバ名のディレクトリを作成し、環境構築時に実行されるSQL文を記載した、 <text:s text:c="25"/>XMLファイルを格納するディレクトリ</text:p>
      <text:p text:style-name="P38">sql・・・・・・・・・・・・操作時に実行されるSQL文を記載した、各DBMS毎にJDBCドライバ名で区別されたXML</text:p>
      <text:p text:style-name="P38"><text:s text:c="24"/>ファイルを格納するディレクトリ</text:p>
      <text:p text:style-name="P38">view・・・・・・・・・・・上記XMLファイルに記述されたSQL内のマクロを記載した、各DBMS毎にJDBCドライバ名で</text:p>
      <text:p text:style-name="P38"><text:s text:c="24"/>区別されたXMLファイルを格納するディレクトリ</text:p>
      <text:p text:style-name="P38"/>
      <text:p text:style-name="P7"/>
      <text:h text:style-name="P100" text:outline-level="2"><text:bookmark-start text:name="__RefHeading__5051_1118721858"/>SQL実行イメージ<text:bookmark-end text:name="__RefHeading__5051_1118721858"/></text:h>
      <text:p text:style-name="P38">Commander4j のSQL実行イメージを以下に記載します。</text:p>
      <text:p text:style-name="_32_.本文_ff08_中見出し_ff09_"/>
      <text:p text:style-name="_32_.本文_ff08_中見出し_ff09_"><draw:frame draw:style-name="fr2" draw:name="枠4" text:anchor-type="paragraph" svg:x="0.139cm" svg:y="0.229cm" svg:width="16.76cm" draw:z-index="54"><draw:text-box fo:min-height="8.151cm"><text:p text:style-name="P66"><draw:g text:anchor-type="paragraph" draw:z-index="55" draw:style-name="gr2"><draw:g draw:style-name="gr3"><draw:rect draw:style-name="gr4" draw:text-style-name="P111" svg:width="1.011cm" svg:height="2.082cm" svg:x="10.689cm" svg:y="5.523cm"><text:p/></draw:rect><draw:rect draw:style-name="gr4" draw:text-style-name="P111" svg:width="1.013cm" svg:height="2.082cm" svg:x="11.7cm" svg:y="5.523cm"><text:p/></draw:rect><draw:rect draw:style-name="gr4" draw:text-style-name="P111" svg:width="1.011cm" svg:height="0.636cm" svg:x="10.689cm" svg:y="5.523cm"><text:p/></draw:rect><draw:rect draw:style-name="gr4" draw:text-style-name="P111" svg:width="0.786cm" svg:height="0.137cm" svg:x="10.802cm" svg:y="5.791cm"><text:p/></draw:rect><draw:custom-shape draw:style-name="gr5" svg:width="1.013cm" svg:height="1.722cm" svg:x="11.7cm" svg:y="5.523cm"><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ellipse draw:style-name="gr4" draw:text-style-name="P111" svg:width="0.175cm" svg:height="0.172cm" svg:x="10.77cm" svg:y="6.278cm"><text:p/></draw:ellipse><draw:g draw:style-name="gr3"><draw:ellipse draw:style-name="gr4" draw:text-style-name="P111" svg:width="0.082cm" svg:height="0.073cm" svg:x="12.456cm" svg:y="5.608cm"><text:p/></draw:ellipse><draw:ellipse draw:style-name="gr4" draw:text-style-name="P111" svg:width="0.082cm" svg:height="0.073cm" svg:x="12.569cm" svg:y="5.608cm"><text:p/></draw:ellipse><draw:ellipse draw:style-name="gr4" draw:text-style-name="P111" svg:width="0.084cm" svg:height="0.073cm" svg:x="12.573cm" svg:y="5.699cm"><text:p/></draw:ellipse></draw:g><draw:line draw:style-name="gr4" draw:text-style-name="P111" svg:x1="11.7cm" svg:y1="6.391cm" svg:x2="12.713cm" svg:y2="6.391cm"><text:p/></draw:line></draw:g><draw:custom-shape draw:style-name="gr5" svg:width="1.221cm" svg:height="1.2cm" svg:x="12.049cm" svg:y="6.632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g><draw:custom-shape text:anchor-type="paragraph" draw:z-index="57" draw:style-name="gr7" draw:text-style-name="P113" svg:width="3.705cm" svg:height="1.294cm" svg:x="10.458cm" svg:y="0.372cm"><text:p text:style-name="P111"><text:span text:style-name="T15">SQL Server</text:span><text:span text:style-name="T15">用</text:span></text:p><text:p text:style-name="P111"><text:span text:style-name="T15">XML</text:span><text:span text:style-name="T15">ファイル</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8" draw:style-name="gr8" draw:text-style-name="P114" svg:width="4.306cm" svg:height="0.722cm" svg:x="9.636cm" svg:y="7.394cm"><text:p text:style-name="P111"><text:span text:style-name="T16">対象</text:span><text:span text:style-name="T16">DBMS</text:span></text:p><draw:enhanced-geometry svg:viewBox="0 0 21600 21600" draw:mirror-horizontal="false" draw:mirror-vertical="false" draw:type="rectangle" draw:enhanced-path="M 0 0 L 21600 0 21600 21600 0 21600 0 0 Z N"/></draw:custom-shape></text:p><text:p text:style-name="Illustration"><draw:custom-shape text:anchor-type="paragraph" draw:z-index="63" draw:style-name="gr7" draw:text-style-name="P113" svg:width="3.705cm" svg:height="1.294cm" svg:x="10.77cm" svg:y="0.492cm"><text:p text:style-name="P111"><text:span text:style-name="T15">MySQL</text:span><text:span text:style-name="T15">用</text:span></text:p><text:p text:style-name="P111"><text:span text:style-name="T15">XML</text:span><text:span text:style-name="T15">ファイル</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span text:style-name="Caption_20_characters"/></text:p><text:p text:style-name="Illustration"><draw:custom-shape text:anchor-type="paragraph" draw:z-index="64" draw:style-name="gr7" draw:text-style-name="P113" svg:width="3.705cm" svg:height="1.294cm" svg:x="11.444cm" svg:y="0.614cm"><text:p text:style-name="P111"><text:span text:style-name="T15">Oracle Database</text:span><text:span text:style-name="T15">用</text:span></text:p><text:p text:style-name="P111"><text:span text:style-name="T15">XML</text:span><text:span text:style-name="T15">ファイル</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9" draw:style-name="gr9" draw:text-style-name="P111" svg:x1="10.26cm" svg:y1="0.427cm" svg:x2="4.681cm" svg:y2="2.496cm"><text:p/></draw:line><draw:rect text:anchor-type="paragraph" draw:z-index="62" draw:style-name="gr11" draw:text-style-name="P114" svg:width="3.525cm" svg:height="1.347cm" svg:x="4.307cm" svg:y="-0.076cm"><text:p text:style-name="P111"><text:span text:style-name="T16">対象</text:span><text:span text:style-name="T16">DBMS</text:span><text:span text:style-name="T16">に対応した</text:span></text:p><text:p text:style-name="P111"><text:span text:style-name="T16">XML</text:span><text:span text:style-name="T16">ファイルから</text:span></text:p><text:p text:style-name="P111"><text:span text:style-name="T16">SQL</text:span><text:span text:style-name="T16">の読み込み</text:span></text:p></draw:rect><text:span text:style-name="Caption_20_characters"/></text:p><text:p text:style-name="Illustration"><text:span text:style-name="Caption_20_characters"/></text:p><text:p text:style-name="Illustration"><text:span text:style-name="Caption_20_characters"/></text:p><text:p text:style-name="Illustration"><draw:custom-shape text:anchor-type="paragraph" draw:z-index="56" draw:style-name="gr6" draw:text-style-name="P112" svg:width="3.44cm" svg:height="1.324cm" svg:x="1.766cm" svg:y="-0.155cm"><text:p><text:span text:style-name="T14">Commander4j</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Caption_20_characters"/></text:p><text:p text:style-name="Illustration"><draw:line text:anchor-type="paragraph" draw:z-index="60" draw:style-name="gr10" draw:text-style-name="P111" svg:x1="4.344cm" svg:y1="0.332cm" svg:x2="10.689cm" svg:y2="1.796cm"><text:p/></draw:line><text:span text:style-name="Caption_20_characters"/></text:p><text:p text:style-name="Illustration"><draw:rect text:anchor-type="paragraph" draw:z-index="61" draw:style-name="gr11" draw:text-style-name="P114" svg:width="2.43cm" svg:height="0.685cm" svg:x="4.895cm" svg:y="0.275cm"><text:p text:style-name="P111"><text:span text:style-name="T16">SQL</text:span><text:span text:style-name="T16">文の実行</text:span></text:p></draw:rect><text:span text:style-name="Caption_20_characters"/></text:p><text:p text:style-name="Illustration"><text:span text:style-name="Caption_20_characters"/></text:p><text:p text:style-name="Illustration"><text:span text:style-name="Caption_20_characters"/></text:p><text:p text:style-name="Illustration"><text:span text:style-name="Caption_20_characters">図 </text:span><text:span text:style-name="Caption_20_characters"><text:sequence text:ref-name="refIllustration0" text:name="Illustration" text:formula="ooow:Illustration+1" style:num-format="1">2.1</text:sequence></text:span><text:span text:style-name="Caption_20_characters"><text:span text:style-name="T1">SQL実行イメージ</text:span></text:span></text:p></draw:text-box></draw:frame></text:p>
      <text:p text:style-name="_32_.本文_ff08_中見出し_ff09_"><text:bookmark-start text:name="__RefHeading__814_178903962"/>xml<text:span text:style-name="T1">ディレクトリ配下に各DBMS毎のXMLファイルが準備されており、SQL実行時は対象のDBMSに対応したXMLファイルからSQL文を読み込んでSQLを実行します。ツールの環境構築時とツール実行時はSQLの読み込み方法が異なります。</text:span><text:bookmark-end text:name="__RefHeading__814_178903962"/></text:p>
      <text:p text:style-name="P38">環境構築時はJDBCドライバ配下の全てのXMLファイルに記述されたSQLを読み込み実行します。</text:p>
      <text:p text:style-name="P39">ツール実行時はJDBCドライバ名で区別されたXMLファイルから実行するSQLをidタグを利用して読み込み実行します。</text:p>
      <text:p text:style-name="P39">それぞれのXMLファイルのイメージを以下に示します。</text:p>
      <text:p text:style-name="P39"/>
      <text:p text:style-name="P8"/>
      <text:p text:style-name="P39"/>
      <table:table table:name="表12" table:style-name="表12">
        <table:table-column table:style-name="表12.A"/>
        <table:table-row>
          <table:table-cell table:style-name="表12.A1" office:value-type="string">
            <text:p text:style-name="P71">環境構築時のXMLファイル例</text:p>
          </table:table-cell>
        </table:table-row>
        <table:table-row>
          <table:table-cell table:style-name="表12.A2" office:value-type="string">
            <text:p text:style-name="P57">&lt;?xml version="1.0" encoding="UTF-8"?&gt;</text:p>
            <text:p text:style-name="P57">&lt;!DOCTYPE DDL SYSTEM "schema.dtd"&gt;</text:p>
            <text:p text:style-name="P57">&lt;DDL&gt;</text:p>
            <text:p text:style-name="P57"><text:s text:c="4"/>&lt;statement&gt;</text:p>
            <text:p text:style-name="P57"><text:s text:c="8"/>ALTER TABLE app_pallet_history MODIFY (user_id VARCHAR2(20))</text:p>
            <text:p text:style-name="P57"><text:s text:c="4"/>&lt;/statement&gt;</text:p>
            <text:p text:style-name="P57"><text:s text:c="4"/>&lt;statement&gt;</text:p>
            <text:p text:style-name="P57"><text:s text:c="8"/>ALTER TABLE sys_user_group_membership MODIFY (user_id VARCHAR2(20))</text:p>
            <text:p text:style-name="P57"><text:s text:c="4"/>&lt;/statement&gt;</text:p>
            <text:p text:style-name="P57"><text:s text:c="4"/>&lt;statement&gt;</text:p>
            <text:p text:style-name="P57"><text:s text:c="8"/>ALTER TABLE sys_users MODIFY (user_id VARCHAR2(20))</text:p>
            <text:p text:style-name="P57"><text:s text:c="4"/>&lt;/statement&gt;</text:p>
            <text:p text:style-name="P57">&lt;/DDL&gt;</text:p>
          </table:table-cell>
        </table:table-row>
      </table:table>
      <text:p text:style-name="P29"/>
      <text:p text:style-name="P29"/>
      <table:table table:name="表13" table:style-name="表13">
        <table:table-column table:style-name="表13.A"/>
        <table:table-row>
          <table:table-cell table:style-name="表13.A1" office:value-type="string">
            <text:p text:style-name="P71">ツール実行時のXMLファイル例</text:p>
          </table:table-cell>
        </table:table-row>
        <table:table-row>
          <table:table-cell table:style-name="表13.A2" office:value-type="string">
            <text:p text:style-name="P57">&lt;?xml version="1.0" encoding="UTF-8"?&gt; &lt;!DOCTYPE SQL SYSTEM "sql.dtd"&gt; </text:p>
            <text:p text:style-name="P57">&lt;SQL&gt;</text:p>
            <text:p text:style-name="P57"><text:s text:c="4"/>&lt;jdbcDriver Type="oracle.jdbc.driver.OracleDriver"&gt;</text:p>
            <text:p text:style-name="P57"><text:s text:c="4"/><text:span text:style-name="T1">…</text:span></text:p>
            <text:p text:style-name="P44"><text:s text:c="4"/>&lt;statement&gt;</text:p>
            <text:p text:style-name="P44"><text:s text:c="8"/>&lt;id&gt;JDBPalletHistory.selectWithExpiry&lt;/id&gt;</text:p>
            <text:p text:style-name="P44"><text:s text:c="8"/>&lt;text&gt;select * from [view_pallet_history_expiry]&lt;/text&gt;</text:p>
            <text:p text:style-name="P44"><text:s text:c="4"/>&lt;/statement&gt;</text:p>
            <text:p text:style-name="P44"><text:s text:c="4"/>…</text:p>
            <text:p text:style-name="P44"><text:s text:c="4"/>&lt;/jdbcDriver&gt;</text:p>
            <text:p text:style-name="P44">&lt;/SQL&gt;</text:p>
          </table:table-cell>
        </table:table-row>
      </table:table>
      <text:p text:style-name="P29"/>
      <text:p text:style-name="P6"/>
      <text:h text:style-name="P88" text:outline-level="1"><text:bookmark-start text:name="__RefHeading__5053_1118721858"/>移行準備<text:bookmark-end text:name="__RefHeading__5053_1118721858"/></text:h>
      <text:p text:style-name="P29">移行準備として以下の手順を実行します。</text:p>
      <text:p text:style-name="P29"/>
      <text:list xml:id="list37747412" text:style-name="L1">
        <text:list-item>
          <text:p text:style-name="P92">PostgreSQLサーバの構築</text:p>
        </text:list-item>
        <text:list-item>
          <text:p text:style-name="P92">db_syntax_diffの適用</text:p>
        </text:list-item>
      </text:list>
      <text:p text:style-name="P29"/>
      <text:p text:style-name="P29">それぞれの手順の詳細を以降に記載します。</text:p>
      <text:p text:style-name="P29"/>
      <text:h text:style-name="P100" text:outline-level="2"><text:bookmark-start text:name="__RefHeading__5055_1118721858"/>PostgreSQLサーバの構築<text:bookmark-end text:name="__RefHeading__5055_1118721858"/></text:h>
      <text:list xml:id="list37721768" text:style-name="L2">
        <text:list-item>
          <text:p text:style-name="P81">PostgreSQLサーバの構築</text:p>
          <text:p text:style-name="P81">移行対象先DBMSサーバとして、PostgresSQLサーバを構築します。</text:p>
        </text:list-item>
      </text:list>
      <text:p text:style-name="P38"/>
      <text:h text:style-name="_32_.中見出し" text:outline-level="2"><text:bookmark-start text:name="__RefHeading__5057_1118721858"/>db_syntax_diffの適用<text:bookmark-end text:name="__RefHeading__5057_1118721858"/></text:h>
      <text:list xml:id="list37723655" text:style-name="L3">
        <text:list-item>
          <text:p text:style-name="P82">db_syntax_diffのインストール</text:p>
          <text:p text:style-name="P82">db_syntax_diffの利用マニュアルに従いdb_syntax_diffのインストールを行います。</text:p>
          <text:p text:style-name="P82">インストール後のディレクトリ構成は以下のとおりです。</text:p>
        </text:list-item>
      </text:list>
      <text:p text:style-name="P38"/>
      <table:table table:name="表24" table:style-name="表24">
        <table:table-column table:style-name="表24.A"/>
        <table:table-row>
          <table:table-cell table:style-name="表24.A1" office:value-type="string">
            <text:p text:style-name="P56">[./]</text:p>
            <text:p text:style-name="P56">|</text:p>
            <text:p text:style-name="P56">+--- bin/</text:p>
            <text:p text:style-name="P56">| <text:s text:c="6"/>|</text:p>
            <text:p text:style-name="P56">| <text:s text:c="6"/>+--- pg_sqlextract_wrapper.sh</text:p>
            <text:p text:style-name="P56">| <text:s text:c="6"/>+--- convert_utf8.pl</text:p>
            <text:p text:style-name="P56">|</text:p>
            <text:p text:style-name="P56">+--- config/</text:p>
            <text:p text:style-name="P56">| <text:s text:c="6"/>|</text:p>
            <text:p text:style-name="P56">| <text:s text:c="6"/>+--- wrapper.ctl.sample </text:p>
            <text:p text:style-name="P56">|</text:p>
            <text:p text:style-name="P56">+--- output/</text:p>
            <text:p text:style-name="P56">|</text:p>
            <text:p text:style-name="P56">+--- tmp/</text:p>
          </table:table-cell>
        </table:table-row>
      </table:table>
      <text:p text:style-name="P38"/>
      <text:p text:style-name="P38"/>
      <text:list xml:id="list38171484" text:continue-numbering="true" text:style-name="L3">
        <text:list-item>
          <text:p text:style-name="P82">db_syntax_diff実行対象の選定</text:p>
        </text:list-item>
      </text:list>
      <text:list xml:id="list38172352" text:continue-list="list37721768" text:style-name="L2">
        <text:list-header>
          <text:p text:style-name="P84">db_syntax_diffの適用対象を選定します。</text:p>
          <text:p text:style-name="P84">選定基準は「Oracle Database用のSQLが記載されている可能性があるファイル・ディレクトリ」となります。</text:p>
          <text:p text:style-name="P84">今回、以下のとおり実行対象を選定しました。</text:p>
        </text:list-header>
      </text:list>
      <text:p text:style-name="P15"/>
      <table:table table:name="表19" table:style-name="表19">
        <table:table-column table:style-name="表19.A"/>
        <table:table-column table:style-name="表19.B"/>
        <table:table-column table:style-name="表19.C"/>
        <table:table-column table:style-name="表19.D"/>
        <table:table-row>
          <table:table-cell table:style-name="表19.A1" table:number-columns-spanned="2" office:value-type="string">
            <text:p text:style-name="P58">実行対象</text:p>
          </table:table-cell>
          <table:covered-table-cell/>
          <table:table-cell table:style-name="表19.A1" office:value-type="string">
            <text:p text:style-name="P58">ディレクトリ</text:p>
          </table:table-cell>
          <table:table-cell table:style-name="表19.D1" office:value-type="string">
            <text:p text:style-name="P58">フォーマット</text:p>
          </table:table-cell>
        </table:table-row>
        <table:table-row>
          <table:table-cell table:style-name="表19.A2" table:number-columns-spanned="2" office:value-type="string">
            <text:p text:style-name="P41">Javaソースコード</text:p>
          </table:table-cell>
          <table:covered-table-cell/>
          <table:table-cell table:style-name="表19.C5" office:value-type="string">
            <text:p text:style-name="P56">/src<text:span text:style-name="T1">配下一式</text:span></text:p>
          </table:table-cell>
          <table:table-cell table:style-name="表19.D5" office:value-type="string">
            <text:p text:style-name="P45">Java<text:span text:style-name="T1">ファイル</text:span></text:p>
          </table:table-cell>
        </table:table-row>
        <table:table-row>
          <table:table-cell table:style-name="表19.A5" table:number-rows-spanned="3" office:value-type="string">
            <text:p text:style-name="P41">SQL</text:p>
          </table:table-cell>
          <table:table-cell table:style-name="表19.B5" office:value-type="string">
            <text:p text:style-name="P41">スキーマ定義</text:p>
          </table:table-cell>
          <table:table-cell table:style-name="表19.C5" office:value-type="string">
            <text:p text:style-name="P56">/xml/schema/oracle.jdbc.driver.OracleDriver<text:span text:style-name="T1">配下一式</text:span></text:p>
          </table:table-cell>
          <table:table-cell table:style-name="表19.D5" office:value-type="string">
            <text:p text:style-name="P42">XMLファイル</text:p>
          </table:table-cell>
        </table:table-row>
        <table:table-row>
          <table:covered-table-cell/>
          <table:table-cell table:style-name="表19.B5" office:value-type="string">
            <text:p text:style-name="P41">ビュー定義</text:p>
          </table:table-cell>
          <table:table-cell table:style-name="表19.C5" office:value-type="string">
            <text:p text:style-name="P56">/xml/view/view.oracle.jdbc.driver.OracleDriver.xml</text:p>
          </table:table-cell>
          <table:table-cell table:style-name="表19.D5" office:value-type="string">
            <text:p text:style-name="P42">XMLファイル</text:p>
          </table:table-cell>
        </table:table-row>
        <table:table-row>
          <table:covered-table-cell/>
          <table:table-cell table:style-name="表19.B5" office:value-type="string">
            <text:p text:style-name="P41">DML定義</text:p>
          </table:table-cell>
          <table:table-cell table:style-name="表19.C5" office:value-type="string">
            <text:p text:style-name="P56">/xml/sqlsql.oracle.jdbc.driver.OracleDriver.xml</text:p>
          </table:table-cell>
          <table:table-cell table:style-name="表19.D5" office:value-type="string">
            <text:p text:style-name="P42">XMLファイル</text:p>
          </table:table-cell>
        </table:table-row>
      </table:table>
      <text:p text:style-name="P38"/>
      <text:list xml:id="list38194554" text:continue-list="list38171484" text:style-name="L3">
        <text:list-item>
          <text:p text:style-name="P87">制御ファイルの作成</text:p>
          <text:p text:style-name="P82">上記結果に基づき、db_syntax_diffの制御ファイルを作成します。</text:p>
          <text:p text:style-name="P82">制御ファイルの内容は以下のとおりです。</text:p>
        </text:list-item>
      </text:list>
      <text:p text:style-name="P38"/>
      <table:table table:name="表20" table:style-name="表20">
        <table:table-column table:style-name="表20.A"/>
        <table:table-column table:style-name="表20.B"/>
        <table:table-column table:style-name="表20.C"/>
        <table:table-column table:style-name="表20.D"/>
        <table:table-row>
          <table:table-cell table:style-name="表20.A1" table:number-columns-spanned="2" office:value-type="string">
            <text:p text:style-name="P58">実行対象</text:p>
          </table:table-cell>
          <table:covered-table-cell/>
          <table:table-cell table:style-name="表20.A1" office:value-type="string">
            <text:p text:style-name="P58">制御ファイル名</text:p>
          </table:table-cell>
          <table:table-cell table:style-name="表20.D1" office:value-type="string">
            <text:p text:style-name="P58">制御ファイルの内容</text:p>
          </table:table-cell>
        </table:table-row>
        <table:table-row>
          <table:table-cell table:style-name="表20.A2" table:number-columns-spanned="2" office:value-type="string">
            <text:p text:style-name="P41">Javaソースコード</text:p>
          </table:table-cell>
          <table:covered-table-cell/>
          <table:table-cell table:style-name="表20.C5" office:value-type="string">
            <text:p text:style-name="P56">controlfile_java</text:p>
          </table:table-cell>
          <table:table-cell table:style-name="表20.D5" office:value-type="string">
            <text:p text:style-name="P56"><text:span text:style-name="T1">TARGET_PATH=</text:span><text:span text:style-name="T6">Javaソースコード配置場所</text:span></text:p>
            <text:p text:style-name="P56"><text:span text:style-name="T1">TARGET_EXT=</text:span><text:span text:style-name="T5">java</text:span></text:p>
            <text:p text:style-name="P56"><text:span text:style-name="T1">TARGET_MODE=</text:span><text:span text:style-name="T5">java</text:span></text:p>
            <text:p text:style-name="P41">TARGET_CHAR=utf8</text:p>
            <text:p text:style-name="P41">POSTGRESQL_VERSION=9.2</text:p>
            <text:p text:style-name="P41">OUTPUT_DIR_NAME=java</text:p>
          </table:table-cell>
        </table:table-row>
        <table:table-row>
          <table:table-cell table:style-name="表20.A5" table:number-rows-spanned="3" office:value-type="string">
            <text:p text:style-name="P41">SQL</text:p>
          </table:table-cell>
          <table:table-cell table:style-name="表20.B5" office:value-type="string">
            <text:p text:style-name="P41">スキーマ定義</text:p>
          </table:table-cell>
          <table:table-cell table:style-name="表20.C5" office:value-type="string">
            <text:p text:style-name="P56">controlfile_schema</text:p>
          </table:table-cell>
          <table:table-cell table:style-name="表20.D5" office:value-type="string">
            <text:p text:style-name="P56"><text:span text:style-name="T1">TARGET_PATH=</text:span><text:span text:style-name="T6">スキーマ定義配置場所</text:span></text:p>
            <text:p text:style-name="P56"><text:span text:style-name="T1">TARGET_EXT=</text:span><text:span text:style-name="T5">xml</text:span></text:p>
            <text:p text:style-name="P56"><text:span text:style-name="T1">TARGET_MODE=</text:span><text:span text:style-name="T5">sql</text:span></text:p>
            <text:p text:style-name="P41">TARGET_CHAR=utf8</text:p>
            <text:p text:style-name="P41">POSTGRESQL_VERSION=9.2</text:p>
            <text:p text:style-name="P41">OUTPUT_DIR_NAME=schema</text:p>
          </table:table-cell>
        </table:table-row>
        <table:table-row>
          <table:covered-table-cell/>
          <table:table-cell table:style-name="表20.B5" office:value-type="string">
            <text:p text:style-name="P41">ビュー定義</text:p>
          </table:table-cell>
          <table:table-cell table:style-name="表20.C5" office:value-type="string">
            <text:p text:style-name="P56">controlfile_view</text:p>
          </table:table-cell>
          <table:table-cell table:style-name="表20.D5" office:value-type="string">
            <text:p text:style-name="P56">TARGET_PATH=<text:span text:style-name="T6">ビュー定義配置場所</text:span></text:p>
            <text:p text:style-name="P56">TARGET_EXT=<text:span text:style-name="T4">xml</text:span></text:p>
            <text:p text:style-name="P56">TARGET_MODE=<text:span text:style-name="T4">sql</text:span></text:p>
            <text:p text:style-name="P56">TARGET_CHAR=utf8</text:p>
            <text:p text:style-name="P56">POSTGRESQL_VERSION=9.2</text:p>
            <text:p text:style-name="P56">OUTPUT_DIR_NAME=view</text:p>
          </table:table-cell>
        </table:table-row>
        <table:table-row>
          <table:covered-table-cell/>
          <table:table-cell table:style-name="表20.B5" office:value-type="string">
            <text:p text:style-name="P41">DML定義</text:p>
          </table:table-cell>
          <table:table-cell table:style-name="表20.C5" office:value-type="string">
            <text:p text:style-name="P56">controlfile_sql</text:p>
          </table:table-cell>
          <table:table-cell table:style-name="表20.D5" office:value-type="string">
            <text:p text:style-name="P56">TARGET_PATH=<text:span text:style-name="T6">DML定義配置場所</text:span></text:p>
            <text:p text:style-name="P56">TARGET_EXT=<text:span text:style-name="T4">xml</text:span></text:p>
            <text:p text:style-name="P56">TARGET_MODE=<text:span text:style-name="T4">sql</text:span></text:p>
            <text:p text:style-name="P56">TARGET_CHAR=utf8</text:p>
            <text:p text:style-name="P56">POSTGRESQL_VERSION=9.2</text:p>
            <text:p text:style-name="P56">OUTPUT_DIR_NAME=sql</text:p>
          </table:table-cell>
        </table:table-row>
      </table:table>
      <text:p text:style-name="P27"/>
      <text:list xml:id="list38178700" text:continue-numbering="true" text:style-name="L3">
        <text:list-item>
          <text:p text:style-name="P82">XMLファイルの変換</text:p>
          <text:p text:style-name="P82">スキーマ定義、ビュー定義、DML定義の3つについてはXMLファイルとなっているため、制御ファイルを</text:p>
          <text:list>
            <text:list-header>
              <text:p text:style-name="P82">TARGET_EXT=xml　　（抽出対象ファイルの拡張子）</text:p>
              <text:p text:style-name="P82">TARGET_MODE=sql　（抽出ツールの実行モード）</text:p>
            </text:list-header>
          </text:list>
          <text:p text:style-name="P85">として作成しました。</text:p>
          <text:p text:style-name="P85">実行モードがsqlの場合、各SQLの末尾に”;”（セミコロン）がついていないとdb_syntax_diffはSQLとして認識しません。今回、XMLファイル中に定義されているSQLには末尾に”;”（セミコロン）がついていなかったため、XMLファイルの変換を行いSQLファイルの末尾に”;”を付与しました。</text:p>
          <text:p text:style-name="P85"/>
        </text:list-item>
      </text:list>
      <table:table table:name="表21" table:style-name="表21">
        <table:table-column table:style-name="表21.A"/>
        <table:table-row>
          <table:table-cell table:style-name="表21.A1" office:value-type="string">
            <text:p text:style-name="P71">XMLファイルの変換例（変換前）</text:p>
          </table:table-cell>
        </table:table-row>
        <table:table-row>
          <table:table-cell table:style-name="表21.A2" office:value-type="string">
            <text:p text:style-name="P57">&lt;?xml version="1.0" encoding="UTF-8"?&gt;</text:p>
            <text:p text:style-name="P57">&lt;!DOCTYPE DDL SYSTEM "schema.dtd"&gt;</text:p>
            <text:p text:style-name="P57">&lt;DDL&gt;</text:p>
            <text:p text:style-name="P57"><text:s text:c="4"/>&lt;statement&gt;</text:p>
            <text:p text:style-name="P57"><text:s text:c="8"/>ALTER TABLE app_pallet_history MODIFY (user_id VARCHAR2(20))</text:p>
            <text:p text:style-name="P57"><text:s text:c="4"/>&lt;/statement&gt;</text:p>
            <text:p text:style-name="P57"><text:s text:c="4"/>&lt;statement&gt;</text:p>
            <text:p text:style-name="P57"><text:s text:c="8"/>ALTER TABLE sys_user_group_membership MODIFY (user_id VARCHAR2(20))</text:p>
            <text:p text:style-name="P57"><text:s text:c="4"/>&lt;/statement&gt;</text:p>
            <text:p text:style-name="P57"><text:s text:c="4"/>&lt;statement&gt;</text:p>
            <text:p text:style-name="P57"><text:s text:c="8"/>ALTER TABLE sys_users MODIFY (user_id VARCHAR2(20))</text:p>
            <text:p text:style-name="P57"><text:s text:c="4"/>&lt;/statement&gt;</text:p>
            <text:p text:style-name="P57">&lt;/DDL&gt;</text:p>
          </table:table-cell>
        </table:table-row>
      </table:table>
      <text:p text:style-name="P38"/>
      <table:table table:name="表22" table:style-name="表22">
        <table:table-column table:style-name="表22.A"/>
        <table:table-row>
          <table:table-cell table:style-name="表22.A1" office:value-type="string">
            <text:p text:style-name="P71">XMLファイルの変換例（変換後）</text:p>
          </table:table-cell>
        </table:table-row>
        <table:table-row>
          <table:table-cell table:style-name="表22.A2" office:value-type="string">
            <text:p text:style-name="P57">&lt;?xml version="1.0" encoding="UTF-8"?&gt;</text:p>
            <text:p text:style-name="P57">&lt;!DOCTYPE DDL SYSTEM "schema.dtd"&gt;</text:p>
            <text:p text:style-name="P57">&lt;DDL&gt;</text:p>
            <text:p text:style-name="P57"><text:s text:c="4"/>&lt;statement&gt;</text:p>
            <text:p text:style-name="P57"><text:s text:c="7"/><text:span text:style-name="T4"><text:s/>ALTER TABLE app_pallet_history MODIFY (user_id VARCHAR2(20));</text:span></text:p>
            <text:p text:style-name="P57"><text:s text:c="4"/>&lt;/statement&gt;</text:p>
            <text:p text:style-name="P57"><text:s text:c="4"/>&lt;statement&gt;</text:p>
            <text:p text:style-name="P57"><text:s text:c="8"/><text:span text:style-name="T4">ALTER TABLE sys_user_group_membership MODIFY (user_id VARCHAR2(20));</text:span></text:p>
            <text:p text:style-name="P57"><text:s text:c="4"/>&lt;/statement&gt;</text:p>
            <text:p text:style-name="P57"><text:s text:c="4"/>&lt;statement&gt;</text:p>
            <text:p text:style-name="P57"><text:s text:c="8"/><text:span text:style-name="T4">ALTER TABLE sys_users MODIFY (user_id VARCHAR2(20));</text:span></text:p>
            <text:p text:style-name="P57"><text:s text:c="4"/>&lt;/statement&gt;</text:p>
            <text:p text:style-name="P57">&lt;/DDL&gt;</text:p>
          </table:table-cell>
        </table:table-row>
      </table:table>
      <text:p text:style-name="P38"/>
      <text:list xml:id="list38173648" text:continue-numbering="true" text:style-name="L3">
        <text:list-item>
          <text:p text:style-name="P82">db_syntax_diffの実行</text:p>
          <text:p text:style-name="P82">ここまでの結果を用いてdb_syntax_diffを実行します。</text:p>
          <text:p text:style-name="P82">実行方法は以下のとおりです。各制御ファイルごとに計4回実行します。</text:p>
        </text:list-item>
      </text:list>
      <text:p text:style-name="P38"/>
      <table:table table:name="表23" table:style-name="表23">
        <table:table-column table:style-name="表23.A"/>
        <table:table-row>
          <table:table-cell table:style-name="表23.A1" office:value-type="string">
            <text:p text:style-name="P56">./bin/db_syntax_diff_wrapper.sh <text:span text:style-name="T6">制御ファイル名</text:span></text:p>
          </table:table-cell>
        </table:table-row>
      </table:table>
      <text:list xml:id="list38195238" text:continue-numbering="true" text:style-name="L3">
        <text:list-header>
          <text:p text:style-name="P82"/>
        </text:list-header>
        <text:list-item>
          <text:p text:style-name="P82">出力結果の確認</text:p>
          <text:p text:style-name="P82">“./output”配下に実行結果が出力されていることを確認します。</text:p>
          <text:p text:style-name="P82">実行結果の詳細については「付録1：db_syntax_diff実行結果」をご参照ください。</text:p>
        </text:list-item>
      </text:list>
      <text:p text:style-name="P38"/>
      <text:p text:style-name="P26"/>
      <text:p text:style-name="P3"/>
      <text:p text:style-name="P3"/>
      <text:p text:style-name="P10"/>
      <text:h text:style-name="P88" text:outline-level="1"><text:bookmark-start text:name="__RefHeading__724_1783628202"/>移行手順<text:bookmark-end text:name="__RefHeading__724_1783628202"/></text:h>
      <text:p text:style-name="P29"/>
      <text:p text:style-name="P29">今回の移行手順は以下のとおりとなります。</text:p>
      <text:p text:style-name="P29"/>
      <text:list xml:id="list37735052" text:style-name="L4">
        <text:list-item>
          <text:p text:style-name="P93">PostgreSQL用JDBCドライバファイルの追加</text:p>
        </text:list-item>
        <text:list-item>
          <text:p text:style-name="P93">DBMS別分岐処理へのPostgreSQL用処理の追加</text:p>
        </text:list-item>
        <text:list-item>
          <text:p text:style-name="P93">PostgreSQL用設定ファイルの追加</text:p>
        </text:list-item>
        <text:list-item>
          <text:p text:style-name="P93">SQLの修正</text:p>
        </text:list-item>
        <text:list-item>
          <text:p text:style-name="P93">PostgreSQLへのJDBC接続確認</text:p>
        </text:list-item>
        <text:list-item>
          <text:p text:style-name="P93">SQL修正内容の動作確認</text:p>
        </text:list-item>
      </text:list>
      <text:p text:style-name="P29"/>
      <text:p text:style-name="P29">それぞれの手順の詳細を以降に記載します。</text:p>
      <text:p text:style-name="P29"/>
      <text:h text:style-name="P100" text:outline-level="2"><text:bookmark-start text:name="__RefHeading__726_1783628202"/>移行対象の修正<text:bookmark-end text:name="__RefHeading__726_1783628202"/></text:h>
      <text:h text:style-name="P102" text:outline-level="3">PostgreSQL用JDBCドライバの追加</text:h>
      <text:list xml:id="list37733274" text:style-name="L5">
        <text:list-item>
          <text:p text:style-name="P104">PostgreSQL用JDBCドライバファイルの追加</text:p>
          <text:p text:style-name="P104">“./lib/db”配下に各DBMSのJDBCドライバファイルが格納されています。</text:p>
          <text:p text:style-name="P104">PostgreSQL用JDBCドライバファイルを追加します。</text:p>
          <text:p text:style-name="P104"/>
        </text:list-item>
      </text:list>
      <text:h text:style-name="P102" text:outline-level="3">DBMS別分岐処理へのPostgreSQL用処理の追加</text:h>
      <text:list xml:id="list38188672" text:continue-list="list37733274" text:style-name="L5">
        <text:list-item text:start-value="1">
          <text:p text:style-name="P104">修正箇所の特定</text:p>
          <text:p text:style-name="P104">移行対象アプリケーションは元々複数DBMSに対応しているので、ソースコード上での修正箇所の特定は容易です。ソースファイルを「jdbc.driver」と「Oracle」のキーワードでgrepして修正箇所の特定を行ないます。</text:p>
          <text:p text:style-name="P104"/>
        </text:list-item>
        <text:list-item>
          <text:p text:style-name="P104">Javaファイルの修正</text:p>
          <text:p text:style-name="P104">DBMS別にJDBCドライバ名で分岐している処理にPostgreSQL用JDBCドライバ名での分岐と処理を追加します。</text:p>
          <text:p text:style-name="P104">修正例(src/com/commander4j/cfg/JFrameHostAdmin.java)を以下に記載します。</text:p>
          <text:p text:style-name="P104"/>
          <text:p text:style-name="P107"/>
          <text:p text:style-name="P104"/>
        </text:list-item>
      </text:list>
      <table:table table:name="表14" table:style-name="表14">
        <table:table-column table:style-name="表14.A"/>
        <table:table-row>
          <table:table-cell table:style-name="表14.A1" office:value-type="string">
            <text:p text:style-name="P70">ソース修正例（修正前）</text:p>
          </table:table-cell>
        </table:table-row>
        <table:table-row>
          <table:table-cell table:style-name="表14.A2" office:value-type="string">
            <text:p text:style-name="P72">if (hst.getDatabaseParameters().getjdbcDriver().equals("com.mysql.jdbc.Driver")){</text:p>
            <text:p text:style-name="P72"><text:tab/>jComboBoxjdbcDriver.setSelectedIndex(1);</text:p>
            <text:p text:style-name="P72">}if (hst.getDatabaseParameters().getjdbcDriver().equals("oracle.jdbc.driver.OracleDriver")){</text:p>
            <text:p text:style-name="P72"><text:tab/>jComboBoxjdbcDriver.setSelectedIndex(2);</text:p>
            <text:p text:style-name="P72">}if (hst.getDatabaseParameters().getjdbcDriver().equals("com.microsoft.sqlserver.jdbc.SQLServerDriver")){</text:p>
            <text:p text:style-name="P72"><text:tab/>jComboBoxjdbcDriver.setSelectedIndex(3);</text:p>
            <text:p text:style-name="P72">}if (hst.getDatabaseParameters().getjdbcDriver().equals("http")){</text:p>
            <text:p text:style-name="P72"><text:tab/>jComboBoxjdbcDriver.setSelectedIndex(4);</text:p>
            <text:p text:style-name="P73">}</text:p>
          </table:table-cell>
        </table:table-row>
      </table:table>
      <text:p text:style-name="P69"/>
      <text:p text:style-name="P69"/>
      <table:table table:name="表15" table:style-name="表15">
        <table:table-column table:style-name="表15.A"/>
        <table:table-row>
          <table:table-cell table:style-name="表15.A1" office:value-type="string">
            <text:p text:style-name="P70">ソース修正例（修正後）</text:p>
          </table:table-cell>
        </table:table-row>
        <table:table-row>
          <table:table-cell table:style-name="表15.A2" office:value-type="string">
            <text:p text:style-name="P72">if (hst.getDatabaseParameters().getjdbcDriver().equals("com.mysql.jdbc.Driver")){</text:p>
            <text:p text:style-name="P72"><text:tab/>jComboBoxjdbcDriver.setSelectedIndex(1);</text:p>
            <text:p text:style-name="P72">}if (hst.getDatabaseParameters().getjdbcDriver().equals("oracle.jdbc.driver.OracleDriver")){</text:p>
            <text:p text:style-name="P72"><text:tab/>jComboBoxjdbcDriver.setSelectedIndex(2);</text:p>
            <text:p text:style-name="P72">}if (hst.getDatabaseParameters().getjdbcDriver().equals("com.microsoft.sqlserver.jdbc.SQLServerDriver")){</text:p>
            <text:p text:style-name="P72"><text:tab/>jComboBoxjdbcDriver.setSelectedIndex(3);</text:p>
            <text:p text:style-name="P72">}if (hst.getDatabaseParameters().getjdbcDriver().equals("http")){</text:p>
            <text:p text:style-name="P72"><text:tab/>jComboBoxjdbcDriver.setSelectedIndex(4);</text:p>
            <text:p text:style-name="P72">}</text:p>
            <text:p text:style-name="P74">//PG add -&gt;</text:p>
            <text:p text:style-name="P74">if (hst.getDatabaseParameters().getjdbcDriver().equals("org.postgresql.Driver")){</text:p>
            <text:p text:style-name="P74"><text:tab/>jComboBoxjdbcDriver.setSelectedIndex(5);</text:p>
            <text:p text:style-name="P75">}//PG add end</text:p>
          </table:table-cell>
        </table:table-row>
      </table:table>
      <text:p text:style-name="P29"/>
      <text:p text:style-name="P29"/>
      <text:p text:style-name="P29"/>
      <text:p text:style-name="P6"/>
      <text:h text:style-name="P103" text:outline-level="3">PostgreSQL用設定ファイルの追加</text:h>
      <text:list xml:id="list38178128" text:continue-list="list38188672" text:style-name="L5">
        <text:list-item text:start-value="1">
          <text:p text:style-name="P104">PostgreSQL用ディレクトリの追加</text:p>
          <text:p text:style-name="P104">XMLファイルはDBMS別にJDBCドライバ名で作成されています。</text:p>
          <text:p text:style-name="P104">Oracle用XMLファイルを複製してPostgreSQLのXMLファイルを作成します。</text:p>
          <text:p text:style-name="P104">具体的には以下に示す太字のファイルを新規作成します。</text:p>
          <text:p text:style-name="P104"/>
        </text:list-item>
      </text:list>
      <table:table table:name="表25" table:style-name="表25">
        <table:table-column table:style-name="表25.A"/>
        <table:table-row>
          <table:table-cell table:style-name="表25.A1" office:value-type="string">
            <text:p text:style-name="P56">[./]</text:p>
            <text:p text:style-name="P56">|</text:p>
            <text:p text:style-name="P56">+--- xml/</text:p>
            <text:p text:style-name="P56"><text:s text:c="8"/>|</text:p>
            <text:p text:style-name="P56"><text:s text:c="8"/>+--- schema/</text:p>
            <text:p text:style-name="P56"><text:s text:c="8"/>| <text:s text:c="6"/>|</text:p>
            <text:p text:style-name="P56"><text:s text:c="8"/>| <text:s text:c="6"/>+--- com.microsoft.sqlserver.jdbc.SQLServerDriver/</text:p>
            <text:p text:style-name="P56"><text:s text:c="8"/>| <text:s text:c="6"/>| <text:s text:c="6"/>|</text:p>
            <text:p text:style-name="P56"><text:s text:c="8"/>| <text:s text:c="6"/>| <text:s text:c="6"/>+--- 000000.xml</text:p>
            <text:p text:style-name="P56"><text:s text:c="8"/>| <text:s text:c="6"/>| <text:s text:c="6"/>+--- …</text:p>
            <text:p text:style-name="P56"><text:s text:c="8"/>| <text:s text:c="6"/>| <text:s text:c="6"/>+--- 000060.xml</text:p>
            <text:p text:style-name="P56"><text:s text:c="8"/>| <text:s text:c="6"/>| <text:s text:c="6"/>+---schema.dtd</text:p>
            <text:p text:style-name="P56"><text:s text:c="8"/>| <text:s text:c="6"/>|</text:p>
            <text:p text:style-name="P56"><text:s text:c="8"/>| <text:s text:c="6"/>+--- com.mysql.jdbc.Driver/</text:p>
            <text:p text:style-name="P56"><text:s text:c="8"/>| <text:s text:c="6"/>| <text:s text:c="6"/>|</text:p>
            <text:p text:style-name="P56"><text:s text:c="8"/>| <text:s text:c="6"/>| <text:s text:c="6"/>+--- 000000.xml</text:p>
            <text:p text:style-name="P56"><text:s text:c="8"/>| <text:s text:c="6"/>| <text:s text:c="6"/>+--- …</text:p>
            <text:p text:style-name="P56"><text:s text:c="8"/>| <text:s text:c="6"/>| <text:s text:c="6"/>+--- 000060.xml</text:p>
            <text:p text:style-name="P56"><text:s text:c="8"/>| <text:s text:c="6"/>| <text:s text:c="6"/>+---schema.dtd</text:p>
            <text:p text:style-name="P56"><text:s text:c="8"/>| <text:s text:c="6"/>|</text:p>
            <text:p text:style-name="P56"><text:s text:c="8"/>| <text:s text:c="6"/>+--- oracle.jdbc.driver.OracleDriver/</text:p>
            <text:p text:style-name="P56"><text:s text:c="8"/>| <text:s text:c="6"/>| <text:s text:c="6"/>|</text:p>
            <text:p text:style-name="P56"><text:s text:c="8"/>| <text:s text:c="6"/>| <text:s text:c="6"/>+--- 000000.xml</text:p>
            <text:p text:style-name="P56"><text:s text:c="8"/>| <text:s text:c="6"/>| <text:s text:c="6"/>+--- …</text:p>
            <text:p text:style-name="P56"><text:s text:c="8"/>| <text:s text:c="6"/>| <text:s text:c="6"/>+--- 000060.xml</text:p>
            <text:p text:style-name="P56"><text:s text:c="8"/>| <text:s text:c="6"/>| <text:s text:c="6"/>+---schema.dtd</text:p>
            <text:p text:style-name="P56"><text:s text:c="8"/>| <text:s text:c="6"/>|</text:p>
            <text:p text:style-name="P56"><text:s text:c="8"/>| <text:s text:c="6"/>+--- <text:span text:style-name="T4">org.postgresql.Driver/</text:span></text:p>
            <text:p text:style-name="P56"><text:s text:c="8"/>| <text:s text:c="6"/>| <text:s text:c="6"/>|</text:p>
            <text:p text:style-name="P56"><text:s text:c="8"/>| <text:s text:c="6"/>| <text:s text:c="6"/>+--- <text:span text:style-name="T4">000000.xml</text:span></text:p>
            <text:p text:style-name="P56"><text:s text:c="8"/>| <text:s text:c="6"/>| <text:s text:c="6"/>+--- <text:span text:style-name="T4">…</text:span></text:p>
            <text:p text:style-name="P56"><text:s text:c="8"/>| <text:s text:c="6"/>| <text:s text:c="6"/>+--- <text:span text:style-name="T4">000060.xml</text:span></text:p>
            <text:p text:style-name="P56"><text:s text:c="8"/>| <text:s text:c="6"/>| <text:s text:c="6"/>+--- <text:span text:style-name="T4">schema.dtd</text:span></text:p>
            <text:p text:style-name="P56"><text:s text:c="8"/>|</text:p>
            <text:p text:style-name="P56"><text:s text:c="8"/>+--- sql/</text:p>
            <text:p text:style-name="P56"><text:s text:c="8"/>| <text:s text:c="6"/>|</text:p>
            <text:p text:style-name="P56"><text:s text:c="8"/>| <text:s text:c="6"/>+--- sql.com.microsoft.sqlserver.jdbc.SQLServerDriver.xml</text:p>
            <text:p text:style-name="P56"><text:s text:c="8"/>| <text:s text:c="6"/>+--- sql.com.mysql.jdbc.Driver.xml</text:p>
            <text:p text:style-name="P56"><text:s text:c="8"/>| <text:s text:c="6"/>+--- sql.oracle.jdbc.driver.OracleDriver.xml</text:p>
            <text:p text:style-name="P56"><text:s text:c="8"/>| <text:s text:c="6"/>+--- <text:span text:style-name="T4">sql.org.postgresql.Driver.xml</text:span></text:p>
            <text:p text:style-name="P56"><text:s text:c="8"/>| <text:s text:c="6"/>+--- sql.dtd</text:p>
            <text:p text:style-name="P56"><text:s text:c="8"/>|</text:p>
            <text:p text:style-name="P56"><text:s text:c="8"/>+--- view/</text:p>
            <text:p text:style-name="P56"><text:s text:c="8"/>| <text:s text:c="6"/>|</text:p>
            <text:p text:style-name="P56"><text:s text:c="8"/>| <text:s text:c="6"/>+--- view.com.microsoft.sqlserver.jdbc.SQLServerDriver.xmll</text:p>
            <text:p text:style-name="P56"><text:s text:c="8"/>| <text:s text:c="6"/>+--- view.com.mysql.jdbc.Driver.xml</text:p>
            <text:p text:style-name="P56"><text:s text:c="8"/>| <text:s text:c="6"/>+--- view.oracle.jdbc.driver.OracleDriver.xml</text:p>
            <text:p text:style-name="P56"><text:s text:c="8"/>| <text:s text:c="6"/>+--- <text:span text:style-name="T4">view.org.postgresql.Driver.xml</text:span></text:p>
            <text:p text:style-name="P56"><text:s text:c="8"/>| <text:s text:c="6"/>+--- view.dtd</text:p>
          </table:table-cell>
        </table:table-row>
      </table:table>
      <text:p text:style-name="P69"/>
      <text:p text:style-name="P9"/>
      <text:h text:style-name="_33_.小見出し" text:outline-level="3"><text:span text:style-name="T1">SQL</text:span>の修正</text:h>
      <text:list xml:id="list37734760" text:style-name="L6">
        <text:list-item>
          <text:p text:style-name="P106">db_syntax_diff<text:span text:style-name="T1">実行</text:span>結果<text:span text:style-name="T1">の</text:span>確認</text:p>
          <text:p text:style-name="P105">SQLについてはdb_syntax_diff実行結果を元に修正を行ないます。</text:p>
          <text:p text:style-name="P106">db_syntax_diff<text:span text:style-name="T1">実行</text:span>結果<text:span text:style-name="T1">である”</text:span>result.csv”ファイルを元<text:span text:style-name="T1">に、</text:span>SQLを確認し修正の必要有無を判定します。</text:p>
          <text:p text:style-name="P106"/>
        </text:list-item>
        <text:list-item>
          <text:p text:style-name="P106"><text:span text:style-name="T1">SQL</text:span>の修正</text:p>
          <text:p text:style-name="P106"><text:span text:style-name="T1">修正が必要と判断したSQLを修正します</text:span>。</text:p>
          <text:p text:style-name="P106">db_syntax_diff<text:span text:style-name="T1">実行結果と修正前後のSQLファイルの例(xml/schema/org.postgresql.Driver/000054.xml)を以下に記載します。</text:span></text:p>
        </text:list-item>
      </text:list>
      <text:p text:style-name="P69"/>
      <table:table table:name="表18" table:style-name="表18">
        <table:table-column table:style-name="表18.A"/>
        <table:table-row>
          <table:table-cell table:style-name="表18.A1" office:value-type="string">
            <text:p text:style-name="P55">db_syntax_diff実行結果（result.csvの抜粋）</text:p>
          </table:table-cell>
        </table:table-row>
        <table:table-row>
          <table:table-cell table:style-name="表18.A2" office:value-type="string">
            <text:list xml:id="list38178690" text:continue-numbering="true" text:style-name="L6">
              <text:list-header>
                <text:p text:style-name="P108">/XXX/xml/schema/org.postgresql.jdbc.driver.PostgreSQLDriver/000054.xml,1,206,TYP-006-001,LOW2,NUMBER型はサポートされていません。NUMERIC型に変更することで対応可能ですが、位取りの値に、負数および、精度より大きい値は指定できませんので注意が必要です。 また、NUMERIC型は性能上問題となる場合がありますので、厳密に精度を求める必要がない場合はREAL型やINTEGER型など、他の型の利用を検討してください。</text:p>
              </text:list-header>
            </text:list>
          </table:table-cell>
        </table:table-row>
      </table:table>
      <text:p text:style-name="P69"/>
      <text:p text:style-name="P69"/>
      <table:table table:name="表16" table:style-name="表16">
        <table:table-column table:style-name="表16.A"/>
        <table:table-row>
          <table:table-cell table:style-name="表16.A1" office:value-type="string">
            <text:p text:style-name="P58">SQL修正例（修正前）</text:p>
          </table:table-cell>
        </table:table-row>
        <table:table-row>
          <table:table-cell table:style-name="表16.A2" office:value-type="string">
            <text:p text:style-name="P72">&lt;statement&gt; <text:s/>CREATE TABLE "APP_QM_DICTIONARY" </text:p>
            <text:p text:style-name="P72"><text:s text:c="3"/>(<text:tab/>"TEST_ID" VARCHAR2(50 BYTE) NOT NULL ENABLE, </text:p>
            <text:p text:style-name="P72"><text:tab/><text:span text:style-name="T4">"FIELD_ALIGNMENT" NUMBER,</text:span> </text:p>
            <text:p text:style-name="P72"><text:tab/>"DESCRIPTION" VARCHAR2(50 BYTE), </text:p>
            <text:p text:style-name="P72"><text:tab/>"DATATYPE" VARCHAR2(15 BYTE), </text:p>
            <text:p text:style-name="P72"><text:tab/>"UOM" VARCHAR2(10 BYTE), </text:p>
            <text:p text:style-name="P72"><text:tab/>"REQUIRED" VARCHAR2(1 BYTE), </text:p>
            <text:p text:style-name="P72"><text:tab/>"SELECT_LIST_ID" VARCHAR2(20 BYTE), </text:p>
            <text:p text:style-name="P72"><text:tab/>"VISIBLE" VARCHAR2(1 BYTE), </text:p>
            <text:p text:style-name="P72"><text:tab/><text:span text:style-name="T4">"EXTENSION_ID" NUMBER, </text:span></text:p>
            <text:p text:style-name="P72"><text:tab/><text:span text:style-name="T4">"FIELD_WIDTH" NUMBER, </text:span></text:p>
            <text:p text:style-name="P72"><text:tab/><text:span text:style-name="T4">"FIELD_MAX_CHARS" NUMBER,</text:span> <text:tab/></text:p>
            <text:p text:style-name="P72"><text:tab/> CONSTRAINT "APP_QM_DICTIONARY_PK" PRIMARY KEY ("TEST_ID")</text:p>
            <text:p text:style-name="P73"><text:s text:c="2"/><text:span text:style-name="T8">ENABLE</text:span> <text:s text:c="2"/>)&lt;/statement&gt;</text:p>
          </table:table-cell>
        </table:table-row>
      </table:table>
      <text:p text:style-name="P69"/>
      <text:p text:style-name="P69"/>
      <text:p text:style-name="P9"/>
      <table:table table:name="表17" table:style-name="表17">
        <table:table-column table:style-name="表17.A"/>
        <table:table-row>
          <table:table-cell table:style-name="表17.A1" office:value-type="string">
            <text:p text:style-name="P58">SQL修正例（修正後）</text:p>
          </table:table-cell>
        </table:table-row>
        <table:table-row>
          <table:table-cell table:style-name="表17.A2" office:value-type="string">
            <text:p text:style-name="P72">&lt;statement&gt; <text:s/>CREATE TABLE APP_QM_DICTIONARY </text:p>
            <text:p text:style-name="P72"><text:s text:c="3"/>(<text:tab/>TEST_ID VARCHAR(50) NOT NULL, </text:p>
            <text:p text:style-name="P72"><text:tab/><text:span text:style-name="T4">FIELD_ALIGNMENT INT, </text:span></text:p>
            <text:p text:style-name="P72"><text:tab/>DESCRIPTION VARCHAR(50), </text:p>
            <text:p text:style-name="P72"><text:tab/>DATATYPE VARCHAR(15), </text:p>
            <text:p text:style-name="P72"><text:tab/>UOM VARCHAR(10), </text:p>
            <text:p text:style-name="P72"><text:tab/>REQUIRED VARCHAR(1), </text:p>
            <text:p text:style-name="P72"><text:tab/>SELECT_LIST_ID VARCHAR(20), </text:p>
            <text:p text:style-name="P72"><text:tab/>VISIBLE VARCHAR(1), </text:p>
            <text:p text:style-name="P72"><text:tab/><text:span text:style-name="T4">EXTENSION_ID INT, </text:span></text:p>
            <text:p text:style-name="P74"><text:tab/>FIELD_WIDTH INT, </text:p>
            <text:p text:style-name="P74"><text:tab/>FIELD_MAX_CHARS INT, <text:tab/></text:p>
            <text:p text:style-name="P72"><text:tab/> CONSTRAINT APP_QM_DICTIONARY_PK PRIMARY KEY (TEST_ID)</text:p>
            <text:p text:style-name="P73"><text:s text:c="3"/>)&lt;/statement&gt;</text:p>
          </table:table-cell>
        </table:table-row>
      </table:table>
      <text:p text:style-name="P69"/>
      <text:p text:style-name="P69"/>
      <text:p text:style-name="P25"/>
      <text:h text:style-name="P101" text:outline-level="2"><text:bookmark-start text:name="__RefHeading__5059_1118721858"/>移行修正の動作確認<text:bookmark-end text:name="__RefHeading__5059_1118721858"/></text:h>
      <text:p text:style-name="P31">今回のアプリケーション移行では以下の観点で修正確認を行いました。</text:p>
      <text:p text:style-name="P31"/>
      <text:list xml:id="list38193289" text:continue-list="list37747412" text:style-name="L1">
        <text:list-item text:start-value="1">
          <text:p text:style-name="P97">修正有無に関わらず、ソースコードから実行されるSQLはPostgreSQL上で動作確認をする</text:p>
          <text:p text:style-name="P97">（データベース関連ロジック以外手が入らないため、ソースコードの機能性の確認は重要度を下げ、今回はSQLの動作確認をメインに確認を行った）</text:p>
          <text:p text:style-name="P97"/>
        </text:list-item>
      </text:list>
      <text:p text:style-name="P31">そのための確認手段は以下のとおりです。</text:p>
      <text:p text:style-name="P76"/>
      <text:list xml:id="list38184037" text:continue-list="list38193289" text:style-name="L1">
        <text:list-item text:start-value="1">
          <text:p text:style-name="P97">ビデオチュートリアルに従いCommander4jの基本機能が正常実行できることを確認する</text:p>
        </text:list-item>
        <text:list-item>
          <text:p text:style-name="P92">上記1が完了しても未実行のSQLがある場合、個別に当該機能を実行してPostgreSQL上で正常終了することを確認する</text:p>
        </text:list-item>
      </text:list>
      <text:p text:style-name="P25"/>
      <text:p text:style-name="P31">具体的には以下のとおり、今回の手順を実施しました。</text:p>
      <text:p text:style-name="P31"/>
      <text:list xml:id="list38169334" text:continue-list="list38184037" text:style-name="L1">
        <text:list-item text:start-value="1">
          <text:p text:style-name="P97">DDL文の確認</text:p>
          <text:p text:style-name="P91"><text:span text:style-name="T9">「Commander4j</text:span>」のビデオチュートリアル「Database Schema」の処理を実施しDDL文の動作を確認します。</text:p>
          <text:p text:style-name="P99">本ビデオチュートリアルには、以下の内容が含まれています。</text:p>
          <text:list>
            <text:list-header>
              <text:p text:style-name="P99">データベース接続設定の作成</text:p>
              <text:p text:style-name="P99"><text:span text:style-name="T1">デ</text:span>ータベースへの接続確認</text:p>
              <text:p text:style-name="P99">データベースへのスキーマ登録</text:p>
            </text:list-header>
          </text:list>
          <text:p text:style-name="P97"/>
        </text:list-item>
        <text:list-item>
          <text:p text:style-name="P97">DDLの修正</text:p>
          <text:p text:style-name="P97">上記1でエラーが発生した場合、該当するDDL文を修正し、再度上記1の作業を実施します。</text:p>
          <text:p text:style-name="P97"/>
        </text:list-item>
        <text:list-item>
          <text:p text:style-name="P97">DML文の確認</text:p>
          <text:p text:style-name="P97">「Commander4j」のビデオチュートリアルの処理を実施し各機能がエラーなく正常に実行できることを確認します。</text:p>
          <text:p text:style-name="P97"/>
        </text:list-item>
        <text:list-item>
          <text:p text:style-name="P97">DML文の修正</text:p>
          <text:p text:style-name="P97">上記3でエラーが発生した場合、該当するDML文を修正し、再度上記3の作業を実施します。</text:p>
          <text:p text:style-name="P97"/>
        </text:list-item>
        <text:list-item>
          <text:p text:style-name="P97">未実行SQL文の動作確認</text:p>
          <text:p text:style-name="P97">上記4までの作業で未実行のSQL文が存在した場合、個別に当該SQLが含まれる機能を実行し、修正有無に関わらずSQL文がPostgreSQL上で正常に動作することを確認します。</text:p>
          <text:p text:style-name="P97"/>
        </text:list-item>
        <text:list-item>
          <text:p text:style-name="P97">トランザクション処理の修正</text:p>
          <text:p text:style-name="P91"><text:span text:style-name="T9">MySQLやOracleと異なり</text:span>PostgreSQLではトランザクション内でのエラー発生時、それ以降の同一トランザクション内のSQLがすべてエラーとなります。本問題に対処するため、PostgreSQL用に例外処理の見直しを行いました。詳細は次章にご参照ください。</text:p>
          <text:p text:style-name="P97"/>
        </text:list-item>
      </text:list>
      <text:h text:style-name="P89" text:outline-level="1"><text:bookmark-start text:name="__RefHeading__5061_1118721858"/>移行実施結果<text:bookmark-end text:name="__RefHeading__5061_1118721858"/></text:h>
      <text:h text:style-name="_32_.中見出し" text:outline-level="2"><text:bookmark-start text:name="__RefHeading__5063_1118721858"/>db_syntax_diff<text:span text:style-name="T1">実行結果</text:span><text:bookmark-end text:name="__RefHeading__5063_1118721858"/></text:h>
      <text:p text:style-name="P38">db_syntax_diff実行結果、および実際の修正箇所数は以下のとおりでした。</text:p>
      <text:p text:style-name="P38"/>
      <text:p text:style-name="P34">表 <text:sequence text:ref-name="refTable6" text:name="Table" text:formula="ooow:Table+1" style:num-format="1">5.1</text:sequence>: <text:span text:style-name="T1">db_syntax_diff実行結果</text:span></text:p>
      <table:table table:name="表9" table:style-name="表9">
        <table:table-column table:style-name="表9.A"/>
        <table:table-column table:style-name="表9.B"/>
        <table:table-column table:style-name="表9.C"/>
        <table:table-column table:style-name="表9.D"/>
        <table:table-header-rows>
          <table:table-row>
            <table:table-cell table:style-name="表9.A1" office:value-type="string">
              <text:p text:style-name="P63">実行対象</text:p>
            </table:table-cell>
            <table:table-cell table:style-name="表9.A1" office:value-type="string">
              <text:p text:style-name="P63">SQL文総数</text:p>
            </table:table-cell>
            <table:table-cell table:style-name="表9.A1" office:value-type="string">
              <text:p text:style-name="P63">報告件数</text:p>
            </table:table-cell>
            <table:table-cell table:style-name="表9.D1" office:value-type="string">
              <text:p text:style-name="P63">修正箇所数</text:p>
            </table:table-cell>
          </table:table-row>
        </table:table-header-rows>
        <table:table-row>
          <table:table-cell table:style-name="表9.A4" office:value-type="string">
            <text:p text:style-name="P40">Javaソース</text:p>
          </table:table-cell>
          <table:table-cell table:style-name="表9.B2" office:value-type="float" office:value="0">
            <text:p text:style-name="P43">0</text:p>
          </table:table-cell>
          <table:table-cell table:style-name="表9.C4" office:value-type="string">
            <text:p text:style-name="P43">44</text:p>
          </table:table-cell>
          <table:table-cell table:style-name="表9.D4" office:value-type="string">
            <text:p text:style-name="P43">0</text:p>
          </table:table-cell>
        </table:table-row>
        <table:table-row>
          <table:table-cell table:style-name="表9.A4" office:value-type="string">
            <text:p text:style-name="P40">XMLファイル(環境構築用SQL)</text:p>
          </table:table-cell>
          <table:table-cell table:style-name="表9.B4" office:value-type="string">
            <text:p text:style-name="P43">3115</text:p>
          </table:table-cell>
          <table:table-cell table:style-name="表9.C4" office:value-type="string">
            <text:p text:style-name="P43">384</text:p>
          </table:table-cell>
          <table:table-cell table:style-name="表9.D4" office:value-type="string">
            <text:p text:style-name="P43">307</text:p>
          </table:table-cell>
        </table:table-row>
        <table:table-row>
          <table:table-cell table:style-name="表9.A4" office:value-type="string">
            <text:p text:style-name="P40">XMLファイル(ツール実行時SQL)</text:p>
          </table:table-cell>
          <table:table-cell table:style-name="表9.B4" office:value-type="string">
            <text:p text:style-name="P43">275</text:p>
          </table:table-cell>
          <table:table-cell table:style-name="表9.C4" office:value-type="string">
            <text:p text:style-name="P43">0</text:p>
          </table:table-cell>
          <table:table-cell table:style-name="表9.D4" office:value-type="string">
            <text:p text:style-name="P43">0</text:p>
          </table:table-cell>
        </table:table-row>
      </table:table>
      <text:p text:style-name="P29"/>
      <text:p text:style-name="P38">Javaソース対してのdb_syntax_diffの報告数は44件でいずれも修正の必要はありませんでした。</text:p>
      <text:p text:style-name="P38">内容としてはダイアログメッセージ文字列をSQLと誤認識した「DELETE文のFrom句省略」等でした。</text:p>
      <text:p text:style-name="P38"/>
      <table:table table:name="表26" table:style-name="表26">
        <table:table-column table:style-name="表26.A"/>
        <table:table-row>
          <table:table-cell table:style-name="表26.A1" office:value-type="string">
            <text:p text:style-name="P58">誤認識の例</text:p>
          </table:table-cell>
        </table:table-row>
        <table:table-row>
          <table:table-cell table:style-name="表26.A2" office:value-type="string">
            <text:p text:style-name="P61">ダイアログメッセージに表示させる文字列をSQL文と誤認識している。</text:p>
            <text:p text:style-name="P59"/>
            <text:p text:style-name="P60">DELETE文のFrom句省略 例(src/com/commander4j/app/JInternalFrameLocationAdmin.java)L239<text:span text:style-name="T1">：</text:span></text:p>
            <text:p text:style-name="P56">int n = JOptionPane.showConfirmDialog(Common.mainForm, "<text:span text:style-name="T4">Delete</text:span> Location " + llocation + " ?", "Confirm", JOptionPane.YES_NO_OPTION);</text:p>
          </table:table-cell>
        </table:table-row>
      </table:table>
      <text:p text:style-name="P38"/>
      <text:p text:style-name="P38"/>
      <text:p text:style-name="P38">XMLファイルに対するdb_syntax_diffの報告で過剰報告では、「FNC-226-003 TO_TIMESTAMP関数の引数が3」の誤検知が報告されていました。</text:p>
      <text:p text:style-name="P38"/>
      <table:table table:name="表27" table:style-name="表27">
        <table:table-column table:style-name="表27.A"/>
        <table:table-row>
          <table:table-cell table:style-name="表27.A1" office:value-type="string">
            <text:p text:style-name="P58">過剰報告の例</text:p>
          </table:table-cell>
        </table:table-row>
        <table:table-row>
          <table:table-cell table:style-name="表27.A2" office:value-type="string">
            <text:p text:style-name="P41">TO_TIMESTAMP関数の引数は実際には2つであるが、3つと誤検知している。</text:p>
            <text:p text:style-name="P60"/>
            <text:p text:style-name="P56"><text:span text:style-name="T4">TO_TIMESTAMP関数の引数が3 例(xml/schema/org.postgresql.Driver/000001.xml)L2114</text:span><text:span text:style-name="T5">：</text:span></text:p>
            <text:p text:style-name="P56">Insert into SYS_INTERFACE_LOG (EVENT_TIME,INTERFACE_LOG_ID,MESSAGE_REF,INTERFACE_TYPE,MESSAGE_INFORMATION,INTERFACE_DIRECTION,ACTION,MESSAGE_DATE,MESSAGE_STATUS,MESSAGE_ERROR,WORKSTATION_ID) values (<text:span text:style-name="T4">to_timestamp('15-JUL-09 14.02.15.000000000','DD-MON-RR HH24.MI.SS.FF')</text:span>,2,'14','Production Declaration','SSCC=350001612200223186','Output','File Write',<text:span text:style-name="T4">to_timestamp('15-JUL-09 14.02.15.000000000','DD-MON-RR HH24.MI.SS.FF')</text:span>,'Warning','Active MQ unavailable, recovery file = xml\interface\recovery\0000000014_ProductionDeclaration.xml','sony')</text:p>
          </table:table-cell>
        </table:table-row>
      </table:table>
      <text:p text:style-name="P38"/>
      <text:p text:style-name="P38">報告はほぼ型に関するもので大半がVARCHAR2の報告でした。</text:p>
      <text:p text:style-name="P38">今回はエラーレベル「WARNING」は修正の必要はありませんでした。</text:p>
      <text:p text:style-name="P29"/>
      <text:p text:style-name="P6"/>
      <text:h text:style-name="_32_.中見出し" text:outline-level="2"><text:bookmark-start text:name="__RefHeading__1016_206250237"/>db_syntax_diff未報告の事象<text:bookmark-end text:name="__RefHeading__1016_206250237"/></text:h>
      <text:p text:style-name="_32_.本文_ff08_中見出し_ff09_">db_syntax_diffで<text:span text:style-name="T1">検出できなかったものの、実際には修正が必要だった内容を以下に示します。</text:span></text:p>
      <text:p text:style-name="P38">詳細については「別紙：db_syntax_diff未検出事象一覧」をご参照ください。</text:p>
      <text:p text:style-name="_32_.本文_ff08_中見出し_ff09_"/>
      <text:p text:style-name="P34">表 <text:sequence text:ref-name="refTable7" text:name="Table" text:formula="ooow:Table+1" style:num-format="1">5.2</text:sequence>: <text:span text:style-name="T1">db_syntax_diff未報告事象</text:span></text:p>
      <table:table table:name="表3" table:style-name="表3">
        <table:table-column table:style-name="表3.A"/>
        <table:table-column table:style-name="表3.B"/>
        <table:table-header-rows>
          <table:table-row>
            <table:table-cell table:style-name="表3.A1" office:value-type="string">
              <text:p text:style-name="P63">項番</text:p>
            </table:table-cell>
            <table:table-cell table:style-name="表3.B1" office:value-type="string">
              <text:p text:style-name="P63">事象</text:p>
            </table:table-cell>
          </table:table-row>
        </table:table-header-rows>
        <table:table-row>
          <table:table-cell table:style-name="表3.A2" office:value-type="float" office:value="1">
            <text:p text:style-name="P40">1</text:p>
          </table:table-cell>
          <table:table-cell table:style-name="表3.B10" office:value-type="string">
            <text:p text:style-name="Table_20_Contents">テーブル名を大文字小文字を識別する「”」(ダブルクォート)括りで宣言しているが、</text:p>
            <text:p text:style-name="Table_20_Contents">問い合わせ時は括りの無しだとテーブルが見つからない。</text:p>
          </table:table-cell>
        </table:table-row>
        <table:table-row>
          <table:table-cell table:style-name="表3.A3" office:value-type="float" office:value="2">
            <text:p text:style-name="P40">2</text:p>
          </table:table-cell>
          <table:table-cell table:style-name="表3.B10" office:value-type="string">
            <text:p text:style-name="Table_20_Contents">1トランザクション<text:span text:style-name="T1">内でSQLエラーが前提の確認処理が</text:span>実行されるため、<text:span text:style-name="T1">後続のSQL</text:span>がエラー終了する。</text:p>
          </table:table-cell>
        </table:table-row>
        <table:table-row>
          <table:table-cell table:style-name="表3.A10" office:value-type="string">
            <text:p text:style-name="P40">3</text:p>
          </table:table-cell>
          <table:table-cell table:style-name="表3.B10" office:value-type="string">
            <text:p text:style-name="Table_20_Contents">CREATE OR REPLACE FORCE VIEW文が実行された。</text:p>
          </table:table-cell>
        </table:table-row>
        <table:table-row>
          <table:table-cell table:style-name="表3.A10" office:value-type="string">
            <text:p text:style-name="P40">4</text:p>
          </table:table-cell>
          <table:table-cell table:style-name="表3.B10" office:value-type="string">
            <text:p text:style-name="Table_20_Contents">ALTER TABLE テーブル名 MODIFY文が実行された。</text:p>
          </table:table-cell>
        </table:table-row>
        <table:table-row>
          <table:table-cell table:style-name="表3.A10" office:value-type="string">
            <text:p text:style-name="P40">5</text:p>
          </table:table-cell>
          <table:table-cell table:style-name="表3.B10" office:value-type="string">
            <text:p text:style-name="Table_20_Contents">「SYSDATE」を含む文が実行された。</text:p>
          </table:table-cell>
        </table:table-row>
        <table:table-row>
          <table:table-cell table:style-name="表3.A10" office:value-type="string">
            <text:p text:style-name="P40">6</text:p>
          </table:table-cell>
          <table:table-cell table:style-name="表3.B10" office:value-type="string">
            <text:p text:style-name="Table_20_Contents">「ROWNUM」を含む文が実行された。</text:p>
          </table:table-cell>
        </table:table-row>
        <table:table-row>
          <table:table-cell table:style-name="表3.A10" office:value-type="string">
            <text:p text:style-name="P40">7</text:p>
          </table:table-cell>
          <table:table-cell table:style-name="表3.B10" office:value-type="string">
            <text:p text:style-name="Table_20_Contents">サブクエリにalias(AS XX)が記述されてない。</text:p>
          </table:table-cell>
        </table:table-row>
        <table:table-row>
          <table:table-cell table:style-name="表3.A10" office:value-type="string">
            <text:p text:style-name="P40">8</text:p>
          </table:table-cell>
          <table:table-cell table:style-name="表3.B10" office:value-type="string">
            <text:p text:style-name="P40">「NOT NULL ENABLE」「ENABLE」を含む文が実行された。</text:p>
          </table:table-cell>
        </table:table-row>
        <table:table-row>
          <table:table-cell table:style-name="表3.A10" office:value-type="string">
            <text:p text:style-name="P40">9</text:p>
          </table:table-cell>
          <table:table-cell table:style-name="表3.B10" office:value-type="string">
            <text:p text:style-name="P40">DELETE文でFrom句が省略された。</text:p>
          </table:table-cell>
        </table:table-row>
      </table:table>
      <text:p text:style-name="P29"/>
      <text:p text:style-name="P39">修正箇所数は項番1が583箇所、項番2が378箇所と大半を占めていました。</text:p>
      <text:p text:style-name="P39"/>
      <text:p text:style-name="P39">項番2は、トランザクション内でエラーが発生した場合、それ以降のSQLが無条件にエラーとなる事象です。</text:p>
      <text:p text:style-name="P39">Oracle等ではトランザクション内でエラーが発生した場合も、後続のSQLは実行する仕様となっており、さらにDDL文は暗黙のcommitが行なわれます。Commander4jでは、環境構築時に、トランザクションの先頭で既存テーブルが無いことを確認するためSELECT文を発行しています。Oracle等ではSELECT文がエラーとなっても後続のSQL文が実行されますが、PostgreSQLは以降すべてのSQL文がエラー終了してしまい、環境構築が実行できなくなっていました。そのため、PostgreSQLではトランザクションでエラーが発生した場合はトランザクションを再構築する必要があります。</text:p>
      <text:p text:style-name="P38">(参照URL　<text:a xlink:type="simple" xlink:href="http://www.oss-db.jp/measures/dojo_01.shtml">http://www.oss-db.jp/measures/dojo_01.shtml</text:a>)</text:p>
      <text:p text:style-name="P29"/>
      <text:p text:style-name="P6"/>
      <text:h text:style-name="P100" text:outline-level="2"><text:bookmark-start text:name="__RefHeading__1014_206250237"/>移行作業の各作業時間割合<text:bookmark-end text:name="__RefHeading__1014_206250237"/></text:h>
      <text:p text:style-name="P15">　今回の移行作業では、作業時間の大半がSQL文の動作確認 – テストフェーズとなっており、全体の90%以上を占めています。それは以下の要因によるものといえます。</text:p>
      <text:list xml:id="list37740309" text:style-name="L7">
        <text:list-item>
          <text:p text:style-name="P83">テストフェーズでは修正有無に関わらず、PostgreSQL上で実行されうるSQLは動作確認を行う必要があること</text:p>
        </text:list-item>
        <text:list-item>
          <text:p text:style-name="P83">db_syntax_diffで修正が必要なことを検出できなかった問題については、テストフェーズで修正・動作確認を行う必要があること</text:p>
          <text:p text:style-name="P83"/>
        </text:list-item>
      </text:list>
      <text:p text:style-name="P38">今回の移行作業における各フェーズの所要時間比率を以下に示します。</text:p>
      <text:p text:style-name="P38">ここに記載した情報は以下を前提にしています。</text:p>
      <text:list xml:id="list38173708" text:continue-numbering="true" text:style-name="L7">
        <text:list-item>
          <text:p text:style-name="P86">事前にソースコード等の構造は把握していること</text:p>
        </text:list-item>
        <text:list-item>
          <text:p text:style-name="P86">今回はトライアル移行のため、通常の開発時には必要となるドキュメントの作成や品質確認プロセスはほとんど行っていないこと</text:p>
        </text:list-item>
        <text:list-item>
          <text:p text:style-name="P86">db_syntax_diffの使用方法について、事前に把握していること</text:p>
        </text:list-item>
      </text:list>
      <text:p text:style-name="P38">なお、PostgreSQLへのJDBC接続確認は数分の作業だったので時間比率には含めていません。</text:p>
      <text:p text:style-name="P38"/>
      <text:p text:style-name="P38">移行対象アプリケーションの規模情報等は<text:sequence-ref text:reference-format="text" text:ref-name="refTable3">表 1.1: 移行対象アプリケーション情報</text:sequence-ref>をご参照ください。</text:p>
      <text:p text:style-name="P38"/>
      <text:p text:style-name="P38"/>
      <text:p text:style-name="P7"/>
      <text:p text:style-name="P34">表 <text:sequence text:ref-name="refTable8" text:name="Table" text:formula="ooow:Table+1" style:num-format="1">5.3</text:sequence>: <text:span text:style-name="T1">移行作業の所要時間比率</text:span></text:p>
      <table:table table:name="表4" table:style-name="表4">
        <table:table-column table:style-name="表4.A"/>
        <table:table-column table:style-name="表4.B"/>
        <table:table-column table:style-name="表4.C"/>
        <table:table-header-rows>
          <table:table-row>
            <table:table-cell table:style-name="表4.A1" office:value-type="string">
              <text:p text:style-name="P64">移行作業項番</text:p>
            </table:table-cell>
            <table:table-cell table:style-name="表4.A1" office:value-type="string">
              <text:p text:style-name="P64">移行作業項目</text:p>
            </table:table-cell>
            <table:table-cell table:style-name="表4.C1" office:value-type="string">
              <text:p text:style-name="P63">所要時間比率</text:p>
            </table:table-cell>
          </table:table-row>
        </table:table-header-rows>
        <table:table-row>
          <table:table-cell table:style-name="表4.A4" office:value-type="string">
            <text:p text:style-name="P40">#1</text:p>
          </table:table-cell>
          <table:table-cell table:style-name="表4.B4" office:value-type="string">
            <text:p text:style-name="P40">PostgreSQL用JDBCドライバファイルの追加</text:p>
            <text:p text:style-name="P40">DBMS別分岐処理へのPostgreSQL用処理の追加</text:p>
            <text:p text:style-name="P40">PostgreSQL用設定ファイルの追加</text:p>
          </table:table-cell>
          <table:table-cell table:style-name="表4.C4" office:value-type="string">
            <text:p text:style-name="P43">2.8%</text:p>
          </table:table-cell>
        </table:table-row>
        <table:table-row>
          <table:table-cell table:style-name="表4.A4" office:value-type="string">
            <text:p text:style-name="P40">#2</text:p>
          </table:table-cell>
          <table:table-cell table:style-name="表4.B4" office:value-type="string">
            <text:p text:style-name="P40">SQL文の修正</text:p>
          </table:table-cell>
          <table:table-cell table:style-name="表4.C4" office:value-type="string">
            <text:p text:style-name="P43">5.8%</text:p>
          </table:table-cell>
        </table:table-row>
        <table:table-row>
          <table:table-cell table:style-name="表4.A4" office:value-type="string">
            <text:p text:style-name="P40">#3</text:p>
          </table:table-cell>
          <table:table-cell table:style-name="表4.B4" office:value-type="string">
            <text:p text:style-name="P40">SQL文の動作確認</text:p>
            <text:p text:style-name="P40"># テスト中に発見したエラーの修正時間も含む</text:p>
          </table:table-cell>
          <table:table-cell table:style-name="表4.C4" office:value-type="string">
            <text:p text:style-name="P43">91.4%</text:p>
          </table:table-cell>
        </table:table-row>
      </table:table>
      <text:p text:style-name="P29"/>
      <text:p text:style-name="P38"/>
      <text:p text:style-name="P38"><draw:frame draw:style-name="fr3" draw:name="枠2" text:anchor-type="paragraph" svg:width="16.826cm" draw:z-index="52"><draw:text-box fo:min-height="10.148cm"><text:p text:style-name="Illustration"><draw:frame draw:style-name="fr6" draw:name="オブジェクト1" text:anchor-type="paragraph" svg:width="16.536cm" svg:height="9.26cm" draw:z-index="53"><draw:object xlink:href="./Object 1" xlink:type="simple" xlink:show="embed" xlink:actuate="onLoad"/><draw:image xlink:href="./ObjectReplacements/Object 1" xlink:type="simple" xlink:show="embed" xlink:actuate="onLoad"/><svg:desc>グラフ</svg:desc></draw:frame>図 <text:sequence text:ref-name="refIllustration1" text:name="Illustration" text:formula="ooow:Illustration+1" style:num-format="1">5.1</text:sequence>: <text:span text:style-name="T1">移行作業の各作業時間割合</text:span></text:p></draw:text-box></draw:frame></text:p>
      <text:p text:style-name="P38"/>
      <text:p text:style-name="P38"/>
      <text:h text:style-name="P89" text:outline-level="1"><text:bookmark-start text:name="__RefHeading__1018_206250237"/>まとめ<text:bookmark-end text:name="__RefHeading__1018_206250237"/></text:h>
      <text:p text:style-name="P29">移行対象が複数DB対応を考慮したJavaアプリケーションだったため、移行の難易度は低かった思われます。</text:p>
      <text:p text:style-name="P29">その理由は以下のとおりです。</text:p>
      <text:list xml:id="list37747483" text:style-name="L8">
        <text:list-item>
          <text:p text:style-name="P94">JavaによるJDBCアプリケーションであるため、共通のAPIで複数DBMSに対応できた</text:p>
        </text:list-item>
        <text:list-item>
          <text:p text:style-name="P94">複数DBMS対応済みアプリケーションであったため、DBMS特有機能を使用したSQLを利用していなかった</text:p>
        </text:list-item>
        <text:list-item>
          <text:p text:style-name="P94">複数DBMS対応済みアプリケーションであったため、ストアドプロシージャを利用していなかった</text:p>
        </text:list-item>
        <text:list-item>
          <text:p text:style-name="P94">SQL文はXMLファイルにまとめられており、ソースでのSQL構築が少なかったため、SQL文の検出漏れ、修正時の修正箇所特定の工数が軽減できた</text:p>
        </text:list-item>
        <text:list-item>
          <text:p text:style-name="P94">db_syntax_diffのメッセージでSQLの修正方法に選択の余地がある場合に、MySQLのSQL文を参考にできた</text:p>
          <text:p text:style-name="P94">例1</text:p>
          <text:p text:style-name="P94"><text:s text:c="4"/>修正前　NUMBER(*,0)</text:p>
          <text:p text:style-name="P94"><text:s text:c="4"/>修正後　DECIMAL(22,0)</text:p>
          <text:p text:style-name="P94"/>
          <text:p text:style-name="P94">例2</text:p>
          <text:p text:style-name="P94"><text:s text:c="4"/>修正前　NUMBER(*,0)</text:p>
          <text:p text:style-name="P94"><text:s text:c="4"/>修正後　INT</text:p>
        </text:list-item>
      </text:list>
      <text:p text:style-name="P29"/>
      <text:p text:style-name="P16">　移行作業で困難であった点は以下のとおりです。</text:p>
      <text:list xml:id="list37738871" text:style-name="L9">
        <text:list-item>
          <text:p text:style-name="P95">ソースから参照されないSQLや、ソースに実行されることのない処理が記述されており、修正したSQLを実行させる方法を特定することが困難であった</text:p>
        </text:list-item>
        <text:list-item>
          <text:p text:style-name="P95">トランザクション処理でのエラーに対する仕様がPostgreSQLと他DBMSとは異なっていたため、エラー発生時の例外処理をすべて見直す必要があった</text:p>
        </text:list-item>
      </text:list>
      <text:p text:style-name="P16"/>
      <text:p text:style-name="P16">　db_syntax_diffを使用した感想として以下が挙げられます。</text:p>
      <text:p text:style-name="P16">　■良い点</text:p>
      <text:list xml:id="list37718756" text:style-name="L10">
        <text:list-item>
          <text:p text:style-name="P96">ソースが膨大なため修正箇所を列挙されるだけでも作業工数を減少できる</text:p>
        </text:list-item>
        <text:list-item>
          <text:p text:style-name="P96">検出漏れより誤検知の方が作業工数は減少できる</text:p>
          <text:p text:style-name="P96"/>
        </text:list-item>
      </text:list>
      <text:p text:style-name="P16">　■悪い点</text:p>
      <text:list xml:id="list38174961" text:continue-numbering="true" text:style-name="L10">
        <text:list-item>
          <text:p text:style-name="P96">修正方法が複数ある場合、メッセージだけで修正方法を決定することが難しい</text:p>
          <text:p text:style-name="P96"/>
        </text:list-item>
      </text:list>
      <text:p text:style-name="P16">　■改善点</text:p>
      <text:list xml:id="list38164132" text:continue-numbering="true" text:style-name="L10">
        <text:list-item>
          <text:p text:style-name="P96">実行結果がHTML等で作成され、修正箇所へのリンクが表示されるとより作業が効率的になると思われる</text:p>
        </text:list-item>
        <text:list-item>
          <text:p text:style-name="P96">修正はほぼ置換可能だが、db_syntax_diffにSQLの自動修正機能を追加する場合は、メッセージ文字列とSQL文字列の判定が必要である</text:p>
        </text:list-item>
      </text:list>
      <text:p text:style-name="P29"/>
      <text:h text:style-name="P90" text:outline-level="1"><text:bookmark-start text:name="__RefHeading__8335_1678053833"/>別紙・付録一覧<text:bookmark-end text:name="__RefHeading__8335_1678053833"/></text:h>
      <text:list xml:id="list38191715" text:continue-numbering="true" text:style-name="L10">
        <text:list-item>
          <text:p text:style-name="P98">別紙：db_syntax_diff未検出事象一覧</text:p>
        </text:list-item>
        <text:list-item>
          <text:p text:style-name="P98">付録1：db_syntax_diff実行結果</text:p>
        </text:list-item>
        <text:list-item>
          <text:p text:style-name="P98">付録2：PostgreSQL対応版Commander4jソースコード</text:p>
        </text:list-item>
      </text:list>
      <text:p text:style-name="P22"/>
      <text:p text:style-name="P22"/>
      <text:p text:style-name="P5">著者</text:p>
      <table:table table:name="表29" table:style-name="表29">
        <table:table-column table:style-name="表29.A" table:number-columns-repeated="3"/>
        <table:table-column table:style-name="表29.D"/>
        <table:table-row>
          <table:table-cell table:style-name="表29.A1" office:value-type="string">
            <text:p text:style-name="Table_20_Heading">版</text:p>
          </table:table-cell>
          <table:table-cell table:style-name="表29.A1" office:value-type="string">
            <text:p text:style-name="P63">所属企業・団体名</text:p>
          </table:table-cell>
          <table:table-cell table:style-name="表29.A1" office:value-type="string">
            <text:p text:style-name="Table_20_Heading">部署名</text:p>
          </table:table-cell>
          <table:table-cell table:style-name="表29.D1" office:value-type="string">
            <text:p text:style-name="Table_20_Heading">氏名</text:p>
          </table:table-cell>
        </table:table-row>
        <table:table-row>
          <table:table-cell table:style-name="表29.C2" office:value-type="string">
            <text:p text:style-name="P40">アプリケーション移行実践編 </text:p>
            <text:p text:style-name="P40">第1.0版</text:p>
            <text:p text:style-name="P40">（2012年度 WG#2）</text:p>
          </table:table-cell>
          <table:table-cell table:style-name="表29.C2" office:value-type="string">
            <text:p text:style-name="P40">NTTソフトウェア株式会社</text:p>
          </table:table-cell>
          <table:table-cell table:style-name="表29.C2" office:value-type="string">
            <text:p text:style-name="P40"/>
          </table:table-cell>
          <table:table-cell table:style-name="表29.D2" office:value-type="string">
            <text:p text:style-name="P40"/>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ゴシック2" svg:font-family="IPAゴシック" style:font-family-generic="swiss"/>
    <style:font-face style:name="MS UI Gothic" svg:font-family="'MS UI Gothic'" style:font-family-generic="swiss"/>
    <style:font-face style:name="ＭＳ....." svg:font-family="ＭＳ....., ＭＳt..." style:font-family-generic="swiss"/>
    <style:font-face style:name="Courier New" svg:font-family="'Courier New'" style:font-family-generic="modern" style:font-pitch="fixed"/>
    <style:font-face style:name="HG-MinchoL-Sun" svg:font-family="HG-MinchoL-Sun" style:font-family-generic="modern" style:font-pitch="fixed"/>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 svg:font-family="'IPA Pゴシック'" style:font-adornments="標準" style:font-family-generic="modern" style:font-pitch="variable"/>
    <style:font-face style:name="IPAゴシック1" svg:font-family="IPAゴシック"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entury" svg:font-family="Century"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564 902h1131z"/>
    <draw:marker draw:name="線の終点_20_3" draw:display-name="線の終点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1234" style:display-name="WW-??1234" style:family="paragraph" style:parent-style-name="_3f__3f_"/>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style:contextual-spacing="false" fo:text-indent="0.6cm" style:auto-text-indent="false"/>
    </style:style>
    <style:style style:name="WW-_3f__3f__3f__3f_1234" style:display-name="WW-????1234"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1234" style:display-name="WW-???1234" style:family="paragraph" style:parent-style-name="_3f__3f_"/>
    <style:style style:name="_3f__3f__7e_LT_7e_Gliederung_20_1" style:display-name="??~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contextual-spacing="false"/>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contextual-spacing="false"/>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contextual-spacing="false"/>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contextual-spacing="false"/>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WW-_3f__3f__3f__3f_12345" style:display-name="WW-????12345" style:family="paragraph">
      <style:paragraph-properties fo:text-align="start" style:justify-single-word="false" style:text-autospace="none"/>
      <style:text-properties fo:color="#ff9966" style:text-outline="false" style:text-line-through-style="none" style:font-name="HG-MinchoL-Sun" fo:font-size="24pt" fo:font-style="italic" fo:text-shadow="none" style:text-underline-style="none" fo:font-weight="bold" style:font-name-asian="HG-MinchoL-Sun" style:font-size-asian="24pt" style:font-style-asian="italic" style:font-weight-asian="bold" style:font-name-complex="HG-MinchoL-Sun" style:font-size-complex="24pt" style:font-style-complex="italic" style:font-weight-complex="bold"/>
    </style:style>
    <style:style style:name="WW-_3f__3f__3f__3f__3f__3f_12" style:display-name="WW-??????12" style:family="paragraph">
      <style:paragraph-properties fo:margin="100%" fo:margin-left="0cm" fo:margin-right="0cm" fo:margin-top="0cm" fo:margin-bottom="0cm" style:contextual-spacing="false" fo:text-align="center" style:justify-single-word="false" fo:text-indent="-0.6cm" style:auto-text-indent="false" style:text-autospace="none"/>
      <style:text-properties fo:color="#cccccc" style:text-outline="false" style:text-line-through-style="none" style:font-name="HG-MinchoL-Sun" fo:font-size="32pt" fo:font-style="normal" fo:text-shadow="none" style:text-underline-style="none" fo:font-weight="normal" style:font-name-asian="HG-MinchoL-Sun" style:font-size-asian="32pt" style:font-style-asian="normal" style:font-weight-asian="normal" style:font-name-complex="HG-MinchoL-Sun" style:font-size-complex="32pt" style:font-style-complex="normal" style:font-weight-complex="normal"/>
    </style:style>
    <style:style style:name="WW-_3f__3f__3f__3f__3f__3f__3f__3f__3f_12" style:display-name="WW-?????????12" style:family="paragraph">
      <style:paragraph-properties style:text-autospace="none"/>
      <style:text-properties style:font-name="HG-MinchoL-Sun" style:font-name-asian="HG-MinchoL-Sun" style:font-name-complex="HG-MinchoL-Sun"/>
    </style:style>
    <style:style style:name="WW-_3f__3f_12345" style:display-name="WW-??12345" style:family="paragraph">
      <style:paragraph-properties style:text-autospace="none"/>
    </style:style>
    <style:style style:name="WW-_3f__3f__3f_12345" style:display-name="WW-???12345" style:family="paragraph">
      <style:paragraph-properties style:text-autospace="none"/>
      <style:text-properties fo:color="#000000"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_3f__3f__3f__3f__3f__3f__20_1" style:display-name="?????? 1" style:family="paragraph">
      <style:paragraph-properties fo:margin="100%" fo:margin-left="0cm" fo:margin-right="0cm" fo:margin-top="0cm" fo:margin-bottom="0cm" style:contextual-spacing="false" fo:text-align="start" style:justify-single-word="false" fo:text-indent="0cm" style:auto-text-indent="false" style:text-autospace="none"/>
      <style:text-properties fo:color="#e6e6e6"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_3f__3f__3f__3f__3f__3f__20_2" style:display-name="?????? 2" style:family="paragraph" style:parent-style-name="_3f__3f__3f__3f__3f__3f__20_1">
      <style:paragraph-properties fo:margin="100%" fo:margin-left="0cm" fo:margin-right="0cm" fo:margin-top="0cm" fo:margin-bottom="0cm" style:contextual-spacing="false" fo:text-align="start" style:justify-single-word="false" fo:text-indent="-0.801cm" style:auto-text-indent="false">
        <style:tab-stops/>
      </style:paragraph-properties>
      <style:text-properties style:use-window-font-color="true" style:font-name="Mangal" fo:font-size="32pt" style:letter-kerning="true" style:font-name-asian="Mangal" style:font-size-asian="32pt" style:font-name-complex="Mangal" style:font-size-complex="32pt" style:text-emphasize="none" style:text-overline-style="none" style:text-overline-color="font-color"/>
    </style:style>
    <style:style style:name="_3f__3f__3f__3f__3f__3f__20_3" style:display-name="?????? 3" style:family="paragraph" style:parent-style-name="_3f__3f__3f__3f__3f__3f__20_2">
      <style:paragraph-properties fo:margin="100%" fo:margin-left="0cm" fo:margin-right="0cm" fo:margin-top="0cm" fo:margin-bottom="0cm" style:contextual-spacing="false" fo:text-indent="-0.6cm" style:auto-text-indent="false">
        <style:tab-stops/>
      </style:paragraph-properties>
      <style:text-properties fo:font-size="28pt" style:font-size-asian="28pt" style:font-size-complex="28pt"/>
    </style:style>
    <style:style style:name="_3f__3f__3f__3f__3f__3f__20_4" style:display-name="?????? 4" style:family="paragraph" style:parent-style-name="_3f__3f__3f__3f__3f__3f__20_3">
      <style:text-properties fo:font-size="24pt" style:font-size-asian="24pt" style:font-size-complex="24pt"/>
    </style:style>
    <style:style style:name="_3f__3f__3f__3f__3f__3f__20_5" style:display-name="?????? 5" style:family="paragraph" style:parent-style-name="_3f__3f__3f__3f__3f__3f__20_4">
      <style:text-properties fo:font-size="20pt" style:font-size-asian="20pt" style:font-size-complex="20pt"/>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lyt-cool_7e_LT_7e_Gliederung_20_1" style:display-name="lyt-cool~LT~Gliederung 1" style:family="paragraph">
      <style:paragraph-properties fo:margin="100%" fo:margin-left="0cm" fo:margin-right="0cm" fo:margin-top="0cm" fo:margin-bottom="0cm" style:contextual-spacing="false" fo:text-align="start" style:justify-single-word="false" fo:text-indent="0cm" style:auto-text-indent="false" style:text-autospace="none"/>
      <style:text-properties fo:color="#000000"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lyt-cool_7e_LT_7e_Gliederung_20_2" style:display-name="lyt-cool~LT~Gliederung 2" style:family="paragraph" style:parent-style-name="_3f__3f__7e_LT_7e_Gliederung_20_1">
      <style:paragraph-properties fo:margin="100%" fo:margin-left="0cm" fo:margin-right="0cm" fo:margin-top="0cm" fo:margin-bottom="0cm" style:contextual-spacing="false" fo:text-indent="-0.801cm" style:auto-text-indent="false">
        <style:tab-stops/>
      </style:paragraph-properties>
    </style:style>
    <style:style style:name="lyt-cool_7e_LT_7e_Gliederung_20_3" style:display-name="lyt-cool~LT~Gliederung 3" style:family="paragraph" style:parent-style-name="_3f__3f__7e_LT_7e_Gliederung_20_2">
      <style:paragraph-properties fo:margin="100%" fo:margin-left="0cm" fo:margin-right="0cm" fo:margin-top="0cm" fo:margin-bottom="0cm" style:contextual-spacing="false" fo:text-indent="-0.6cm" style:auto-text-indent="false">
        <style:tab-stops/>
      </style:paragraph-properties>
    </style:style>
    <style:style style:name="lyt-cool_7e_LT_7e_Gliederung_20_4" style:display-name="lyt-cool~LT~Gliederung 4" style:family="paragraph" style:parent-style-name="_3f__3f__7e_LT_7e_Gliederung_20_3">
      <style:paragraph-properties fo:margin="100%" fo:margin-left="0cm" fo:margin-right="0cm" fo:margin-top="0cm" fo:margin-bottom="0cm" style:contextual-spacing="false" fo:text-indent="-0.6cm" style:auto-text-indent="false">
        <style:tab-stops/>
      </style:paragraph-properties>
    </style:style>
    <style:style style:name="lyt-cool_7e_LT_7e_Gliederung_20_5" style:display-name="lyt-cool~LT~Gliederung 5" style:family="paragraph" style:parent-style-name="_3f__3f__7e_LT_7e_Gliederung_20_4">
      <style:paragraph-properties fo:margin="100%" fo:margin-left="0cm" fo:margin-right="0cm" fo:margin-top="0cm" fo:margin-bottom="0cm" style:contextual-spacing="false" fo:text-indent="-0.6cm" style:auto-text-indent="false">
        <style:tab-stops/>
      </style:paragraph-properties>
    </style:style>
    <style:style style:name="lyt-cool_7e_LT_7e_Gliederung_20_6" style:display-name="lyt-cool~LT~Gliederung 6" style:family="paragraph" style:parent-style-name="_3f__3f__7e_LT_7e_Gliederung_20_5">
      <style:paragraph-properties fo:margin="100%" fo:margin-left="0cm" fo:margin-right="0cm" fo:margin-top="0cm" fo:margin-bottom="0cm" style:contextual-spacing="false" fo:text-indent="-0.6cm" style:auto-text-indent="false">
        <style:tab-stops/>
      </style:paragraph-properties>
    </style:style>
    <style:style style:name="lyt-cool_7e_LT_7e_Gliederung_20_7" style:display-name="lyt-cool~LT~Gliederung 7" style:family="paragraph" style:parent-style-name="_3f__3f__7e_LT_7e_Gliederung_20_6">
      <style:paragraph-properties fo:margin="100%" fo:margin-left="0cm" fo:margin-right="0cm" fo:margin-top="0cm" fo:margin-bottom="0cm" style:contextual-spacing="false" fo:text-indent="-0.6cm" style:auto-text-indent="false">
        <style:tab-stops/>
      </style:paragraph-properties>
    </style:style>
    <style:style style:name="lyt-cool_7e_LT_7e_Gliederung_20_8" style:display-name="lyt-cool~LT~Gliederung 8" style:family="paragraph" style:parent-style-name="_3f__3f__7e_LT_7e_Gliederung_20_7">
      <style:paragraph-properties fo:margin="100%" fo:margin-left="0cm" fo:margin-right="0cm" fo:margin-top="0cm" fo:margin-bottom="0cm" style:contextual-spacing="false" fo:text-indent="-0.6cm" style:auto-text-indent="false">
        <style:tab-stops/>
      </style:paragraph-properties>
    </style:style>
    <style:style style:name="lyt-cool_7e_LT_7e_Gliederung_20_9" style:display-name="lyt-cool~LT~Gliederung 9" style:family="paragraph" style:parent-style-name="_3f__3f__7e_LT_7e_Gliederung_20_8">
      <style:paragraph-properties fo:margin="100%" fo:margin-left="0cm" fo:margin-right="0cm" fo:margin-top="0cm" fo:margin-bottom="0cm" style:contextual-spacing="false" fo:text-indent="-0.6cm" style:auto-text-indent="false">
        <style:tab-stops/>
      </style:paragraph-properties>
    </style:style>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HG-MinchoL-Sun" fo:font-size="24pt" fo:font-style="normal" fo:text-shadow="none" style:text-underline-style="none" fo:font-weight="bold" style:font-name-asian="HG-MinchoL-Sun" style:font-size-asian="24pt" style:font-style-asian="normal" style:font-weight-asian="bold" style:font-name-complex="HG-MinchoL-Sun" style:font-size-complex="24pt" style:font-style-complex="normal" style:font-weight-complex="bold"/>
    </style:style>
    <style:style style:name="lyt-cool_7e_LT_7e_Untertitel" style:display-name="lyt-cool~LT~Untertitel" style:family="paragraph">
      <style:paragraph-properties fo:margin="100%"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HG-MinchoL-Sun" fo:font-size="32pt" fo:font-style="normal" fo:text-shadow="none" style:text-underline-style="none" fo:font-weight="normal" style:font-name-asian="HG-MinchoL-Sun" style:font-size-asian="32pt" style:font-style-asian="normal" style:font-weight-asian="normal" style:font-name-complex="HG-MinchoL-Sun"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HG-MinchoL-Sun" style:font-name-asian="HG-MinchoL-Sun" style:font-name-complex="HG-MinchoL-Sun"/>
    </style:style>
    <style:style style:name="lyt-cool_7e_LT_7e_Hintergrund" style:display-name="lyt-cool~LT~Hintergrund" style:family="paragraph">
      <style:paragraph-properties style:text-autospace="none"/>
    </style:style>
    <style:style style:name="lyt-darkblue_7e_LT_7e_Gliederung_20_1" style:display-name="lyt-darkblue~LT~Gliederung 1" style:family="paragraph">
      <style:paragraph-properties fo:margin="100%" fo:margin-left="0cm" fo:margin-right="0cm" fo:margin-top="0cm" fo:margin-bottom="0cm" style:contextual-spacing="false" fo:text-align="start" style:justify-single-word="false" fo:text-indent="0cm" style:auto-text-indent="false" style:text-autospace="none"/>
      <style:text-properties fo:color="#e6e6e6"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lyt-darkblue_7e_LT_7e_Gliederung_20_2" style:display-name="lyt-darkblue~LT~Gliederung 2" style:family="paragraph" style:parent-style-name="_3f__3f__7e_LT_7e_Gliederung_20_1">
      <style:paragraph-properties fo:margin="100%" fo:margin-left="0cm" fo:margin-right="0cm" fo:margin-top="0cm" fo:margin-bottom="0cm" style:contextual-spacing="false" fo:text-indent="-0.801cm" style:auto-text-indent="false">
        <style:tab-stops/>
      </style:paragraph-properties>
    </style:style>
    <style:style style:name="lyt-darkblue_7e_LT_7e_Gliederung_20_3" style:display-name="lyt-darkblue~LT~Gliederung 3" style:family="paragraph" style:parent-style-name="_3f__3f__7e_LT_7e_Gliederung_20_2">
      <style:paragraph-properties fo:margin="100%" fo:margin-left="0cm" fo:margin-right="0cm" fo:margin-top="0cm" fo:margin-bottom="0cm" style:contextual-spacing="false" fo:text-indent="-0.6cm" style:auto-text-indent="false">
        <style:tab-stops/>
      </style:paragraph-properties>
    </style:style>
    <style:style style:name="lyt-darkblue_7e_LT_7e_Gliederung_20_4" style:display-name="lyt-darkblue~LT~Gliederung 4" style:family="paragraph" style:parent-style-name="_3f__3f__7e_LT_7e_Gliederung_20_3">
      <style:paragraph-properties fo:margin="100%" fo:margin-left="0cm" fo:margin-right="0cm" fo:margin-top="0cm" fo:margin-bottom="0cm" style:contextual-spacing="false" fo:text-indent="-0.6cm" style:auto-text-indent="false">
        <style:tab-stops/>
      </style:paragraph-properties>
    </style:style>
    <style:style style:name="lyt-darkblue_7e_LT_7e_Gliederung_20_5" style:display-name="lyt-darkblue~LT~Gliederung 5" style:family="paragraph" style:parent-style-name="_3f__3f__7e_LT_7e_Gliederung_20_4">
      <style:paragraph-properties fo:margin="100%" fo:margin-left="0cm" fo:margin-right="0cm" fo:margin-top="0cm" fo:margin-bottom="0cm" style:contextual-spacing="false" fo:text-indent="-0.6cm" style:auto-text-indent="false">
        <style:tab-stops/>
      </style:paragraph-properties>
    </style:style>
    <style:style style:name="lyt-darkblue_7e_LT_7e_Gliederung_20_6" style:display-name="lyt-darkblue~LT~Gliederung 6" style:family="paragraph" style:parent-style-name="_3f__3f__7e_LT_7e_Gliederung_20_5">
      <style:paragraph-properties fo:margin="100%" fo:margin-left="0cm" fo:margin-right="0cm" fo:margin-top="0cm" fo:margin-bottom="0cm" style:contextual-spacing="false" fo:text-indent="-0.6cm" style:auto-text-indent="false">
        <style:tab-stops/>
      </style:paragraph-properties>
    </style:style>
    <style:style style:name="lyt-darkblue_7e_LT_7e_Gliederung_20_7" style:display-name="lyt-darkblue~LT~Gliederung 7" style:family="paragraph" style:parent-style-name="_3f__3f__7e_LT_7e_Gliederung_20_6">
      <style:paragraph-properties fo:margin="100%" fo:margin-left="0cm" fo:margin-right="0cm" fo:margin-top="0cm" fo:margin-bottom="0cm" style:contextual-spacing="false" fo:text-indent="-0.6cm" style:auto-text-indent="false">
        <style:tab-stops/>
      </style:paragraph-properties>
    </style:style>
    <style:style style:name="lyt-darkblue_7e_LT_7e_Gliederung_20_8" style:display-name="lyt-darkblue~LT~Gliederung 8" style:family="paragraph" style:parent-style-name="_3f__3f__7e_LT_7e_Gliederung_20_7">
      <style:paragraph-properties fo:margin="100%" fo:margin-left="0cm" fo:margin-right="0cm" fo:margin-top="0cm" fo:margin-bottom="0cm" style:contextual-spacing="false" fo:text-indent="-0.6cm" style:auto-text-indent="false">
        <style:tab-stops/>
      </style:paragraph-properties>
    </style:style>
    <style:style style:name="lyt-darkblue_7e_LT_7e_Gliederung_20_9" style:display-name="lyt-darkblue~LT~Gliederung 9" style:family="paragraph" style:parent-style-name="_3f__3f__7e_LT_7e_Gliederung_20_8">
      <style:paragraph-properties fo:margin="100%" fo:margin-left="0cm" fo:margin-right="0cm" fo:margin-top="0cm" fo:margin-bottom="0cm" style:contextual-spacing="false" fo:text-indent="-0.6cm" style:auto-text-indent="false">
        <style:tab-stops/>
      </style:paragraph-properties>
    </style:style>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HG-MinchoL-Sun" fo:font-size="24pt" fo:font-style="italic" fo:text-shadow="none" style:text-underline-style="none" fo:font-weight="bold" style:font-name-asian="HG-MinchoL-Sun" style:font-size-asian="24pt" style:font-style-asian="italic" style:font-weight-asian="bold" style:font-name-complex="HG-MinchoL-Sun" style:font-size-complex="24pt" style:font-style-complex="italic" style:font-weight-complex="bold"/>
    </style:style>
    <style:style style:name="lyt-darkblue_7e_LT_7e_Untertitel" style:display-name="lyt-darkblue~LT~Untertitel" style:family="paragraph">
      <style:paragraph-properties fo:margin="100%" fo:margin-left="0cm" fo:margin-right="0cm" fo:margin-top="0cm" fo:margin-bottom="0cm" style:contextual-spacing="false" fo:text-align="center" style:justify-single-word="false" fo:text-indent="-0.6cm" style:auto-text-indent="false" style:text-autospace="none"/>
      <style:text-properties fo:color="#cccccc" style:text-outline="false" style:text-line-through-style="none" style:font-name="HG-MinchoL-Sun" fo:font-size="32pt" fo:font-style="normal" fo:text-shadow="none" style:text-underline-style="none" fo:font-weight="normal" style:font-name-asian="HG-MinchoL-Sun" style:font-size-asian="32pt" style:font-style-asian="normal" style:font-weight-asian="normal" style:font-name-complex="HG-MinchoL-Sun"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HG-MinchoL-Sun" style:font-name-asian="HG-MinchoL-Sun" style:font-name-complex="HG-MinchoL-Sun"/>
    </style:style>
    <style:style style:name="lyt-darkblue_7e_LT_7e_Hintergrund" style:display-name="lyt-darkblue~LT~Hintergrund" style:family="paragraph">
      <style:paragraph-properties style:text-autospace="none"/>
    </style:style>
    <style:style style:name="WW-_3f__3f_123456" style:display-name="WW-??123456" style:family="paragraph" style:parent-style-name="_3f__3f_"/>
    <style:style style:name="WW-_3f__3f__3f__3f_123456" style:display-name="WW-????123456" style:family="paragraph" style:parent-style-name="_3f__3f_"/>
    <style:style style:name="WW-_3f__3f__3f_123456" style:display-name="WW-???123456" style:family="paragraph" style:parent-style-name="_3f__3f_"/>
    <style:style style:name="WW-_3f__3f__3f__3f_1234567" style:display-name="WW-????1234567" style:family="paragraph">
      <style:paragraph-properties fo:text-align="start" style:justify-single-word="false" style:text-autospace="none"/>
      <style:text-properties fo:color="#ff9966" style:text-outline="false" style:text-line-through-style="none" style:font-name="HG-MinchoL-Sun" fo:font-size="24pt" fo:font-style="italic" fo:text-shadow="none" style:text-underline-style="none" fo:font-weight="bold" style:font-name-asian="HG-MinchoL-Sun" style:font-size-asian="24pt" style:font-style-asian="italic" style:font-weight-asian="bold" style:font-name-complex="HG-MinchoL-Sun" style:font-size-complex="24pt" style:font-style-complex="italic" style:font-weight-complex="bold"/>
    </style:style>
    <style:style style:name="WW-_3f__3f__3f__3f__3f__3f_123" style:display-name="WW-??????123" style:family="paragraph">
      <style:paragraph-properties fo:margin="100%" fo:margin-left="0cm" fo:margin-right="0cm" fo:margin-top="0cm" fo:margin-bottom="0cm" style:contextual-spacing="false" fo:text-align="center" style:justify-single-word="false" fo:text-indent="-0.6cm" style:auto-text-indent="false" style:text-autospace="none"/>
      <style:text-properties fo:color="#cccccc" style:text-outline="false" style:text-line-through-style="none" style:font-name="HG-MinchoL-Sun" fo:font-size="32pt" fo:font-style="normal" fo:text-shadow="none" style:text-underline-style="none" fo:font-weight="normal" style:font-name-asian="HG-MinchoL-Sun" style:font-size-asian="32pt" style:font-style-asian="normal" style:font-weight-asian="normal" style:font-name-complex="HG-MinchoL-Sun" style:font-size-complex="32pt" style:font-style-complex="normal" style:font-weight-complex="normal"/>
    </style:style>
    <style:style style:name="WW-_3f__3f__3f__3f__3f__3f__3f__3f__3f_123" style:display-name="WW-?????????123" style:family="paragraph">
      <style:paragraph-properties style:text-autospace="none"/>
      <style:text-properties style:font-name="HG-MinchoL-Sun" style:font-name-asian="HG-MinchoL-Sun" style:font-name-complex="HG-MinchoL-Sun"/>
    </style:style>
    <style:style style:name="WW-_3f__3f_1234567" style:display-name="WW-??1234567" style:family="paragraph">
      <style:paragraph-properties style:text-autospace="none"/>
    </style:style>
    <style:style style:name="WW-_3f__3f__3f_1234567" style:display-name="WW-???1234567" style:family="paragraph">
      <style:paragraph-properties style:text-autospace="none"/>
      <style:text-properties fo:color="#000000" style:text-outline="false" style:text-line-through-style="none" style:font-name="HG-MinchoL-Sun" fo:font-size="24pt" fo:font-style="normal" fo:text-shadow="none" style:text-underline-style="none" fo:font-weight="normal" style:font-name-asian="HG-MinchoL-Sun" style:font-size-asian="24pt" style:font-style-asian="normal" style:font-weight-asian="normal" style:font-name-complex="HG-MinchoL-Sun" style:font-size-complex="24pt" style:font-style-complex="normal"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Text" style:family="paragraph" style:parent-style-name="Caption" style:class="extra"/>
    <style:style style:name="Drawing" style:family="paragraph" style:parent-style-name="Caption" style:class="extra"/>
    <style:style style:name="_39_5.フォルダ構成" style:display-name="95.フォルダ構成" style:family="paragraph" style:parent-style-name="Illustration" style:class="extra" style:master-page-name="">
      <style:paragraph-properties fo:line-height="0.3cm" fo:text-align="start" style:justify-single-word="false" style:page-number="auto"/>
      <style:text-properties fo:font-style="normal" style:font-style-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P4" style:family="paragraph">
      <style:paragraph-properties fo:text-align="end"/>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T3" style:family="text">
      <style:text-properties style:font-name="IPAゴシック"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25</text:page-number><text:span text:style-name="MT2">/</text:span><text:span text:style-name="MT2"><text:page-count>25</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51"><draw:image xlink:href="Pictures/100000000000049D0000015E34831C08.jpg" xlink:type="simple" xlink:show="embed" xlink:actuate="onLoad"/></draw:frame></text:p>
      </style:header>
      <style:footer>
        <text:p text:style-name="Footer"><draw:frame text:anchor-type="paragraph" draw:z-index="1" draw:style-name="Mgr1" draw:text-style-name="MP3"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49"><draw:image xlink:href="Pictures/100000000000049D0000015E34831C08.jpg" xlink:type="simple" xlink:show="embed" xlink:actuate="onLoad"/></draw:frame></text:p>
      </style:header>
      <style:footer>
        <text:p text:style-name="MP1"><draw:frame text:anchor-type="paragraph" draw:z-index="26" draw:style-name="Mgr1" draw:text-style-name="MP3" svg:width="7.818cm" svg:height="0.458cm" svg:x="9.239cm" svg:y="0.071cm"><draw:text-box><text:p text:style-name="MP4"><text:span text:style-name="MT3">© 2013 PostgreSQL Enterprise Consortium </text:span></text:p></draw:text-box></draw:frame><text:page-number text:select-page="current">25</text:page-number><text:span text:style-name="MT2">/</text:span><text:span text:style-name="MT2"><text:page-count>25</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38"><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3 PostgreSQL Enterprise Consortium </text:span></text:p></draw:text-box></draw:frame><text:page-number text:select-page="current">24</text:page-number><text:span text:style-name="MT2">/</text:span><text:span text:style-name="MT2"><text:page-count>25</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1DT11H39M22S</meta:editing-duration>
    <meta:editing-cycles>219</meta:editing-cycles>
    <meta:generator>LibreOffice/3.6$Windows_x86 LibreOffice_project/5b93205-6e6b3fc-7830f6d-c08ad66-1d9bf4</meta:generator>
    <dc:date>2013-04-18T18:03:28.07</dc:date>
    <dc:title>08_ApplicationMigrationPractice.odt</dc:title>
    <meta:print-date>2013-03-22T11:23:21.18</meta:print-date>
    <meta:document-statistic meta:table-count="28" meta:image-count="6" meta:object-count="1" meta:page-count="25" meta:paragraph-count="661" meta:word-count="7186" meta:character-count="17205" meta:non-whitespace-character-count="154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svg:stroke-color="#c0c0c0" draw:fill-color="#ffffff"/>
      <style:text-properties fo:color="#000000" fo:font-size="13pt" style:text-underline-style="solid" style:text-underline-width="auto" style:font-family-asian="'IPA Pゴシック'" style:font-style-name-asian="太字" style:font-family-generic-asian="modern" style:font-size-asian="15pt" style:font-weight-asian="bold" style:font-size-complex="13pt"/>
    </style:style>
    <style:style style:name="ch3" style:family="chart">
      <style:graphic-properties svg:stroke-color="#b3b3b3" draw:fill="none" draw:fill-color="#ffffff"/>
      <style:text-properties fo:color="#000000" fo:font-family="'IPA Pゴシック'" style:font-style-name="標準" style:font-family-generic="modern" fo:font-size="10pt" style:font-family-asian="'IPA Pゴシック'" style:font-style-name-asian="太字" style:font-family-generic-asian="modern"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36cm" svg:height="9.26cm" xlink:href="." xlink:type="simple" chart:class="chart:circle" chart:style-name="ch1">
        <chart:title svg:x="4.997cm" svg:y="0.321cm" chart:style-name="ch2">
          <text:p>各フェーズの所要時間比率</text:p>
        </chart:title>
        <chart:legend svg:x="11.952cm" svg:y="3.887cm" style:legend-expansion="custom" chartooo:width="4.056cm" chartooo:height="2.13cm" style:legend-expansion-aspect-ratio="1.90422535211268" chart:style-name="ch3"/>
        <chart:plot-area chart:style-name="ch4" chart:data-source-has-labels="both" svg:x="4.149cm" svg:y="1.066cm" svg:width="7.362cm" svg:height="7.363cm">
          <chartooo:coordinate-region svg:x="0.917cm" svg:y="1.067cm" svg:width="13.827cm" svg:height="7.362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1</text:p>
              </table:table-cell>
            </table:table-row>
          </table:table-header-rows>
          <table:table-rows>
            <table:table-row>
              <table:table-cell office:value-type="string">
                <text:p>移行作業項番#1</text:p>
              </table:table-cell>
              <table:table-cell office:value-type="float" office:value="2.8">
                <text:p>2.8</text:p>
              </table:table-cell>
            </table:table-row>
            <table:table-row>
              <table:table-cell office:value-type="string">
                <text:p>移行作業項番#2</text:p>
              </table:table-cell>
              <table:table-cell office:value-type="float" office:value="5.8">
                <text:p>5.8</text:p>
              </table:table-cell>
            </table:table-row>
            <table:table-row>
              <table:table-cell office:value-type="string">
                <text:p>移行作業項番#3</text:p>
              </table:table-cell>
              <table:table-cell office:value-type="float" office:value="91.4">
                <text:p>9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